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family-generic="swiss" style:font-pitch="variable"/>
    <style:font-face style:name="Avenir5" svg:font-family="Avenir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9835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0.3701in"/>
    </style:style>
    <style:style style:name="co10" style:family="table-column">
      <style:table-column-properties fo:break-before="auto" style:column-width="1.4992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4335in"/>
    </style:style>
    <style:style style:name="co14" style:family="table-column">
      <style:table-column-properties fo:break-before="auto" style:column-width="0.4327in"/>
    </style:style>
    <style:style style:name="co15" style:family="table-column">
      <style:table-column-properties fo:break-before="auto" style:column-width="0.4937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1.5744in"/>
    </style:style>
    <style:style style:name="co18" style:family="table-column">
      <style:table-column-properties fo:break-before="auto" style:column-width="0.4528in"/>
    </style:style>
    <style:style style:name="co19" style:family="table-column">
      <style:table-column-properties fo:break-before="auto" style:column-width="0.5736in"/>
    </style:style>
    <style:style style:name="co20" style:family="table-column">
      <style:table-column-properties fo:break-before="auto" style:column-width="0.4945in"/>
    </style:style>
    <style:style style:name="co21" style:family="table-column">
      <style:table-column-properties fo:break-before="auto" style:column-width="0.502in"/>
    </style:style>
    <style:style style:name="co22" style:family="table-column">
      <style:table-column-properties fo:break-before="auto" style:column-width="1.9409in"/>
    </style:style>
    <style:style style:name="co23" style:family="table-column">
      <style:table-column-properties fo:break-before="auto" style:column-width="1.7189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6398in"/>
    </style:style>
    <style:style style:name="co26" style:family="table-column">
      <style:table-column-properties fo:break-before="auto" style:column-width="0.7402in"/>
    </style:style>
    <style:style style:name="co27" style:family="table-column">
      <style:table-column-properties fo:break-before="auto" style:column-width="0.789in"/>
    </style:style>
    <style:style style:name="co28" style:family="table-column">
      <style:table-column-properties fo:break-before="auto" style:column-width="0.9201in"/>
    </style:style>
    <style:style style:name="co29" style:family="table-column">
      <style:table-column-properties fo:break-before="auto" style:column-width="0.9083in"/>
    </style:style>
    <style:style style:name="co30" style:family="table-column">
      <style:table-column-properties fo:break-before="auto" style:column-width="1.0228in"/>
    </style:style>
    <style:style style:name="co31" style:family="table-column">
      <style:table-column-properties fo:break-before="auto" style:column-width="1.0602in"/>
    </style:style>
    <style:style style:name="co32" style:family="table-column">
      <style:table-column-properties fo:break-before="auto" style:column-width="0.6382in"/>
    </style:style>
    <style:style style:name="co33" style:family="table-column">
      <style:table-column-properties fo:break-before="auto" style:column-width="1.178in"/>
    </style:style>
    <style:style style:name="co34" style:family="table-column">
      <style:table-column-properties fo:break-before="auto" style:column-width="1.028in"/>
    </style:style>
    <style:style style:name="co35" style:family="table-column">
      <style:table-column-properties fo:break-before="auto" style:column-width="1.1307in"/>
    </style:style>
    <style:style style:name="co36" style:family="table-column">
      <style:table-column-properties fo:break-before="auto" style:column-width="1.0925in"/>
    </style:style>
    <style:style style:name="co37" style:family="table-column">
      <style:table-column-properties fo:break-before="auto" style:column-width="0.9445in"/>
    </style:style>
    <style:style style:name="co38" style:family="table-column">
      <style:table-column-properties fo:break-before="auto" style:column-width="0.6992in"/>
    </style:style>
    <style:style style:name="co39" style:family="table-column">
      <style:table-column-properties fo:break-before="auto" style:column-width="0.6091in"/>
    </style:style>
    <style:style style:name="co40" style:family="table-column">
      <style:table-column-properties fo:break-before="auto" style:column-width="0.5902in"/>
    </style:style>
    <style:style style:name="co41" style:family="table-column">
      <style:table-column-properties fo:break-before="auto" style:column-width="0.6362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4965in"/>
    </style:style>
    <style:style style:name="co44" style:family="table-column">
      <style:table-column-properties fo:break-before="auto" style:column-width="0.5181in"/>
    </style:style>
    <style:style style:name="co45" style:family="table-column">
      <style:table-column-properties fo:break-before="auto" style:column-width="0.4811in"/>
    </style:style>
    <style:style style:name="co46" style:family="table-column">
      <style:table-column-properties fo:break-before="auto" style:column-width="0.4902in"/>
    </style:style>
    <style:style style:name="co47" style:family="table-column">
      <style:table-column-properties fo:break-before="auto" style:column-width="1.2102in"/>
    </style:style>
    <style:style style:name="co48" style:family="table-column">
      <style:table-column-properties fo:break-before="auto" style:column-width="0.6535in"/>
    </style:style>
    <style:style style:name="co49" style:family="table-column">
      <style:table-column-properties fo:break-before="auto" style:column-width="0.5244in"/>
    </style:style>
    <style:style style:name="co50" style:family="table-column">
      <style:table-column-properties fo:break-before="auto" style:column-width="0.4744in"/>
    </style:style>
    <style:style style:name="co51" style:family="table-column">
      <style:table-column-properties fo:break-before="auto" style:column-width="0.5063in"/>
    </style:style>
    <style:style style:name="co52" style:family="table-column">
      <style:table-column-properties fo:break-before="auto" style:column-width="0.5134in"/>
    </style:style>
    <style:style style:name="co53" style:family="table-column">
      <style:table-column-properties fo:break-before="auto" style:column-width="0.1835in"/>
    </style:style>
    <style:style style:name="co54" style:family="table-column">
      <style:table-column-properties fo:break-before="auto" style:column-width="0.6638in"/>
    </style:style>
    <style:style style:name="co55" style:family="table-column">
      <style:table-column-properties fo:break-before="auto" style:column-width="1.0898in"/>
    </style:style>
    <style:style style:name="co56" style:family="table-column">
      <style:table-column-properties fo:break-before="auto" style:column-width="0.4972in"/>
    </style:style>
    <style:style style:name="co57" style:family="table-column">
      <style:table-column-properties fo:break-before="auto" style:column-width="0.4839in"/>
    </style:style>
    <style:style style:name="co58" style:family="table-column">
      <style:table-column-properties fo:break-before="auto" style:column-width="2.0362in"/>
    </style:style>
    <style:style style:name="co59" style:family="table-column">
      <style:table-column-properties fo:break-before="auto" style:column-width="1.0929in"/>
    </style:style>
    <style:style style:name="co60" style:family="table-column">
      <style:table-column-properties fo:break-before="auto" style:column-width="1.2953in"/>
    </style:style>
    <style:style style:name="co61" style:family="table-column">
      <style:table-column-properties fo:break-before="auto" style:column-width="1.3429in"/>
    </style:style>
    <style:style style:name="co62" style:family="table-column">
      <style:table-column-properties fo:break-before="auto" style:column-width="1.2465in"/>
    </style:style>
    <style:style style:name="co63" style:family="table-column">
      <style:table-column-properties fo:break-before="auto" style:column-width="0.6953in"/>
    </style:style>
    <style:style style:name="co64" style:family="table-column">
      <style:table-column-properties fo:break-before="auto" style:column-width="0.8035in"/>
    </style:style>
    <style:style style:name="co65" style:family="table-column">
      <style:table-column-properties fo:break-before="auto" style:column-width="0.4783in"/>
    </style:style>
    <style:style style:name="co66" style:family="table-column">
      <style:table-column-properties fo:break-before="auto" style:column-width="1.278in"/>
    </style:style>
    <style:style style:name="co67" style:family="table-column">
      <style:table-column-properties fo:break-before="auto" style:column-width="2.65in"/>
    </style:style>
    <style:style style:name="co68" style:family="table-column">
      <style:table-column-properties fo:break-before="auto" style:column-width="1.1429in"/>
    </style:style>
    <style:style style:name="co69" style:family="table-column">
      <style:table-column-properties fo:break-before="auto" style:column-width="0.9953in"/>
    </style:style>
    <style:style style:name="co70" style:family="table-column">
      <style:table-column-properties fo:break-before="auto" style:column-width="3.0402in"/>
    </style:style>
    <style:style style:name="co71" style:family="table-column">
      <style:table-column-properties fo:break-before="auto" style:column-width="0.55in"/>
    </style:style>
    <style:style style:name="co72" style:family="table-column">
      <style:table-column-properties fo:break-before="auto" style:column-width="1.3902in"/>
    </style:style>
    <style:style style:name="co73" style:family="table-column">
      <style:table-column-properties fo:break-before="auto" style:column-width="1.7008in"/>
    </style:style>
    <style:style style:name="co74" style:family="table-column">
      <style:table-column-properties fo:break-before="auto" style:column-width="0.5217in"/>
    </style:style>
    <style:style style:name="co75" style:family="table-column">
      <style:table-column-properties fo:break-before="auto" style:column-width="0.5126in"/>
    </style:style>
    <style:style style:name="co76" style:family="table-column">
      <style:table-column-properties fo:break-before="auto" style:column-width="0.7043in"/>
    </style:style>
    <style:style style:name="co77" style:family="table-column">
      <style:table-column-properties fo:break-before="auto" style:column-width="0.5319in"/>
    </style:style>
    <style:style style:name="co78" style:family="table-column">
      <style:table-column-properties fo:break-before="auto" style:column-width="0.7929in"/>
    </style:style>
    <style:style style:name="co79" style:family="table-column">
      <style:table-column-properties fo:break-before="auto" style:column-width="0.7063in"/>
    </style:style>
    <style:style style:name="co80" style:family="table-column">
      <style:table-column-properties fo:break-before="auto" style:column-width="0.6925in"/>
    </style:style>
    <style:style style:name="co81" style:family="table-column">
      <style:table-column-properties fo:break-before="auto" style:column-width="0.3874in"/>
    </style:style>
    <style:style style:name="co82" style:family="table-column">
      <style:table-column-properties fo:break-before="auto" style:column-width="0.3484in"/>
    </style:style>
    <style:style style:name="co83" style:family="table-column">
      <style:table-column-properties fo:break-before="auto" style:column-width="0.3764in"/>
    </style:style>
    <style:style style:name="co84" style:family="table-column">
      <style:table-column-properties fo:break-before="auto" style:column-width="1.002in"/>
    </style:style>
    <style:style style:name="co85" style:family="table-column">
      <style:table-column-properties fo:break-before="auto" style:column-width="4.4791in"/>
    </style:style>
    <style:style style:name="co86" style:family="table-column">
      <style:table-column-properties fo:break-before="auto" style:column-width="5.9764in"/>
    </style:style>
    <style:style style:name="co87" style:family="table-column">
      <style:table-column-properties fo:break-before="auto" style:column-width="2.1772in"/>
    </style:style>
    <style:style style:name="co88" style:family="table-column">
      <style:table-column-properties fo:break-before="auto" style:column-width="0.3862in"/>
    </style:style>
    <style:style style:name="co89" style:family="table-column">
      <style:table-column-properties fo:break-before="auto" style:column-width="1.8071in"/>
    </style:style>
    <style:style style:name="co90" style:family="table-column">
      <style:table-column-properties fo:break-before="auto" style:column-width="1.0374in"/>
    </style:style>
    <style:style style:name="co91" style:family="table-column">
      <style:table-column-properties fo:break-before="auto" style:column-width="1.7339in"/>
    </style:style>
    <style:style style:name="co92" style:family="table-column">
      <style:table-column-properties fo:break-before="auto" style:column-width="0.2929in"/>
    </style:style>
    <style:style style:name="co93" style:family="table-column">
      <style:table-column-properties fo:break-before="auto" style:column-width="2.2575in"/>
    </style:style>
    <style:style style:name="co94" style:family="table-column">
      <style:table-column-properties fo:break-before="auto" style:column-width="2.1634in"/>
    </style:style>
    <style:style style:name="co95" style:family="table-column">
      <style:table-column-properties fo:break-before="auto" style:column-width="2.3339in"/>
    </style:style>
    <style:style style:name="co96" style:family="table-column">
      <style:table-column-properties fo:break-before="auto" style:column-width="0.6181in"/>
    </style:style>
    <style:style style:name="co97" style:family="table-column">
      <style:table-column-properties fo:break-before="auto" style:column-width="2.7154in"/>
    </style:style>
    <style:style style:name="co98" style:family="table-column">
      <style:table-column-properties fo:break-before="auto" style:column-width="0.3772in"/>
    </style:style>
    <style:style style:name="co99" style:family="table-column">
      <style:table-column-properties fo:break-before="auto" style:column-width="2.1134in"/>
    </style:style>
    <style:style style:name="co100" style:family="table-column">
      <style:table-column-properties fo:break-before="auto" style:column-width="4.1543in"/>
    </style:style>
    <style:style style:name="co101" style:family="table-column">
      <style:table-column-properties fo:break-before="auto" style:column-width="0.3516in"/>
    </style:style>
    <style:style style:name="co102" style:family="table-column">
      <style:table-column-properties fo:break-before="auto" style:column-width="1.3181in"/>
    </style:style>
    <style:style style:name="co103" style:family="table-column">
      <style:table-column-properties fo:break-before="auto" style:column-width="1.6634in"/>
    </style:style>
    <style:style style:name="co104" style:family="table-column">
      <style:table-column-properties fo:break-before="auto" style:column-width="2.9244in"/>
    </style:style>
    <style:style style:name="co105" style:family="table-column">
      <style:table-column-properties fo:break-before="auto" style:column-width="0.3008in"/>
    </style:style>
    <style:style style:name="co106" style:family="table-column">
      <style:table-column-properties fo:break-before="auto" style:column-width="2.5827in"/>
    </style:style>
    <style:style style:name="co107" style:family="table-column">
      <style:table-column-properties fo:break-before="auto" style:column-width="0.748in"/>
    </style:style>
    <style:style style:name="co108" style:family="table-column">
      <style:table-column-properties fo:break-before="auto" style:column-width="0.3571in"/>
    </style:style>
    <style:style style:name="co109" style:family="table-column">
      <style:table-column-properties fo:break-before="auto" style:column-width="1.572in"/>
    </style:style>
    <style:style style:name="co110" style:family="table-column">
      <style:table-column-properties fo:break-before="auto" style:column-width="10.1783in"/>
    </style:style>
    <style:style style:name="co111" style:family="table-column">
      <style:table-column-properties fo:break-before="auto" style:column-width="10.839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7299in"/>
    </style:style>
    <style:style style:name="co115" style:family="table-column">
      <style:table-column-properties fo:break-before="auto" style:column-width="0.5744in"/>
    </style:style>
    <style:style style:name="co116" style:family="table-column">
      <style:table-column-properties fo:break-before="auto" style:column-width="0.652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7264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0.6661in"/>
    </style:style>
    <style:style style:name="co123" style:family="table-column">
      <style:table-column-properties fo:break-before="auto" style:column-width="1.4429in"/>
    </style:style>
    <style:style style:name="co124" style:family="table-column">
      <style:table-column-properties fo:break-before="auto" style:column-width="1.0138in"/>
    </style:style>
    <style:style style:name="co125" style:family="table-column">
      <style:table-column-properties fo:break-before="auto" style:column-width="0.8307in"/>
    </style:style>
    <style:style style:name="co126" style:family="table-column">
      <style:table-column-properties fo:break-before="auto" style:column-width="0.8492in"/>
    </style:style>
    <style:style style:name="co127" style:family="table-column">
      <style:table-column-properties fo:break-before="auto" style:column-width="0.4728in"/>
    </style:style>
    <style:style style:name="co128" style:family="table-column">
      <style:table-column-properties fo:break-before="auto" style:column-width="1.8339in"/>
    </style:style>
    <style:style style:name="co129" style:family="table-column">
      <style:table-column-properties fo:break-before="auto" style:column-width="0.7244in"/>
    </style:style>
    <style:style style:name="co130" style:family="table-column">
      <style:table-column-properties fo:break-before="auto" style:column-width="0.5898in"/>
    </style:style>
    <style:style style:name="co131" style:family="table-column">
      <style:table-column-properties fo:break-before="auto" style:column-width="6.0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4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25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484in" fo:break-before="auto" style:use-optimal-row-height="true"/>
    </style:style>
    <style:style style:name="ro10" style:family="table-row">
      <style:table-row-properties style:row-height="0.2791in" fo:break-before="auto" style:use-optimal-row-height="true"/>
    </style:style>
    <style:style style:name="ro11" style:family="table-row">
      <style:table-row-properties style:row-height="0.2035in" fo:break-before="auto" style:use-optimal-row-height="tru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2827in" fo:break-before="auto" style:use-optimal-row-height="false"/>
    </style:style>
    <style:style style:name="ro14" style:family="table-row">
      <style:table-row-properties style:row-height="0.2717in" fo:break-before="auto" style:use-optimal-row-height="false"/>
    </style:style>
    <style:style style:name="ro15" style:family="table-row">
      <style:table-row-properties style:row-height="0.2264in" fo:break-before="auto" style:use-optimal-row-height="true"/>
    </style:style>
    <style:style style:name="ro16" style:family="table-row">
      <style:table-row-properties style:row-height="0.1917in" fo:break-before="auto" style:use-optimal-row-height="true"/>
    </style:style>
    <style:style style:name="ro17" style:family="table-row">
      <style:table-row-properties style:row-height="0.2201in" fo:break-before="auto" style:use-optimal-row-height="false"/>
    </style:style>
    <style:style style:name="ro18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165in" fo:break-before="auto" style:use-optimal-row-height="false"/>
    </style:style>
    <style:style style:name="ro20" style:family="table-row">
      <style:table-row-properties style:row-height="0.2264in" fo:break-before="auto" style:use-optimal-row-height="false"/>
    </style:style>
    <style:style style:name="ro21" style:family="table-row">
      <style:table-row-properties style:row-height="0.1882in" fo:break-before="auto" style:use-optimal-row-height="true"/>
    </style:style>
    <style:style style:name="ro22" style:family="table-row">
      <style:table-row-properties style:row-height="0.1839in" fo:break-before="auto" style:use-optimal-row-height="true"/>
    </style:style>
    <style:style style:name="ro23" style:family="table-row">
      <style:table-row-properties style:row-height="0.2866in" fo:break-before="auto" style:use-optimal-row-height="true"/>
    </style:style>
    <style:style style:name="ro24" style:family="table-row">
      <style:table-row-properties style:row-height="0.2327in" fo:break-before="auto" style:use-optimal-row-height="false"/>
    </style:style>
    <style:style style:name="ro25" style:family="table-row">
      <style:table-row-properties style:row-height="0.1965in" fo:break-before="auto" style:use-optimal-row-height="false"/>
    </style:style>
    <style:style style:name="ro26" style:family="table-row">
      <style:table-row-properties style:row-height="0.1854in" fo:break-before="auto" style:use-optimal-row-height="true"/>
    </style:style>
    <style:style style:name="ro27" style:family="table-row">
      <style:table-row-properties style:row-height="0.2457in" fo:break-before="auto" style:use-optimal-row-height="false"/>
    </style:style>
    <style:style style:name="ro28" style:family="table-row">
      <style:table-row-properties style:row-height="0.198in" fo:break-before="auto" style:use-optimal-row-height="false"/>
    </style:style>
    <style:style style:name="ro29" style:family="table-row">
      <style:table-row-properties style:row-height="0.2244in" fo:break-before="auto" style:use-optimal-row-height="true"/>
    </style:style>
    <style:style style:name="ro30" style:family="table-row">
      <style:table-row-properties style:row-height="0.1811in" fo:break-before="auto" style:use-optimal-row-height="false"/>
    </style:style>
    <style:style style:name="ro31" style:family="table-row">
      <style:table-row-properties style:row-height="0.3728in" fo:break-before="auto" style:use-optimal-row-height="true"/>
    </style:style>
    <style:style style:name="ro32" style:family="table-row">
      <style:table-row-properties style:row-height="0.7091in" fo:break-before="auto" style:use-optimal-row-height="true"/>
    </style:style>
    <style:style style:name="ro33" style:family="table-row">
      <style:table-row-properties style:row-height="0.7252in" fo:break-before="auto" style:use-optimal-row-height="true"/>
    </style:style>
    <style:style style:name="ro34" style:family="table-row">
      <style:table-row-properties style:row-height="0.5425in" fo:break-before="auto" style:use-optimal-row-height="true"/>
    </style:style>
    <style:style style:name="ro35" style:family="table-row">
      <style:table-row-properties style:row-height="0.5492in" fo:break-before="auto" style:use-optimal-row-height="true"/>
    </style:style>
    <style:style style:name="ro36" style:family="table-row">
      <style:table-row-properties style:row-height="0.8807in" fo:break-before="auto" style:use-optimal-row-height="true"/>
    </style:style>
    <style:style style:name="ro37" style:family="table-row">
      <style:table-row-properties style:row-height="0.3311in" fo:break-before="auto" style:use-optimal-row-height="true"/>
    </style:style>
    <style:style style:name="ro38" style:family="table-row">
      <style:table-row-properties style:row-height="0.228in" fo:break-before="auto" style:use-optimal-row-height="true"/>
    </style:style>
    <style:style style:name="ro39" style:family="table-row">
      <style:table-row-properties style:row-height="0.211in" fo:break-before="auto" style:use-optimal-row-height="true"/>
    </style:style>
    <style:style style:name="ro40" style:family="table-row">
      <style:table-row-properties style:row-height="0.3937in" fo:break-before="auto" style:use-optimal-row-height="true"/>
    </style:style>
    <style:style style:name="ro41" style:family="table-row">
      <style:table-row-properties style:row-height="0.9535in" fo:break-before="auto" style:use-optimal-row-height="true"/>
    </style:style>
    <style:style style:name="ro42" style:family="table-row">
      <style:table-row-properties style:row-height="0.7665in" fo:break-before="auto" style:use-optimal-row-height="true"/>
    </style:style>
    <style:style style:name="ro43" style:family="table-row">
      <style:table-row-properties style:row-height="0.5799in" fo:break-before="auto" style:use-optimal-row-height="true"/>
    </style:style>
    <style:style style:name="ro44" style:family="table-row">
      <style:table-row-properties style:row-height="0.1244in" fo:break-before="auto" style:use-optimal-row-height="false"/>
    </style:style>
    <style:style style:name="ro45" style:family="table-row">
      <style:table-row-properties style:row-height="0.2154in" fo:break-before="auto" style:use-optimal-row-height="true"/>
    </style:style>
    <style:style style:name="ro46" style:family="table-row">
      <style:table-row-properties style:row-height="0.1957in" fo:break-before="auto" style:use-optimal-row-height="true"/>
    </style:style>
    <style:style style:name="ro47" style:family="table-row">
      <style:table-row-properties style:row-height="0.2146in" fo:break-before="auto" style:use-optimal-row-height="true"/>
    </style:style>
    <style:style style:name="ro48" style:family="table-row">
      <style:table-row-properties style:row-height="0.4035in" fo:break-before="auto" style:use-optimal-row-height="true"/>
    </style:style>
    <style:style style:name="ro49" style:family="table-row">
      <style:table-row-properties style:row-height="0.3091in" fo:break-before="auto" style:use-optimal-row-height="true"/>
    </style:style>
    <style:style style:name="ro50" style:family="table-row">
      <style:table-row-properties style:row-height="0.1965in" fo:break-before="auto" style:use-optimal-row-height="true"/>
    </style:style>
    <style:style style:name="ro51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27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5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5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8pt" style:font-size-asian="8pt" style:font-size-complex="8pt"/>
    </style:style>
    <style:style style:name="ce764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15" style:family="table-cell" style:parent-style-name="Default">
      <style:table-cell-properties fo:border="none" style:vertical-align="middle"/>
      <style:text-properties style:font-name="Noto Sans"/>
    </style:style>
    <style:style style:name="ce136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32" style:family="table-cell" style:parent-style-name="Default">
      <style:table-cell-properties fo:background-color="transparent" style:vertical-align="middle"/>
      <style:text-properties style:font-name="Noto Sans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30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94" style:family="table-cell" style:parent-style-name="Default">
      <style:text-properties fo:font-weight="bold" style:font-weight-asian="bold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223" style:family="table-cell" style:parent-style-name="Default">
      <style:table-cell-properties fo:border-bottom="none" fo:border-left="2.24pt solid #000000" fo:border-right="none" fo:border-top="non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28in" fo:padding-left="0in" fo:padding-right="0in" fo:padding-top="0.028in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254" style:family="table-cell" style:parent-style-name="Default">
      <style:table-cell-properties fo:border-bottom="none" fo:border-left="none" fo:border-right="none" fo:border-top="2.24pt solid #000000"/>
    </style:style>
    <style:style style:name="ce263" style:family="table-cell" style:parent-style-name="Default">
      <style:table-cell-properties fo:border-bottom="2.24pt solid #000000" fo:border-left="none" fo:border-right="none" fo:border-top="none"/>
    </style:style>
    <style:style style:name="ce788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335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329" style:family="table-cell" style:parent-style-name="Default">
      <style:table-cell-properties fo:border-bottom="none" fo:border-left="none" fo:border-right="2.24pt solid #000000" fo:border-top="non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52" style:family="table-cell" style:parent-style-name="Default">
      <style:table-cell-properties style:vertical-align="middle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2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Noto Sans" fo:font-size="10pt" style:font-size-asian="10pt" style:font-size-complex="10pt"/>
    </style:style>
    <style:style style:name="ce3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38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394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854" style:family="table-cell" style:parent-style-name="Default"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Noto Sans" fo:font-weight="bold" style:font-weight-asian="bold" style:font-weight-complex="bold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 fo:font-size="10pt" style:font-size-asian="10pt" style:font-size-complex="10pt"/>
    </style:style>
    <style:style style:name="ce1055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4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47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49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"/>
    </style:style>
    <style:style style:name="ce964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51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5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"/>
    </style:style>
    <style:style style:name="ce524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177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527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99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581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62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63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/>
    </style:style>
    <style:style style:name="ce1320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0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6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1342" style:family="table-cell" style:parent-style-name="Default">
      <style:table-cell-properties fo:border="0.51pt solid #000000" style:vertical-align="middle"/>
      <style:text-properties style:font-name="Noto Sans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"/>
    </style:style>
    <style:style style:name="ce771" style:family="table-cell" style:parent-style-name="Default">
      <style:table-cell-properties fo:border="0.74pt solid #000000" style:vertical-align="middle"/>
      <style:text-properties style:font-name="Noto Sans"/>
    </style:style>
    <style:style style:name="ce1346" style:family="table-cell" style:parent-style-name="Default">
      <style:table-cell-properties fo:background-color="#ffffd7" style:vertical-align="middle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3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"/>
    </style:style>
    <style:style style:name="ce1485" style:family="table-cell" style:parent-style-name="Default">
      <style:table-cell-properties fo:padding="0.028in" style:vertical-align="middle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4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2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81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"/>
    </style:style>
    <style:style style:name="ce818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2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3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3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" fo:font-style="normal" style:font-style-asian="normal" style:font-style-complex="normal"/>
    </style:style>
    <style:style style:name="ce8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tyle="normal" style:font-style-asian="normal" style:font-style-complex="normal"/>
    </style:style>
    <style:style style:name="ce93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4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9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3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10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53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30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" fo:font-size="7pt" style:font-size-asian="7pt" style:font-size-complex="7pt"/>
    </style:style>
    <style:style style:name="ce13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"/>
    </style:style>
    <style:style style:name="ce13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"/>
    </style:style>
    <style:style style:name="ce139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40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428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/>
    </style:style>
    <style:style style:name="ce183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466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473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512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52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55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55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56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5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5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5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15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57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5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200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159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159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20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16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16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1608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9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1975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197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1979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1980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198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19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1983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19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0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0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19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20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2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2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2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02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1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1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20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2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3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237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23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24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2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271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17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718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719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72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7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7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7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7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196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73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7" style:family="table-cell" style:parent-style-name="Default">
      <style:table-cell-properties style:vertical-align="middle"/>
      <style:text-properties style:use-window-font-color="true" style:font-name="Noto Sans"/>
    </style:style>
    <style:style style:name="ce27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9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40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7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4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7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6" style:family="table-cell" style:parent-style-name="Default">
      <style:text-properties style:font-name="Noto Sans" fo:font-size="8pt" style:font-size-asian="8pt" style:font-size-complex="8pt"/>
    </style:style>
    <style:style style:name="ce27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8" style:family="table-cell" style:parent-style-name="Default">
      <style:table-cell-properties fo:wrap-option="no-wrap" style:vertical-align="middle"/>
      <style:text-properties style:font-name="Noto Sans"/>
    </style:style>
    <style:style style:name="ce2629" style:family="table-cell" style:parent-style-name="Default">
      <style:table-cell-properties fo:wrap-option="wrap" style:vertical-align="middle"/>
      <style:text-properties style:font-name="Noto Sans"/>
    </style:style>
    <style:style style:name="ce2750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51" style:family="table-cell" style:parent-style-name="Default">
      <style:text-properties fo:font-weight="normal" style:font-weight-asian="normal" style:font-weight-complex="normal"/>
    </style:style>
    <style:style style:name="ce275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753" style:family="table-cell" style:parent-style-name="Default">
      <style:text-properties style:font-name="Noto Sans" fo:font-weight="normal" style:font-weight-asian="normal" style:font-weight-complex="normal"/>
    </style:style>
    <style:style style:name="ce2754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55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756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757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758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759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760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61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62" style:family="table-cell" style:parent-style-name="Default" style:data-style-name="N100">
      <style:text-properties style:font-name="Noto Sans" fo:font-weight="bold"/>
    </style:style>
    <style:style style:name="ce2763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64" style:family="table-cell" style:parent-style-name="Default" style:data-style-name="N100">
      <style:text-properties style:font-name="Noto Sans" fo:font-weight="normal"/>
    </style:style>
    <style:style style:name="ce2765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66" style:family="table-cell" style:parent-style-name="Default" style:data-style-name="N100">
      <style:text-properties fo:color="#ff0000" style:font-name="Noto Sans" fo:font-weight="bold"/>
    </style:style>
    <style:style style:name="ce2767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68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69" style:family="table-cell" style:parent-style-name="Default">
      <style:text-properties style:font-name="Noto Sans" fo:font-weight="normal"/>
    </style:style>
    <style:style style:name="ce265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652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3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3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4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42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24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ans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24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4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45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6pt"/>
    </style:style>
    <style:style style:name="ce24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4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4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4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5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/>
    </style:style>
    <style:style style:name="ce25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5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T1" style:family="text">
      <style:text-properties fo:font-size="7pt"/>
    </style:style>
    <style:style style:name="T2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4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6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4"/>
    </style:style>
    <style:style style:name="T73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7" table:base-cell-address="Harc.G4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5" table:number-columns-repeated="14" table:default-cell-style-name="ce45"/>
        <table:table-column table:style-name="co5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788"/>
          <table:table-cell table:style-name="ce952" table:number-columns-repeated="16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30"/>
          <table:table-cell table:number-columns-repeated="16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1"/>
        </table:table-row>
        <table:table-row table:style-name="ro4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159" office:value-type="string" calcext:value-type="string" table:number-columns-spanned="2" table:number-rows-spanned="1">
            <text:p>Fegyver ellen</text:p>
          </table:table-cell>
          <table:covered-table-cell table:style-name="ce294"/>
          <table:table-cell table:style-name="ce276" office:value-type="string" calcext:value-type="string" table:number-columns-spanned="2" table:number-rows-spanned="1">
            <text:p>Energia ellen</text:p>
          </table:table-cell>
          <table:covered-table-cell table:style-name="ce294"/>
          <table:table-cell table:style-name="ce272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215" table:content-validation-name="val16" table:formula="of:=[$Harcértékek.$G$7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07" table:content-validation-name="val16" table:formula="of:=[$Harcértékek.$H$7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covered-table-cell table:style-name="ce783"/>
          <table:table-cell table:style-name="ce681" table:number-columns-repeated="16"/>
          <table:table-cell table:style-name="ce45" table:number-columns-repeated="16358"/>
        </table:table-row>
        <table:table-row table:style-name="ro5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6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3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3" table:number-columns-repeated="16"/>
          <table:table-cell table:style-name="ce45" table:number-columns-repeated="16358"/>
        </table:table-row>
        <table:table-row table:style-name="ro7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573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Default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8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12" table:content-validation-name="val9" office:value-type="string" calcext:value-type="string">
            <text:p>Tám/kör</text:p>
          </table:table-cell>
          <table:table-cell table:style-name="ce112" office:value-type="string" calcext:value-type="string">
            <text:p>TÉ/CÉ</text:p>
          </table:table-cell>
          <table:table-cell table:style-name="ce112" office:value-type="string" calcext:value-type="string">
            <text:p>VÉ/Osztó</text:p>
          </table:table-cell>
          <table:table-cell table:style-name="ce112" office:value-type="string" calcext:value-type="string">
            <text:p>SP</text:p>
          </table:table-cell>
          <table:table-cell table:style-name="ce11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number-columns-repeated="9"/>
          <table:table-cell table:style-name="ce952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1" calcext:value-type="float">
            <text:p>1</text:p>
          </table:table-cell>
          <table:table-cell table:style-name="ce182" table:content-validation-name="val14" table:formula="of:=[$Harcértékek.D44]" office:value-type="float" office:value="4" calcext:value-type="float">
            <text:p>4</text:p>
          </table:table-cell>
          <table:table-cell table:style-name="ce222" table:content-validation-name="val14" table:formula="of:=[$Harcértékek.E44]" office:value-type="float" office:value="27" calcext:value-type="float">
            <text:p>27</text:p>
          </table:table-cell>
          <table:table-cell table:style-name="ce247" table:content-validation-name="val17" table:formula="of:=[$Harcértékek.F44]" office:value-type="string" office:string-value="-5 Z" calcext:value-type="string">
            <text:p>-5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1" calcext:value-type="float">
            <text:p>1</text:p>
          </table:table-cell>
          <table:table-cell table:style-name="ce182" table:content-validation-name="val14" table:formula="of:=[$Harcértékek.D45]" office:value-type="float" office:value="7" calcext:value-type="float">
            <text:p>7</text:p>
          </table:table-cell>
          <table:table-cell table:style-name="ce222" table:content-validation-name="val14" table:formula="of:=[$Harcértékek.E45]" office:value-type="float" office:value="30" calcext:value-type="float">
            <text:p>30</text:p>
          </table:table-cell>
          <table:table-cell table:style-name="ce247" table:content-validation-name="val17" table:formula="of:=[$Harcértékek.F45]" office:value-type="string" office:string-value="0 Z" calcext:value-type="string">
            <text:p>0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62"/>
          <table:table-cell table:style-name="ce1210" table:formula="of:=VLOOKUP([.$M$11];tavolsagi_fegyverek_all;3;0)" office:value-type="string" office:string-value="" calcext:value-type="error">
            <text:p>#N/A</text:p>
          </table:table-cell>
          <table:table-cell table:style-name="ce1244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string" office:string-value="" calcext:value-type="error">
            <text:p>#N/A</text:p>
          </table:table-cell>
          <table:table-cell table:style-name="ce182" table:content-validation-name="val14" table:formula="of:=[$Harcértékek.D46]" office:value-type="string" office:string-value="" calcext:value-type="error">
            <text:p>#N/A</text:p>
          </table:table-cell>
          <table:table-cell table:style-name="ce222" table:content-validation-name="val14" table:formula="of:=[$Harcértékek.E46]" office:value-type="string" office:string-value="" calcext:value-type="error">
            <text:p>#N/A</text:p>
          </table:table-cell>
          <table:table-cell table:style-name="ce247" table:content-validation-name="val17" table:formula="of:=[$Harcértékek.F46]" office:value-type="string" office:string-value="N/A" calcext:value-type="string">
            <text:p>N/A</text:p>
          </table:table-cell>
          <table:table-cell table:style-name="ce279" table:content-validation-name="val17" table:formula="of:=[$Harcértékek.G46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0"/>
          <table:table-cell table:style-name="ce1017"/>
          <table:table-cell table:style-name="ce67"/>
          <table:table-cell table:style-name="ce1213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string" office:string-value="" calcext:value-type="error">
            <text:p>#N/A</text:p>
          </table:table-cell>
          <table:table-cell table:style-name="ce182" table:content-validation-name="val14" table:formula="of:=[$Harcértékek.D47]" office:value-type="string" office:string-value="" calcext:value-type="error">
            <text:p>#N/A</text:p>
          </table:table-cell>
          <table:table-cell table:style-name="ce222" table:content-validation-name="val14" table:formula="of:=[$Harcértékek.E47]" office:value-type="string" office:string-value="" calcext:value-type="error">
            <text:p>#N/A</text:p>
          </table:table-cell>
          <table:table-cell table:style-name="ce247" table:content-validation-name="val17" table:formula="of:=[$Harcértékek.F47]" office:value-type="string" office:string-value="N/A" calcext:value-type="string">
            <text:p>N/A</text:p>
          </table:table-cell>
          <table:table-cell table:style-name="ce279" table:content-validation-name="val17" table:formula="of:=[$Harcértékek.G47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105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291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386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291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389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449" table:number-columns-spanned="10" table:number-rows-spanned="1"/>
          <table:covered-table-cell table:number-columns-repeated="9" table:style-name="Default"/>
          <table:table-cell table:style-name="Default"/>
          <table:table-cell table:style-name="ce1291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386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Default" table:number-columns-repeated="10"/>
          <table:table-cell table:style-name="ce45" table:number-columns-repeated="16358"/>
        </table:table-row>
        <table:table-row table:style-name="ro7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573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291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389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394"/>
          <table:covered-table-cell table:style-name="ce14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1291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389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394"/>
          <table:covered-table-cell table:style-name="ce14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2" table:number-columns-spanned="10" table:number-rows-spanned="2"/>
          <table:covered-table-cell table:number-columns-repeated="2" table:style-name="ce30"/>
          <table:covered-table-cell table:number-columns-repeated="7" table:style-name="ce632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5">
          <table:covered-table-cell table:style-name="ce2"/>
          <table:covered-table-cell table:number-columns-repeated="9" table:style-name="ce30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394" table:number-columns-repeated="2"/>
          <table:table-cell table:style-name="ce1202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10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573"/>
          <table:covered-table-cell table:style-name="ce157"/>
          <table:covered-table-cell table:style-name="ce897"/>
          <table:table-cell/>
          <table:table-cell table:style-name="ce1634"/>
          <table:table-cell table:style-name="ce854" table:number-columns-repeated="2"/>
          <table:table-cell table:style-name="ce1213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11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2">Pengehossz </text:span><text:span text:style-name="T3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1634"/>
          <table:table-cell table:style-name="ce854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854"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12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style-name="ce45" table:number-columns-repeated="16358"/>
        </table:table-row>
        <table:table-row table:style-name="ro13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28+(4*[Alapértékek.$C$20])" office:value-type="float" office:value="16" calcext:value-type="float">
            <text:p>16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254"/>
          <table:table-cell table:style-name="ce328" table:content-validation-name="val21" table:formula="of:=ROUNDUP([$Harcértékek.I3]/[$Data.C33])" office:value-type="float" office:value="0" calcext:value-type="float">
            <text:p>0</text:p>
          </table:table-cell>
          <table:table-cell table:style-name="ce952"/>
          <table:table-cell table:style-name="Default" table:number-columns-repeated="2"/>
          <table:table-cell table:number-columns-repeated="3"/>
          <table:table-cell table:style-name="ce952" table:number-columns-repeated="1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223"/>
          <table:table-cell table:style-name="Default"/>
          <table:table-cell table:style-name="ce329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Default"/>
          <table:table-cell table:style-name="ce331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11">
          <table:table-cell/>
          <table:table-cell table:style-name="Default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263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5" table:number-rows-repeated="2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Default" table:number-columns-repeated="3"/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5" table:number-rows-repeated="2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/>
          <table:table-cell table:style-name="Default"/>
          <table:table-cell table:style-name="ce99"/>
          <table:table-cell table:style-name="ce1616" table:number-columns-repeated="2"/>
          <table:table-cell table:style-name="ce236"/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/>
          <table:table-cell table:style-name="Default"/>
          <table:table-cell table:style-name="ce99"/>
          <table:table-cell table:style-name="ce1616" table:number-columns-repeated="2"/>
          <table:table-cell table:style-name="ce236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Default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5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680" office:value-type="string" calcext:value-type="string">
            <text:p>Hátrány-1</text:p>
          </table:table-cell>
          <table:table-cell table:style-name="ce680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/>
          <table:table-cell table:style-name="ce764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27"/>
          <table:table-cell table:style-name="ce674" table:formula="of:=SUMPRODUCT(LEN(TRIM([.$D$31:.$D$43]))&gt;0) &gt; 0" office:value-type="boolean" office:boolean-value="false" calcext:value-type="boolean">
            <text:p>FALSE</text:p>
          </table:table-cell>
          <table:table-cell table:style-name="ce674" table:formula="of:=SUMPRODUCT(LEN(TRIM([.$E$31:.$E$43]))&gt;0) &gt; 0" office:value-type="boolean" office:boolean-value="false" calcext:value-type="boolean">
            <text:p>FALSE</text:p>
          </table:table-cell>
          <table:table-cell table:style-name="ce674" table:formula="of:=SUMPRODUCT(LEN(TRIM([.$F$31:.$F$43]))&gt;0) &gt; 0" office:value-type="boolean" office:boolean-value="false" calcext:value-type="boolean">
            <text:p>FALSE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615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27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36" office:value-type="string" calcext:value-type="string" table:number-columns-spanned="3" table:number-rows-spanned="1">
            <text:p>TODO: kiszürkítés ÉP</text:p>
          </table:table-cell>
          <table:covered-table-cell table:number-columns-repeated="2" table:style-name="ce30"/>
          <table:table-cell table:number-columns-repeated="21"/>
          <table:table-cell table:style-name="ce45" table:number-columns-repeated="16358"/>
        </table:table-row>
        <table:table-row table:style-name="ro5" table:number-rows-repeated="1048521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5" table:number-columns-repeated="2" table:default-cell-style-name="ce30"/>
        <table:table-column table:style-name="co5" table:number-columns-repeated="16368"/>
        <table:table-row table:style-name="ro14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style-name="ce30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style-name="ce30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style-name="ce30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style-name="ce30" table:number-columns-repeated="16368"/>
        </table:table-row>
        <table:table-row table:style-name="ro15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524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524" table:content-validation-name="val55"/>
          <table:covered-table-cell table:number-columns-repeated="2" table:style-name="ce581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81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style-name="ce30" table:number-columns-repeated="16368"/>
        </table:table-row>
        <table:table-row table:style-name="ro5">
          <table:table-cell table:style-name="ce454" table:number-columns-spanned="11" table:number-rows-spanned="1"/>
          <table:covered-table-cell table:number-columns-repeated="10"/>
          <table:table-cell table:number-columns-repeated="5"/>
          <table:table-cell table:style-name="ce30" table:number-columns-repeated="16368"/>
        </table:table-row>
        <table:table-row table:style-name="ro16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177"/>
          <table:covered-table-cell table:style-name="ce138"/>
          <table:covered-table-cell/>
          <table:covered-table-cell table:number-columns-repeated="4" table:style-name="ce1177"/>
          <table:covered-table-cell table:style-name="ce310"/>
          <table:table-cell table:style-name="ce2"/>
          <table:table-cell table:number-columns-repeated="4"/>
          <table:table-cell table:style-name="ce30" table:number-columns-repeated="16368"/>
        </table:table-row>
        <table:table-row table:style-name="ro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2"/>
          <table:table-cell table:number-columns-repeated="4"/>
          <table:table-cell table:style-name="ce30" table:number-columns-repeated="16368"/>
        </table:table-row>
        <table:table-row table:style-name="ro8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27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2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771"/>
          <table:table-cell table:style-name="ce30" table:number-columns-repeated="16368"/>
        </table:table-row>
        <table:table-row table:style-name="ro8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8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454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7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90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5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8">
          <table:table-cell table:style-name="ce470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70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454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9">
          <table:table-cell table:style-name="ce470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70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20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454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9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573"/>
          <table:covered-table-cell table:style-name="ce157"/>
          <table:table-cell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99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5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964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44"/>
          <table:covered-table-cell/>
          <table:table-cell table:style-name="ce644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2" table:number-columns-repeated="2"/>
          <table:table-cell table:style-name="ce367"/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38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45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38" table:content-validation-name="val45" office:value-type="float" office:value="-3" calcext:value-type="float" table:number-columns-spanned="2" table:number-rows-spanned="1">
            <text:p>-3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2" calcext:value-type="float">
            <text:p>2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45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38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45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38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45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38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771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38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modor képzettségek</text:p>
          </table:table-cell>
          <table:table-cell table:style-name="ce2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38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2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38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2" table:content-validation-name="val104" office:value-type="string" calcext:value-type="string">
            <text:p>Primer világi képzettség</text:p>
          </table:table-cell>
          <table:table-cell table:style-name="ce2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i Fortélyok</text:p>
          </table:table-cell>
          <table:table-cell table:style-name="ce2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27" table:content-validation-name="val54"/>
          <table:table-cell table:style-name="ce79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45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Misztikus fortélyok</text:p>
          </table:table-cell>
          <table:table-cell table:style-name="ce2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965"/>
          <table:table-cell table:style-name="ce98" table:content-validation-name="val54" table:formula="of:=[.C28]-SUM([.E19:.E26])" office:value-type="float" office:value="29" calcext:value-type="float" table:number-columns-spanned="2" table:number-rows-spanned="1">
            <text:p>29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965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30" table:number-columns-repeated="16368"/>
        </table:table-row>
        <table:table-row table:style-name="ro5">
          <table:table-cell table:number-columns-spanned="5" table:number-rows-spanned="1"/>
          <table:covered-table-cell table:number-columns-repeated="4"/>
          <table:table-cell/>
          <table:table-cell table:style-name="ce454" table:number-columns-spanned="5" table:number-rows-spanned="1"/>
          <table:covered-table-cell table:number-columns-repeated="4"/>
          <table:table-cell table:style-name="ce1496" office:value-type="string" calcext:value-type="string">
            <text:p>SUM</text:p>
          </table:table-cell>
          <table:table-cell table:style-name="ce1496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5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10"/>
          <table:table-cell table:style-name="ce510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3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788"/>
          <table:table-cell/>
          <table:table-cell table:style-name="ce615"/>
          <table:table-cell table:style-name="ce816" table:content-validation-name="val107"/>
          <table:table-cell/>
          <table:table-cell table:style-name="ce30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13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6" table:content-validation-name="val108"/>
          <table:table-cell/>
          <table:table-cell table:style-name="ce30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13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6" table:content-validation-name="val109"/>
          <table:table-cell/>
          <table:table-cell table:style-name="ce30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13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6" table:content-validation-name="val110"/>
          <table:table-cell/>
          <table:table-cell table:style-name="ce30" table:number-columns-repeated="16368"/>
        </table:table-row>
        <table:table-row table:style-name="ro8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6" table:content-validation-name="val111"/>
          <table:table-cell/>
          <table:table-cell table:style-name="ce30" table:number-columns-repeated="16368"/>
        </table:table-row>
        <table:table-row table:style-name="ro8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6" table:content-validation-name="val112"/>
          <table:table-cell/>
          <table:table-cell table:style-name="ce30" table:number-columns-repeated="16368"/>
        </table:table-row>
        <table:table-row table:style-name="ro8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6" table:content-validation-name="val113"/>
          <table:table-cell/>
          <table:table-cell table:style-name="ce30" table:number-columns-repeated="16368"/>
        </table:table-row>
        <table:table-row table:style-name="ro8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30" table:number-columns-repeated="16368"/>
        </table:table-row>
        <table:table-row table:style-name="ro8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6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5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5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5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10"/>
          <table:table-cell table:style-name="ce510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493" table:content-validation-name="val37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13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493" table:content-validation-name="val37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1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771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1519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615" table:content-validation-name="val105"/>
          <table:table-cell table:content-validation-name="val105" table:number-columns-repeated="2"/>
          <table: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347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3]) ;&quot;&quot;;VLOOKUP([.$G7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 table:style-name="ce347" table:content-validation-name="val10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4]) ;&quot;&quot;;VLOOKUP([.$G7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4]*[$Data.$C$12]" office:value-type="float" office:value="0" calcext:value-type="float">
            <text:p>0</text:p>
          </table:table-cell>
          <table:table-cell table:style-name="ce347" table:content-validation-name="val10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8" table:content-validation-name="val105"/>
          <table:table-cell table:style-name="ce30" table:number-columns-repeated="16368"/>
        </table:table-row>
        <table:table-row table:style-name="ro8">
          <table:table-cell table:style-name="ce493" table:content-validation-name="val38" table:number-columns-spanned="3" table:number-rows-spanned="1"/>
          <table:covered-table-cell table:number-columns-repeated="2" table:style-name="ce513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34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34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736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5">
          <table:table-cell table:style-name="ce454" table:number-columns-spanned="5" table:number-rows-spanned="1"/>
          <table:covered-table-cell table:number-columns-repeated="4"/>
          <table:table-cell/>
          <table:table-cell table:style-name="ce634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736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17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5" table:number-rows-repeated="1048497">
          <table:table-cell table:number-columns-repeated="16"/>
          <table:table-cell table:style-name="ce30" table:number-columns-repeated="16368"/>
        </table:table-row>
        <table:table-row table:style-name="ro5">
          <table:table-cell table:number-columns-repeated="16"/>
          <table:table-cell table:style-name="ce30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office:forms form:automatic-focus="false" form:apply-design-mode="false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29" table:number-columns-repeated="2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8" table:default-cell-style-name="ce525"/>
        <table:table-column table:style-name="co38" table:default-cell-style-name="ce636"/>
        <table:table-column table:style-name="co39" table:default-cell-style-name="ce2"/>
        <table:table-column table:style-name="co40" table:default-cell-style-name="ce525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1496"/>
        <table:table-column table:style-name="co42" table:number-columns-repeated="2" table:default-cell-style-name="ce2"/>
        <table:table-column table:style-name="co42" table:number-columns-repeated="231"/>
        <table:table-column table:style-name="co5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21">
          <table:table-cell table:style-name="ce530"/>
          <table:table-cell table:style-name="ce875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875" table:content-validation-name="val153" office:value-type="string" calcext:value-type="string">
            <text:p>Módosítók</text:p>
          </table:table-cell>
          <table:table-cell table:style-name="ce875" table:content-validation-name="val160" office:value-type="string" calcext:value-type="string">
            <text:p>Összesen</text:p>
          </table:table-cell>
          <table:table-cell/>
          <table:table-cell table:style-name="ce98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8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929" table:content-validation-name="val139" office:value-type="float" office:value="7" calcext:value-type="float">
            <text:p>7</text:p>
          </table:table-cell>
          <table:table-cell table:style-name="ce929" table:content-validation-name="val154" table:formula="of:=[Alapértékek.$C$19]+[Alapértékek.$C$21]+[Alapértékek.$C$22]" office:value-type="float" office:value="0" calcext:value-type="float">
            <text:p>0</text:p>
          </table:table-cell>
          <table:table-cell table:style-name="ce1018" table:content-validation-name="val161" table:formula="of:=[.C4]+[.B4]+[.D4]" office:value-type="float" office:value="7" calcext:value-type="float">
            <text:p>7</text:p>
          </table:table-cell>
          <table:table-cell/>
          <table:table-cell table:style-name="ce98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153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8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929" table:content-validation-name="val139" office:value-type="float" office:value="30" calcext:value-type="float">
            <text:p>30</text:p>
          </table:table-cell>
          <table:table-cell table:style-name="ce929" table:content-validation-name="val155" table:formula="of:=[Alapértékek.$C$21]+[Alapértékek.$C$22]" office:value-type="float" office:value="0" calcext:value-type="float">
            <text:p>0</text:p>
          </table:table-cell>
          <table:table-cell table:style-name="ce1018" table:content-validation-name="val162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5">
          <table:table-cell table:number-columns-repeated="6"/>
          <table:table-cell table:style-name="ce98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8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929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0" calcext:value-type="float">
            <text:p>0</text:p>
          </table:table-cell>
          <table:table-cell table:style-name="ce1018" table:content-validation-name="val163" table:formula="of:=[.C7]+[.B7]+[.D7]" office:value-type="float" office:value="-15" calcext:value-type="float">
            <text:p>-15</text:p>
          </table:table-cell>
          <table:table-cell/>
          <table:table-cell table:style-name="ce98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153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5">
          <table:table-cell/>
          <table:table-cell table:style-name="ce525" table:number-columns-repeated="4"/>
          <table:table-cell table:number-columns-repeated="5"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21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984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984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5">
          <table:table-cell table:style-name="ce30" table:number-columns-repeated="5"/>
          <table:table-cell/>
          <table:table-cell table:style-name="ce30" table:number-columns-repeated="3"/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5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30"/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22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30" table:content-validation-name="val141" office:value-type="string" calcext:value-type="string">
            <text:p>Szint</text:p>
          </table:table-cell>
          <table:table-cell table:style-name="ce930" office:value-type="string" calcext:value-type="string">
            <text:p>TÉ/CÉ</text:p>
          </table:table-cell>
          <table:table-cell table:style-name="ce930" office:value-type="string" calcext:value-type="string">
            <text:p>VÉ</text:p>
          </table:table-cell>
          <table:table-cell table:style-name="ce930" table:content-validation-name="val171" office:value-type="string" calcext:value-type="string">
            <text:p>Harckeret</text:p>
          </table:table-cell>
          <table:table-cell table:style-name="ce930" table:number-columns-spanned="2" table:number-rows-spanned="1"/>
          <table:covered-table-cell table:style-name="ce957"/>
          <table:table-cell table:style-name="ce1005" table:number-columns-repeated="2"/>
          <table:table-cell table:style-name="ce788" table:number-columns-repeated="5"/>
          <table:table-cell table:style-name="ce30"/>
          <table:table-cell table:style-name="ce2"/>
          <table:table-cell/>
          <table:table-cell table:style-name="ce1331"/>
          <table:table-cell table:number-columns-repeated="9"/>
          <table:table-cell table:style-name="ce30" table:number-columns-repeated="16356"/>
        </table:table-row>
        <table:table-row table:style-name="ro18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22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 table:style-name="ce1046"/>
          <table:table-cell table:style-name="ce788" table:number-columns-repeated="5"/>
          <table:table-cell table:style-name="ce30"/>
          <table:table-cell table:style-name="ce2"/>
          <table:table-cell/>
          <table:table-cell table:style-name="ce1314"/>
          <table:table-cell table:number-columns-repeated="9"/>
          <table:table-cell table:style-name="ce30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5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5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30" table:number-columns-repeated="2"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5">
          <table:table-cell table:style-name="ce30" table:number-columns-repeated="9"/>
          <table:table-cell/>
          <table:table-cell table:style-name="ce30" table:number-columns-repeated="6"/>
          <table:table-cell table:style-name="ce680"/>
          <table:table-cell table:number-columns-repeated="11"/>
          <table:table-cell table:style-name="ce30" table:number-columns-repeated="16356"/>
        </table:table-row>
        <table:table-row table:style-name="ro17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30"/>
          <table:covered-table-cell table:style-name="ce1103"/>
          <table:table-cell table:style-name="ce30" table:number-columns-repeated="2"/>
          <table:table-cell table:style-name="ce788" table:number-columns-repeated="2"/>
          <table:table-cell table:style-name="ce30" table:number-columns-repeated="11"/>
          <table:table-cell table:number-columns-repeated="2"/>
          <table:table-cell table:style-name="ce30" table:number-columns-repeated="16356"/>
        </table:table-row>
        <table:table-row table:style-name="ro5">
          <table:table-cell table:style-name="ce829" table:content-validation-name="val37" office:value-type="string" calcext:value-type="string">
            <text:p>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934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34" office:value-type="string" calcext:value-type="string">
            <text:p>SP</text:p>
          </table:table-cell>
          <table:table-cell table:style-name="ce934" office:value-type="string" calcext:value-type="string">
            <text:p>Pengehossz</text:p>
          </table:table-cell>
          <table:table-cell table:style-name="ce934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30"/>
          <table:table-cell table:style-name="ce30" table:number-columns-repeated="15"/>
          <table:table-cell table:style-name="ce1373"/>
          <table:table-cell/>
          <table:table-cell table:style-name="ce30" table:number-columns-repeated="16356"/>
        </table:table-row>
        <table:table-row table:style-name="ro23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5 Z" calcext:value-type="string">
            <text:p>-5 Z</text:p>
          </table:table-cell>
          <table:table-cell table:style-name="ce1616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30"/>
          <table:table-cell table:style-name="ce30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331"/>
          <table:table-cell table:number-columns-repeated="8"/>
          <table:table-cell table:style-name="ce30" table:number-columns-repeated="16357"/>
        </table:table-row>
        <table:table-row table:style-name="ro23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0 Z" calcext:value-type="string">
            <text:p>0 Z</text:p>
          </table:table-cell>
          <table:table-cell table:style-name="ce1616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7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30" table:number-columns-repeated="16357"/>
        </table:table-row>
        <table:table-row table:style-name="ro8">
          <table:table-cell table:style-name="ce832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4" table:formula="of:=[.$Z29]" office:value-type="string" office:string-value="N/A" calcext:value-type="string">
            <text:p>N/A</text:p>
          </table:table-cell>
          <table:table-cell table:style-name="ce1616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312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381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394" table:formula="of:=IF([.$X27] = 1; &quot;/&quot; &amp; ([.$U27] + 2); &quot;&quot;)">
            <text:p/>
          </table:table-cell>
          <table:table-cell table:style-name="ce1400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30" table:number-columns-repeated="16357"/>
        </table:table-row>
        <table:table-row table:style-name="ro8">
          <table:table-cell table:style-name="ce832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4" table:formula="of:=[.$Z30]" office:value-type="string" office:string-value="N/A" calcext:value-type="string">
            <text:p>N/A</text:p>
          </table:table-cell>
          <table:table-cell table:style-name="ce1616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381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394" table:formula="of:=IF([.$X28] = 1; &quot;/&quot; &amp; ([.$U28] + 2); &quot;&quot;)">
            <text:p/>
          </table:table-cell>
          <table:table-cell table:style-name="ce1400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30" table:number-columns-repeated="16357"/>
        </table:table-row>
        <table:table-row table:style-name="ro8">
          <table:table-cell table:style-name="ce832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1616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312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381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394" table:formula="of:=IF([.$X29] = 1; &quot;/&quot; &amp; ([.$U29] + 2); &quot;&quot;)" office:value-type="string" office:string-value="" calcext:value-type="error">
            <text:p>#N/A</text:p>
          </table:table-cell>
          <table:table-cell table:style-name="ce1400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8">
          <table:table-cell table:style-name="ce832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1616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312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381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394" table:formula="of:=IF([.$X30] = 1; &quot;/&quot; &amp; ([.$U30] + 2); &quot;&quot;)" office:value-type="string" office:string-value="" calcext:value-type="error">
            <text:p>#N/A</text:p>
          </table:table-cell>
          <table:table-cell table:style-name="ce1400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8">
          <table:table-cell table:style-name="ce832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1616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312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381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394" table:formula="of:=IF([.$X31] = 1; &quot;/&quot; &amp; ([.$U31] + 2); &quot;&quot;)" office:value-type="string" office:string-value="" calcext:value-type="error">
            <text:p>#N/A</text:p>
          </table:table-cell>
          <table:table-cell table:style-name="ce140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8">
          <table:table-cell table:style-name="ce832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1616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312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381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394" table:formula="of:=IF([.$X32] = 1; &quot;/&quot; &amp; ([.$U32] + 2); &quot;&quot;)" office:value-type="string" office:string-value="" calcext:value-type="error">
            <text:p>#N/A</text:p>
          </table:table-cell>
          <table:table-cell table:style-name="ce140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8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1]" office:value-type="float" office:value="0" calcext:value-type="float">
            <text:p>0</text:p>
          </table:table-cell>
          <table:table-cell table:style-name="ce30"/>
          <table:table-cell table:style-name="ce1017" table:number-columns-spanned="2" table:number-rows-spanned="1"/>
          <table:covered-table-cell table:style-name="ce1017"/>
          <table:table-cell table:style-name="ce30" table:number-columns-repeated="4"/>
          <table:table-cell table:style-name="ce525"/>
          <table:table-cell table:style-name="ce30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312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38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394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40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30" table:number-columns-repeated="16357"/>
        </table:table-row>
        <table:table-row table:style-name="ro8">
          <table:table-cell table:style-name="ce30" table:number-columns-repeated="13"/>
          <table:table-cell table:style-name="ce525"/>
          <table:table-cell table:style-name="ce30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30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818"/>
          <table:table-cell/>
          <table:table-cell table:style-name="ce30" table:number-columns-repeated="16357"/>
        </table:table-row>
        <table:table-row table:style-name="ro18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30" table:number-columns-repeated="4"/>
          <table:table-cell table:style-name="ce525"/>
          <table:table-cell table:style-name="ce30" table:number-columns-repeated="2"/>
          <table:table-cell table:style-name="ce1852"/>
          <table:table-cell table:style-name="ce367"/>
          <table:table-cell table:style-name="ce30"/>
          <table:table-cell table:style-name="ce367"/>
          <table:table-cell table:style-name="ce30" table:number-columns-repeated="2"/>
          <table:table-cell table:style-name="ce367"/>
          <table:table-cell table:style-name="ce30"/>
          <table:table-cell table:style-name="ce367"/>
          <table:table-cell table:style-name="ce818"/>
          <table:table-cell/>
          <table:table-cell table:style-name="ce30" table:number-columns-repeated="16357"/>
        </table:table-row>
        <table:table-row table:style-name="ro5">
          <table:table-cell table:style-name="ce829" table:content-validation-name="val118" office:value-type="string" calcext:value-type="string">
            <text:p>Távolsági 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934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34" office:value-type="string" calcext:value-type="string">
            <text:p>SP</text:p>
          </table:table-cell>
          <table:table-cell table:style-name="ce934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30" table:number-columns-repeated="6"/>
          <table:table-cell table:style-name="ce525"/>
          <table:table-cell table:style-name="ce30"/>
          <table:table-cell table:style-name="ce1852"/>
          <table:table-cell table:style-name="ce367"/>
          <table:table-cell table:style-name="ce30"/>
          <table:table-cell table:style-name="ce367"/>
          <table:table-cell table:style-name="ce30" table:number-columns-repeated="2"/>
          <table:table-cell table:style-name="ce367"/>
          <table:table-cell table:style-name="ce30"/>
          <table:table-cell table:style-name="ce367"/>
          <table:table-cell table:style-name="ce818"/>
          <table:table-cell table:style-name="ce30"/>
          <table:table-cell/>
          <table:table-cell table:style-name="ce30" table:number-columns-repeated="16356"/>
        </table:table-row>
        <table:table-row table:style-name="ro8">
          <table:table-cell table:style-name="ce832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8">
          <table:table-cell table:style-name="ce832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8">
          <table:table-cell table:style-name="ce832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5">
          <table:table-cell table:style-name="ce30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30"/>
          <table:table-cell table:style-name="ce788" table:number-columns-repeated="10"/>
          <table:table-cell table:style-name="ce30"/>
          <table:table-cell/>
          <table:table-cell table:style-name="ce30" table:number-columns-repeated="16356"/>
        </table:table-row>
        <table:table-row table:style-name="ro17">
          <table:table-cell table:style-name="ce30"/>
          <table:table-cell table:style-name="ce965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30" table:number-columns-repeated="10"/>
          <table:table-cell table:number-columns-repeated="2"/>
          <table:table-cell table:style-name="ce30" table:number-columns-repeated="16356"/>
        </table:table-row>
        <table:table-row table:style-name="ro24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30"/>
          <table:table-cell table:style-name="ce30"/>
          <table:table-cell table:style-name="ce788" table:number-columns-repeated="3"/>
          <table:table-cell table:style-name="ce30" table:number-columns-repeated="16371"/>
        </table:table-row>
        <table:table-row table:style-name="ro25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30"/>
          <table:table-cell/>
          <table:table-cell table:style-name="ce788" table:number-columns-repeated="3"/>
          <table:table-cell/>
          <table:table-cell table:style-name="ce1235"/>
          <table:table-cell/>
          <table:table-cell table:style-name="ce30" table:number-columns-repeated="10"/>
          <table:table-cell table:number-columns-repeated="2"/>
          <table:table-cell table:style-name="ce30" table:number-columns-repeated="16356"/>
        </table:table-row>
        <table:table-row table:style-name="ro26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4" calcext:value-type="float">
            <text:p>4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5"/>
          <table:table-cell table:number-columns-repeated="9"/>
          <table:table-cell table:style-name="ce30" table:number-columns-repeated="16356"/>
        </table:table-row>
        <table:table-row table:style-name="ro26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7" calcext:value-type="float">
            <text:p>7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30" calcext:value-type="float">
            <text:p>30</text:p>
          </table:table-cell>
          <table:table-cell table:style-name="ce986" table:content-validation-name="val174" table:formula="of:=[.F26]" office:value-type="string" office:string-value="0 Z" calcext:value-type="string">
            <text:p>0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788"/>
          <table:table-cell/>
          <table:table-cell table:style-name="ce30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30" table:number-columns-repeated="3"/>
          <table:table-cell table:number-columns-repeated="6"/>
          <table:table-cell table:style-name="ce30" table:number-columns-repeated="16356"/>
        </table:table-row>
        <table:table-row table:style-name="ro26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7]" office:value-type="string" office:string-value="N/A" calcext:value-type="string">
            <text:p>N/A</text:p>
          </table:table-cell>
          <table:table-cell table:style-name="ce1756" table:content-validation-name="val174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30" table:number-columns-repeated="3"/>
          <table:table-cell table:number-columns-repeated="6"/>
          <table:table-cell table:style-name="ce30" table:number-columns-repeated="16356"/>
        </table:table-row>
        <table:table-row table:style-name="ro26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8]" office:value-type="string" office:string-value="N/A" calcext:value-type="string">
            <text:p>N/A</text:p>
          </table:table-cell>
          <table:table-cell table:style-name="ce1756" table:content-validation-name="val174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5"/>
          <table:table-cell table:number-columns-repeated="9"/>
          <table:table-cell table:style-name="ce30" table:number-columns-repeated="16356"/>
        </table:table-row>
        <table:table-row table:style-name="ro26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2"/>
          <table:table-cell table:number-columns-repeated="12"/>
          <table:table-cell table:style-name="ce30" table:number-columns-repeated="16356"/>
        </table:table-row>
        <table:table-row table:style-name="ro26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26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30"/>
          <table:table-cell table:style-name="ce788" table:number-columns-repeated="3"/>
          <table:table-cell table:style-name="ce30" table:number-columns-repeated="12"/>
          <table:table-cell table:number-columns-repeated="3"/>
          <table:table-cell table:style-name="ce30" table:number-columns-repeated="16356"/>
        </table:table-row>
        <table:table-row table:style-name="ro26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949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949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6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950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950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6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950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950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6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950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5">
          <table:table-cell table:style-name="ce839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839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788"/>
          <table:table-cell table:style-name="ce2"/>
          <table:table-cell table:style-name="ce30"/>
          <table:table-cell table:style-name="ce1455"/>
          <table:table-cell/>
          <table:table-cell table:style-name="ce30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5">
          <table:table-cell table:style-name="ce563" table:number-columns-spanned="8" table:number-rows-spanned="1"/>
          <table:covered-table-cell table:number-columns-repeated="7" table:style-name="ce30"/>
          <table:table-cell table:style-name="ce30"/>
          <table:table-cell/>
          <table:table-cell table:style-name="ce30" table:number-columns-repeated="16374"/>
        </table:table-row>
        <table:table-row table:style-name="ro16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30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30" table:number-columns-repeated="2"/>
          <table:table-cell table:style-name="ce1843"/>
          <table:table-cell table:style-name="ce1455"/>
          <table:table-cell table:style-name="ce30" table:number-columns-repeated="16368"/>
        </table:table-row>
        <table:table-row table:style-name="ro5">
          <table:table-cell table:style-name="ce503" table:content-validation-name="val121" table:number-columns-spanned="2" table:number-rows-spanned="1"/>
          <table:covered-table-cell table:style-name="ce771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30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30" table:number-columns-repeated="16372"/>
        </table:table-row>
        <table:table-row table:style-name="ro5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104" table:number-columns-spanned="2" table:number-rows-spanned="1"/>
          <table:covered-table-cell table:style-name="ce1104"/>
          <table:table-cell table:style-name="ce30" table:number-columns-repeated="2"/>
          <table:table-cell table:style-name="ce525"/>
          <table:table-cell table:style-name="ce2" table:number-columns-repeated="3"/>
          <table:table-cell table:style-name="ce1844"/>
          <table:table-cell table:style-name="ce30" table:number-columns-repeated="16369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30"/>
          <table:table-cell table:style-name="ce1040"/>
          <table:table-cell table:style-name="ce30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2"/>
          <table:table-cell table:style-name="ce30" table:number-columns-repeated="2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27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30"/>
          <table:table-cell/>
          <table:table-cell table:style-name="ce30" table:number-columns-repeated="7"/>
          <table:table-cell table:number-columns-repeated="11"/>
          <table:table-cell table:style-name="ce30" table:number-columns-repeated="16356"/>
        </table:table-row>
        <table:table-row table:style-name="ro5">
          <table:table-cell table:style-name="ce30" table:number-columns-repeated="17"/>
          <table:table-cell table:number-columns-repeated="11"/>
          <table:table-cell table:style-name="ce30" table:number-columns-repeated="16356"/>
        </table:table-row>
        <table:table-row table:style-name="ro5">
          <table:table-cell table:style-name="ce846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30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331"/>
          <table:covered-table-cell table:style-name="ce606"/>
          <table:table-cell table:number-columns-repeated="6"/>
          <table:table-cell table:style-name="ce30"/>
          <table:table-cell/>
          <table:table-cell table:style-name="ce30" table:number-columns-repeated="16356"/>
        </table:table-row>
        <table:table-row table:style-name="ro23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573"/>
          <table:table-cell table:style-name="ce1030" table:content-validation-name="val9" office:value-type="string" calcext:value-type="string">
            <text:p>Tám/kör</text:p>
          </table:table-cell>
          <table:table-cell table:style-name="ce1030" office:value-type="string" calcext:value-type="string">
            <text:p>TÉ</text:p>
          </table:table-cell>
          <table:table-cell table:style-name="ce1030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30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914" table:content-validation-name="val132" table:number-columns-spanned="2" table:number-rows-spanned="1"/>
          <table:covered-table-cell table:style-name="ce726" table:content-validation-name="val150"/>
          <table:table-cell table:style-name="ce30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30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30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400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914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30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30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5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30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30" table:number-columns-repeated="2"/>
          <table:table-cell/>
          <table:table-cell table:style-name="ce1331"/>
          <table:table-cell table:number-columns-repeated="4"/>
          <table:table-cell table:style-name="ce30" table:number-columns-repeated="4"/>
          <table:table-cell/>
          <table:table-cell table:style-name="ce30" table:number-columns-repeated="16356"/>
        </table:table-row>
        <table:table-row table:style-name="ro8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08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08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30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30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30"/>
          <table:table-cell table:style-name="ce1304"/>
          <table:table-cell table:style-name="ce1315"/>
          <table:table-cell table:style-name="ce1358"/>
          <table:table-cell table:style-name="ce30" table:number-columns-repeated="16358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30"/>
          <table:table-cell table:style-name="ce30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30"/>
          <table:table-cell table:style-name="ce1309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9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30"/>
          <table:table-cell table:style-name="ce1304"/>
          <table:table-cell table:style-name="ce1315"/>
          <table:table-cell table:style-name="ce1358"/>
          <table:table-cell table:style-name="ce30" table:number-columns-repeated="16358"/>
        </table:table-row>
        <table:table-row table:style-name="ro5">
          <table:table-cell table:style-name="ce846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30" table:number-columns-repeated="6"/>
          <table:table-cell table:style-name="ce1309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9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17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573"/>
          <table:covered-table-cell table:style-name="ce157"/>
          <table:table-cell table:style-name="ce1746"/>
          <table:table-cell table:style-name="ce1014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30"/>
          <table:table-cell table:style-name="ce1005"/>
          <table:table-cell/>
          <table:table-cell table:style-name="ce30" table:number-columns-repeated="5"/>
          <table:table-cell table:style-name="ce1309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9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8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788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30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30" table:number-columns-repeated="3"/>
          <table:table-cell table:style-name="ce1309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9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18" table:content-validation-name="val135" table:number-columns-spanned="2" table:number-rows-spanned="1"/>
          <table:covered-table-cell table:style-name="ce1033"/>
          <table:table-cell table:style-name="ce1007"/>
          <table:table-cell table:style-name="ce1072" table:content-validation-name="val37"/>
          <table:table-cell table:style-name="ce788"/>
          <table:table-cell table:style-name="ce890" table:content-validation-name="val16" table:formula="of:=IFNA(VLOOKUP([.$B73];pancel_strukturak2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0" calcext:value-type="float">
            <text:p>0</text:p>
          </table:table-cell>
          <table:table-cell table:style-name="ce30"/>
          <table:table-cell table:style-name="ce1056"/>
          <table:table-cell table:style-name="ce1059" table:number-columns-repeated="3"/>
          <table:table-cell table:style-name="ce30" table:number-columns-repeated="3"/>
          <table:table-cell table:style-name="ce1309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9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918"/>
          <table:table-cell table:style-name="ce1014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788" table:number-columns-repeated="3"/>
          <table:table-cell table:style-name="ce30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30" table:number-columns-repeated="16371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18" table:content-validation-name="val137" table:number-columns-spanned="2" table:number-rows-spanned="1"/>
          <table:covered-table-cell table:style-name="ce918"/>
          <table:table-cell table:style-name="ce1010"/>
          <table:table-cell table:style-name="ce1076" table:content-validation-name="val169"/>
          <table:table-cell table:style-name="ce788"/>
          <table:table-cell table:style-name="ce1014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0" calcext:value-type="float">
            <text:p>0. fok</text:p>
          </table:table-cell>
          <table:table-cell table:style-name="ce30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style-name="ce1323"/>
          <table:table-cell table:number-columns-repeated="9"/>
          <table:table-cell table:style-name="ce30" table:number-columns-repeated="16356"/>
        </table:table-row>
        <table:table-row table:style-name="ro8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21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921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788" table:number-columns-repeated="3"/>
          <table:table-cell table:style-name="ce30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5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5">
          <table:table-cell table:style-name="Default" table:number-columns-repeated="8"/>
          <table:table-cell table:style-name="ce788"/>
          <table:table-cell table:style-name="ce1057"/>
          <table:table-cell table:style-name="ce1059" table:number-columns-repeated="3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5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30"/>
          <table:table-cell table:style-name="Default" table:number-columns-repeated="5"/>
          <table:table-cell table:style-name="ce788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30"/>
          <table:table-cell table:style-name="Default" table:number-columns-repeated="5"/>
          <table:table-cell table:style-name="ce788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30"/>
          <table:table-cell table:style-name="Default" table:number-columns-repeated="5"/>
          <table:table-cell table:style-name="ce788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5">
          <table:table-cell table:style-name="ce1490" table:number-columns-spanned="3" table:number-rows-spanned="1"/>
          <table:covered-table-cell table:style-name="ce30"/>
          <table:covered-table-cell table:style-name="ce1036"/>
          <table:table-cell table:style-name="Default"/>
          <table:table-cell table:style-name="ce788" table:number-columns-repeated="5"/>
          <table:table-cell table:style-name="ce1056"/>
          <table:table-cell table:style-name="ce1059" table:number-columns-repeated="3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5">
          <table:table-cell table:style-name="ce1491" table:number-columns-spanned="3" table:number-rows-spanned="1"/>
          <table:covered-table-cell table:number-columns-repeated="2" table:style-name="ce30"/>
          <table:table-cell table:style-name="ce788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/>
          <table:table-cell table:style-name="ce30" table:number-columns-repeated="3"/>
          <table:table-cell table:number-columns-repeated="10"/>
          <table:table-cell table:style-name="ce30" table:number-columns-repeated="16356"/>
        </table:table-row>
        <table:table-row table:style-name="ro5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788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30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30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28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28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30" table:number-columns-repeated="2"/>
          <table:table-cell table:number-columns-repeated="13"/>
          <table:table-cell table:style-name="ce30" table:number-columns-repeated="16356"/>
        </table:table-row>
        <table:table-row table:style-name="ro5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30" table:number-columns-repeated="4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5">
          <table:table-cell table:style-name="ce30" table:number-columns-repeated="4"/>
          <table:table-cell table:style-name="ce788" table:number-columns-repeated="5"/>
          <table:table-cell table:style-name="ce964" table:number-columns-repeated="3"/>
          <table:table-cell table:style-name="ce30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5">
          <table:table-cell table:number-columns-repeated="3"/>
          <table:table-cell table:style-name="ce30"/>
          <table:table-cell table:style-name="ce788" table:number-columns-repeated="5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5">
          <table:table-cell table:number-columns-repeated="3"/>
          <table:table-cell table:style-name="ce30"/>
          <table:table-cell/>
          <table:table-cell table:style-name="ce788" table:number-columns-repeated="4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5">
          <table:table-cell table:style-name="Default" table:number-columns-repeated="3"/>
          <table:table-cell table:style-name="ce30"/>
          <table:table-cell/>
          <table:table-cell table:style-name="ce788" table:number-columns-repeated="4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5">
          <table:table-cell table:style-name="Default" table:number-columns-repeated="3"/>
          <table:table-cell table:style-name="ce30"/>
          <table:table-cell/>
          <table:table-cell table:style-name="ce788" table:number-columns-repeated="4"/>
          <table:table-cell table:style-name="ce30" table:number-columns-repeated="3"/>
          <table:table-cell table:number-columns-repeated="16"/>
          <table:table-cell table:style-name="ce30" table:number-columns-repeated="16356"/>
        </table:table-row>
        <table:table-row table:style-name="ro5" table:number-rows-repeated="2">
          <table:table-cell table:style-name="Default" table:number-columns-repeated="3"/>
          <table:table-cell table:style-name="ce30"/>
          <table:table-cell/>
          <table:table-cell table:style-name="ce788" table:number-columns-repeated="4"/>
          <table:table-cell table:style-name="ce30"/>
          <table:table-cell table:number-columns-repeated="18"/>
          <table:table-cell table:style-name="ce30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30" table:number-columns-repeated="3"/>
          <table:table-cell table:number-columns-repeated="18"/>
          <table:table-cell table:style-name="ce30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30" table:number-columns-repeated="4"/>
          <table:table-cell table:number-columns-repeated="17"/>
          <table:table-cell table:style-name="ce30" table:number-columns-repeated="16356"/>
        </table:table-row>
        <table:table-row table:style-name="ro5">
          <table:table-cell table:number-columns-repeated="9"/>
          <table:table-cell table:style-name="ce30" table:number-columns-repeated="3"/>
          <table:table-cell table:number-columns-repeated="16"/>
          <table:table-cell table:style-name="ce30" table:number-columns-repeated="16356"/>
        </table:table-row>
        <table:table-row table:style-name="ro5">
          <table:table-cell table:number-columns-repeated="9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5">
          <table:table-cell table:style-name="ce788" table:number-columns-repeated="5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5">
          <table:table-cell table:style-name="ce788" table:number-columns-repeated="5"/>
          <table:table-cell/>
          <table:table-cell table:style-name="ce30"/>
          <table:table-cell table:number-columns-repeated="21"/>
          <table:table-cell table:style-name="ce30" table:number-columns-repeated="16356"/>
        </table:table-row>
        <table:table-row table:style-name="ro5" table:number-rows-repeated="3">
          <table:table-cell table:style-name="ce788" table:number-columns-repeated="5"/>
          <table:table-cell table:number-columns-repeated="23"/>
          <table:table-cell table:style-name="ce30" table:number-columns-repeated="16356"/>
        </table:table-row>
        <table:table-row table:style-name="ro5" table:number-rows-repeated="1048470">
          <table:table-cell table:number-columns-repeated="28"/>
          <table:table-cell table:style-name="ce30" table:number-columns-repeated="16356"/>
        </table:table-row>
        <table:table-row table:style-name="ro5">
          <table:table-cell table:number-columns-repeated="28"/>
          <table:table-cell table:style-name="ce30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4" table:print="false">
        <table:table-column table:style-name="co47" table:default-cell-style-name="ce30"/>
        <table:table-column table:style-name="co48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default-cell-style-name="ce1512"/>
        <table:table-column table:style-name="co54" table:default-cell-style-name="ce30"/>
        <table:table-column table:style-name="co55" table:default-cell-style-name="ce30"/>
        <table:table-column table:style-name="co56" table:number-columns-repeated="4" table:default-cell-style-name="ce30"/>
        <table:table-column table:style-name="co57" table:default-cell-style-name="ce2"/>
        <table:table-column table:style-name="co58" table:default-cell-style-name="ce30"/>
        <table:table-column table:style-name="co59" table:default-cell-style-name="ce30"/>
        <table:table-column table:style-name="co42" table:default-cell-style-name="ce30"/>
        <table:table-column table:style-name="co60" table:default-cell-style-name="ce854"/>
        <table:table-column table:style-name="co61" table:default-cell-style-name="ce854"/>
        <table:table-column table:style-name="co62" table:default-cell-style-name="ce854"/>
        <table:table-column table:style-name="co42" table:number-columns-repeated="3" table:default-cell-style-name="ce854"/>
        <table:table-column table:style-name="co42" table:number-columns-repeated="233"/>
        <table:table-column table:style-name="co5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854" table:number-columns-repeated="16361"/>
        </table:table-row>
        <table:table-row table:style-name="ro29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839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1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854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854" table:number-columns-repeated="16361"/>
        </table:table-row>
        <table:table-row table:style-name="ro8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854" table:number-columns-repeated="16361"/>
        </table:table-row>
        <table:table-row table:style-name="ro8">
          <table:table-cell table:style-name="ce1354" table:number-columns-spanned="6" table:number-rows-spanned="1"/>
          <table:covered-table-cell table:number-columns-repeated="2" table:style-name="ce1375"/>
          <table:covered-table-cell table:style-name="ce1473"/>
          <table:covered-table-cell table:style-name="ce1390" table:content-validation-name="val128"/>
          <table:covered-table-cell table:style-name="ce1473" table:content-validation-name="val128"/>
          <table:table-cell/>
          <table:table-cell table:style-name="ce454" table:number-columns-spanned="6" table:number-rows-spanned="1"/>
          <table:covered-table-cell table:number-columns-repeated="5" table:style-name="ce854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854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843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854" table:number-columns-repeated="16361"/>
        </table:table-row>
        <table:table-row table:style-name="ro8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964"/>
          <table:table-cell table:style-name="ce510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854" table:number-columns-repeated="16361"/>
        </table:table-row>
        <table:table-row table:style-name="ro8">
          <table:table-cell table:style-name="ce1428" table:content-validation-name="val187" table:number-columns-spanned="4" table:number-rows-spanned="1"/>
          <table:covered-table-cell table:style-name="ce1466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854" table:number-columns-repeated="16361"/>
        </table:table-row>
        <table:table-row table:style-name="ro8">
          <table:table-cell table:style-name="ce454" table:number-columns-spanned="6" table:number-rows-spanned="1"/>
          <table:covered-table-cell table:number-columns-repeated="5" table:style-name="ce854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854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854" table:number-columns-repeated="16361"/>
        </table:table-row>
        <table:table-row table:style-name="ro30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964"/>
          <table:covered-table-cell table:number-columns-repeated="2" table:style-name="ce510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854" table:number-columns-repeated="16361"/>
        </table:table-row>
        <table:table-row table:style-name="ro8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466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8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8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8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854" table:number-columns-repeated="16361"/>
        </table:table-row>
        <table:table-row table:style-name="ro8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520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8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54" table:number-columns-spanned="6" table:number-rows-spanned="1"/>
          <table:covered-table-cell table:number-columns-repeated="5" table:style-name="ce854"/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8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8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8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7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8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8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8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8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8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8">
          <table:table-cell table:style-name="ce1428" table:content-validation-name="val189" table:number-columns-spanned="4" table:number-rows-spanned="1"/>
          <table:covered-table-cell table:style-name="ce146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5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5">
          <table:table-cell table:style-name="ce454" table:number-columns-spanned="6" table:number-rows-spanned="1"/>
          <table:covered-table-cell table:number-columns-repeated="5" table:style-name="ce85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16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359" table:number-columns-repeated="3"/>
          <table:table-cell table:number-columns-repeated="3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615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146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359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520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54"/>
          <table:table-cell table:style-name="ce854" table:number-columns-repeated="6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/>
          <table:table-cell table:style-name="ce1464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/>
          <table:table-cell table:style-name="ce1508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3" table:number-columns-repeated="7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5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5">
          <table:table-cell table:style-name="ce150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5" table:number-rows-repeated="7">
          <table:table-cell table:style-name="ce483" table:number-columns-repeated="14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5" table:number-rows-repeated="3">
          <table:table-cell table:style-name="ce854" table:number-columns-repeated="7"/>
          <table:table-cell table:style-name="ce483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 table:number-rows-repeated="10">
          <table:table-cell table:style-name="ce854" table:number-columns-repeated="1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 table:number-rows-repeated="20">
          <table:table-cell table:style-name="ce854" table:number-columns-repeated="6"/>
          <table:table-cell table:style-name="ce483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 table:number-rows-repeated="592">
          <table:table-cell table:style-name="ce854" table:number-columns-repeated="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 table:number-rows-repeated="2">
          <table:table-cell table:style-name="ce854" table:number-columns-repeated="6"/>
          <table:table-cell table:style-name="ce1417"/>
          <table:table-cell table:style-name="ce854" table:number-columns-repeated="7"/>
          <table:table-cell table:number-columns-repeated="9"/>
          <table:table-cell table:style-name="ce854" table:number-columns-repeated="16361"/>
        </table:table-row>
        <table:table-row table:style-name="ro5">
          <table:table-cell table:style-name="ce854" table:number-columns-repeated="6"/>
          <table:table-cell table:style-name="ce1417"/>
          <table:table-cell table:number-columns-repeated="6"/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5" table:number-rows-repeated="1047887">
          <table:table-cell table:number-columns-repeated="23"/>
          <table:table-cell table:style-name="ce854" table:number-columns-repeated="16361"/>
        </table:table-row>
        <table:table-row table:style-name="ro5">
          <table:table-cell table:number-columns-repeated="23"/>
          <table:table-cell table:style-name="ce854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63" table:default-cell-style-name="ce30"/>
        <table:table-column table:style-name="co64" table:default-cell-style-name="ce30"/>
        <table:table-column table:style-name="co5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68" table:default-cell-style-name="ce30"/>
        <table:table-column table:style-name="co69" table:default-cell-style-name="ce30"/>
        <table:table-column table:style-name="co70" table:default-cell-style-name="ce30"/>
        <table:table-column table:style-name="co71" table:default-cell-style-name="ce30"/>
        <table:table-column table:style-name="co5" table:number-columns-repeated="16374"/>
        <table:table-row table:style-name="ro1">
          <table:table-cell table:style-name="ce376" table:content-validation-name="val37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7"/>
          <table:covered-table-cell table:number-columns-repeated="2"/>
          <table:table-cell table:style-name="ce854" table:number-columns-repeated="16374"/>
        </table:table-row>
        <table:table-row table:style-name="ro5">
          <table:table-cell table:style-name="ce1556" table:number-columns-spanned="9" table:number-rows-spanned="1"/>
          <table:covered-table-cell/>
          <table:covered-table-cell table:style-name="ce2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854"/>
          <table:table-cell table:style-name="ce854" table:number-columns-repeated="16375"/>
        </table:table-row>
        <table:table-row table:style-name="ro8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771"/>
          <table:covered-table-cell table:style-name="ce1616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290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2021"/>
          <table:table-cell table:style-name="ce854" table:number-columns-repeated="16378"/>
        </table:table-row>
        <table:table-row table:style-name="ro8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771"/>
          <table:covered-table-cell table:style-name="ce161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290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2021"/>
          <table:table-cell table:style-name="ce854" table:number-columns-repeated="16378"/>
        </table:table-row>
        <table:table-row table:style-name="ro5">
          <table:table-cell table:style-name="ce454" table:number-columns-spanned="3" table:number-rows-spanned="1"/>
          <table:covered-table-cell table:number-columns-repeated="2" table:style-name="ce854"/>
          <table:table-cell table:style-name="ce2008" office:value-type="string" calcext:value-type="string">
            <text:p>↓</text:p>
          </table:table-cell>
          <table:table-cell table:style-name="ce454" table:number-columns-spanned="2" table:number-rows-spanned="1"/>
          <table:covered-table-cell table:style-name="ce854"/>
          <table:table-cell table:style-name="ce854" table:number-columns-repeated="16378"/>
        </table:table-row>
        <table:table-row table:style-name="ro12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573"/>
          <table:covered-table-cell table:number-columns-repeated="2" table:style-name="ce419"/>
          <table:covered-table-cell table:number-columns-repeated="4" table:style-name="ce573"/>
          <table:covered-table-cell table:style-name="ce1066"/>
          <table:table-cell table:style-name="ce854" table:number-columns-repeated="16375"/>
        </table:table-row>
        <table:table-row table:style-name="ro5">
          <table:table-cell table:style-name="ce155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572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572"/>
          <table:table-cell table:style-name="ce1594" office:value-type="string" calcext:value-type="string" table:number-columns-spanned="3" table:number-rows-spanned="1">
            <text:p>Megjegyzés</text:p>
          </table:table-cell>
          <table:covered-table-cell table:style-name="ce1594"/>
          <table:covered-table-cell table:style-name="ce506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content-validation-name="val211" table:number-columns-spanned="3" table:number-rows-spanned="1"/>
          <table:covered-table-cell table:style-name="ce1606" table:content-validation-name="val211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571" table:content-validation-name="val197"/>
          <table:table-cell table:style-name="ce1571" table:content-validation-name="val202"/>
          <table:table-cell table:style-name="ce1592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2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854" table:number-columns-repeated="16374"/>
        </table:table-row>
        <table:table-row table:style-name="ro5">
          <table:table-cell table:style-name="ce1562" table:content-validation-name="val197" table:number-columns-spanned="3" table:number-rows-spanned="1"/>
          <table:covered-table-cell table:number-columns-repeated="2" table:style-name="ce1573" table:content-validation-name="val197"/>
          <table:table-cell table:style-name="ce1573" table:content-validation-name="val203"/>
          <table:table-cell table:style-name="ce1593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93" table:content-validation-name="val206"/>
          <table:table-cell table:style-name="ce1607" table:number-columns-spanned="3" table:number-rows-spanned="1"/>
          <table:covered-table-cell table:style-name="ce1607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854" table:number-columns-repeated="16374"/>
        </table:table-row>
        <table:table-row table:style-name="ro5">
          <table:table-cell table:style-name="ce454" table:number-columns-spanned="9" table:number-rows-spanned="1"/>
          <table:covered-table-cell table:number-columns-repeated="8" table:style-name="ce854"/>
          <table:table-cell table:style-name="ce854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99"/>
          <table:covered-table-cell table:style-name="ce267"/>
          <table:covered-table-cell table:style-name="ce464"/>
          <table:table-cell table:style-name="ce1608" office:value-type="string" calcext:value-type="string" table:number-columns-spanned="3" table:number-rows-spanned="1">
            <text:p>Leíró Hátterek</text:p>
          </table:table-cell>
          <table:covered-table-cell table:style-name="ce1608"/>
          <table:covered-table-cell table:style-name="ce157"/>
          <table:table-cell table:style-name="ce854" table:number-columns-repeated="16375"/>
        </table:table-row>
        <table:table-row table:style-name="ro8">
          <table:table-cell table:style-name="ce1559" office:value-type="string" calcext:value-type="string" table:number-columns-spanned="3" table:number-rows-spanned="1">
            <text:p>Kultúrkör</text:p>
          </table:table-cell>
          <table:covered-table-cell table:style-name="ce771"/>
          <table:covered-table-cell table:style-name="ce1572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594" office:value-type="string" calcext:value-type="string" table:number-columns-spanned="2" table:number-rows-spanned="1">
            <text:p>Megjegyzés, eredet</text:p>
          </table:table-cell>
          <table:covered-table-cell table:style-name="ce1594"/>
          <table:table-cell table:style-name="ce1559" office:value-type="string" calcext:value-type="string" table:number-columns-spanned="2" table:number-rows-spanned="1">
            <text:p>Név</text:p>
          </table:table-cell>
          <table:covered-table-cell table:style-name="ce1559"/>
          <table:table-cell table:style-name="ce517" office:value-type="string" calcext:value-type="string">
            <text:p>Bővebben</text:p>
          </table:table-cell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1565" table:content-validation-name="val198" table:number-columns-spanned="4" table:number-rows-spanned="1"/>
          <table:covered-table-cell table:style-name="ce351" table:content-validation-name="val198"/>
          <table:covered-table-cell table:style-name="ce1565" table:content-validation-name="val198"/>
          <table:covered-table-cell table:style-name="ce1571" table:content-validation-name="val198"/>
          <table:table-cell table:style-name="ce15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1556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99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8">
          <table:table-cell table:style-name="ce1559" office:value-type="string" calcext:value-type="string" table:number-columns-spanned="3" table:number-rows-spanned="1">
            <text:p>Hely</text:p>
          </table:table-cell>
          <table:covered-table-cell table:style-name="ce771"/>
          <table:covered-table-cell table:style-name="ce1572" table:content-validation-name="val37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594" office:value-type="string" calcext:value-type="string" table:number-columns-spanned="2" table:number-rows-spanned="1">
            <text:p>Megjegyzés, eredet</text:p>
          </table:table-cell>
          <table:covered-table-cell table:style-name="ce159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1566" table:content-validation-name="val199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854" table:number-columns-repeated="16375"/>
        </table:table-row>
        <table:table-row table:style-name="ro12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854" table:number-columns-repeated="16375"/>
        </table:table-row>
        <table:table-row table:style-name="ro5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1559" office:value-type="string" calcext:value-type="string" table:number-columns-spanned="2" table:number-rows-spanned="1">
            <text:p>Név</text:p>
          </table:table-cell>
          <table:covered-table-cell table:style-name="ce1559"/>
          <table:table-cell table:style-name="ce521" office:value-type="string" calcext:value-type="string">
            <text:p>Jellemzők, szerzés körülményei, következmények</text:p>
          </table:table-cell>
          <table:table-cell table:style-name="ce854" table:number-columns-repeated="16375"/>
        </table:table-row>
        <table:table-row table:style-name="ro5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5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5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5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5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5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5">
          <table:table-cell table:style-name="ce156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71" table:content-validation-name="val37"/>
          <table:table-cell table:style-name="ce15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5">
          <table:table-cell table:style-name="ce1562" table:content-validation-name="val37" table:number-columns-spanned="4" table:number-rows-spanned="1"/>
          <table:covered-table-cell table:style-name="ce410" table:content-validation-name="val37"/>
          <table:covered-table-cell table:number-columns-repeated="2" table:style-name="ce1573" table:content-validation-name="val37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854" table:number-columns-repeated="16375"/>
        </table:table-row>
        <table:table-row table:style-name="ro5">
          <table:table-cell table:style-name="ce854" table:number-columns-repeated="9"/>
          <table:table-cell/>
          <table:table-cell table:style-name="ce854" table:number-columns-repeated="16374"/>
        </table:table-row>
        <table:table-row table:style-name="ro12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8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854" table:number-columns-repeated="16375"/>
        </table:table-row>
        <table:table-row table:style-name="ro5">
          <table:table-cell table:style-name="ce1569" table:content-validation-name="val37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571"/>
          <table:covered-table-cell table:style-name="ce62"/>
          <table:table-cell table:style-name="ce1571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569"/>
          <table:covered-table-cell table:style-name="ce440"/>
          <table:table-cell table:style-name="ce1571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571" table:content-validation-name="val200" table:number-columns-spanned="4" table:number-rows-spanned="1"/>
          <table:covered-table-cell table:number-columns-repeated="2" table:style-name="ce1571" table:content-validation-name="val200"/>
          <table:covered-table-cell table:style-name="ce62" table:content-validation-name="val200"/>
          <table:table-cell table:style-name="ce157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 table:number-rows-repeated="2">
          <table:table-cell/>
          <table:table-cell table:style-name="ce854" table:number-columns-repeated="7"/>
          <table:table-cell table:number-columns-repeated="2"/>
          <table:table-cell table:style-name="ce854" table:number-columns-repeated="16374"/>
        </table:table-row>
        <table:table-row table:style-name="ro5" table:number-rows-repeated="10">
          <table:table-cell table:style-name="ce854" table:number-columns-repeated="8"/>
          <table:table-cell table:number-columns-repeated="2"/>
          <table:table-cell table:style-name="ce854" table:number-columns-repeated="16374"/>
        </table:table-row>
        <table:table-row table:style-name="ro5" table:number-rows-repeated="2">
          <table:table-cell table:number-columns-repeated="6"/>
          <table:table-cell table:style-name="ce854" table:number-columns-repeated="2"/>
          <table:table-cell table:number-columns-repeated="2"/>
          <table:table-cell table:style-name="ce854" table:number-columns-repeated="16374"/>
        </table:table-row>
        <table:table-row table:style-name="ro5" table:number-rows-repeated="11">
          <table:table-cell table:number-columns-repeated="10"/>
          <table:table-cell table:style-name="ce854" table:number-columns-repeated="16374"/>
        </table:table-row>
        <table:table-row table:style-name="ro5" table:number-rows-repeated="2">
          <table:table-cell/>
          <table:table-cell table:style-name="ce854" table:number-columns-repeated="5"/>
          <table:table-cell table:number-columns-repeated="4"/>
          <table:table-cell table:style-name="ce854" table:number-columns-repeated="16374"/>
        </table:table-row>
        <table:table-row table:style-name="ro5" table:number-rows-repeated="13">
          <table:table-cell/>
          <table:table-cell table:style-name="ce854" table:number-columns-repeated="7"/>
          <table:table-cell table:number-columns-repeated="2"/>
          <table:table-cell table:style-name="ce854" table:number-columns-repeated="16374"/>
        </table:table-row>
        <table:table-row table:style-name="ro5" table:number-rows-repeated="2">
          <table:table-cell table:number-columns-repeated="6"/>
          <table:table-cell table:style-name="ce854" table:number-columns-repeated="2"/>
          <table:table-cell table:number-columns-repeated="2"/>
          <table:table-cell table:style-name="ce854" table:number-columns-repeated="16374"/>
        </table:table-row>
        <table:table-row table:style-name="ro5" table:number-rows-repeated="9">
          <table:table-cell table:number-columns-repeated="10"/>
          <table:table-cell table:style-name="ce854" table:number-columns-repeated="16374"/>
        </table:table-row>
        <table:table-row table:style-name="ro5" table:number-rows-repeated="2">
          <table:table-cell table:number-columns-repeated="3"/>
          <table:table-cell table:style-name="ce854" table:number-columns-repeated="3"/>
          <table:table-cell table:number-columns-repeated="4"/>
          <table:table-cell table:style-name="ce854" table:number-columns-repeated="16374"/>
        </table:table-row>
        <table:table-row table:style-name="ro5" table:number-rows-repeated="6">
          <table:table-cell table:number-columns-repeated="3"/>
          <table:table-cell table:style-name="ce854" table:number-columns-repeated="5"/>
          <table:table-cell table:number-columns-repeated="2"/>
          <table:table-cell table:style-name="ce854" table:number-columns-repeated="16374"/>
        </table:table-row>
        <table:table-row table:style-name="ro5" table:number-rows-repeated="7">
          <table:table-cell table:number-columns-repeated="3"/>
          <table:table-cell table:style-name="ce854" table:number-columns-repeated="6"/>
          <table:table-cell/>
          <table:table-cell table:style-name="ce854" table:number-columns-repeated="16374"/>
        </table:table-row>
        <table:table-row table:style-name="ro5" table:number-rows-repeated="2">
          <table:table-cell table:number-columns-repeated="6"/>
          <table:table-cell table:style-name="ce854" table:number-columns-repeated="3"/>
          <table:table-cell/>
          <table:table-cell table:style-name="ce854" table:number-columns-repeated="16374"/>
        </table:table-row>
        <table:table-row table:style-name="ro5" table:number-rows-repeated="6">
          <table:table-cell table:number-columns-repeated="8"/>
          <table:table-cell table:style-name="ce854"/>
          <table:table-cell/>
          <table:table-cell table:style-name="ce854" table:number-columns-repeated="16374"/>
        </table:table-row>
        <table:table-row table:style-name="ro5" table:number-rows-repeated="1048435">
          <table:table-cell table:number-columns-repeated="10"/>
          <table:table-cell table:style-name="ce854" table:number-columns-repeated="16374"/>
        </table:table-row>
        <table:table-row table:style-name="ro5">
          <table:table-cell table:number-columns-repeated="10"/>
          <table:table-cell table:style-name="ce854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72" table:default-cell-style-name="ce1975"/>
        <table:table-column table:style-name="co73" table:default-cell-style-name="ce964"/>
        <table:table-column table:style-name="co74" table:default-cell-style-name="ce964"/>
        <table:table-column table:style-name="co75" table:default-cell-style-name="ce964"/>
        <table:table-column table:style-name="co15" table:default-cell-style-name="ce964"/>
        <table:table-column table:style-name="co76" table:default-cell-style-name="ce964"/>
        <table:table-column table:style-name="co77" table:default-cell-style-name="ce964"/>
        <table:table-column table:style-name="co78" table:default-cell-style-name="ce964"/>
        <table:table-column table:style-name="co79" table:default-cell-style-name="ce964"/>
        <table:table-column table:style-name="co80" table:default-cell-style-name="ce964"/>
        <table:table-column table:style-name="co15" table:default-cell-style-name="ce964"/>
        <table:table-column table:style-name="co81" table:default-cell-style-name="ce964"/>
        <table:table-column table:style-name="co82" table:default-cell-style-name="ce964"/>
        <table:table-column table:style-name="co83" table:default-cell-style-name="ce964"/>
        <table:table-column table:style-name="co84" table:default-cell-style-name="ce964"/>
        <table:table-column table:style-name="co85" table:default-cell-style-name="ce964"/>
        <table:table-column table:style-name="co42" table:default-cell-style-name="ce964"/>
        <table:table-column table:style-name="co42" table:number-columns-repeated="3" table:default-cell-style-name="ce680"/>
        <table:table-column table:style-name="co42" table:number-columns-repeated="2" table:default-cell-style-name="ce964"/>
        <table:table-column table:style-name="co86" table:default-cell-style-name="ce1975"/>
        <table:table-column table:style-name="co42" table:number-columns-repeated="241" table:default-cell-style-name="ce30"/>
        <table:table-column table:style-name="co5" table:default-cell-style-name="ce30"/>
        <table:table-row table:style-name="ro5">
          <table:table-cell table:style-name="ce197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31">
          <table:table-cell/>
          <table:table-cell table:style-name="ce1984" office:value-type="string" calcext:value-type="string">
            <text:p>Fegyver</text:p>
          </table:table-cell>
          <table:table-cell table:style-name="ce2015" office:value-type="string" calcext:value-type="string">
            <text:p>TÉ</text:p>
          </table:table-cell>
          <table:table-cell table:style-name="ce2015" office:value-type="string" calcext:value-type="string">
            <text:p>VÉ</text:p>
          </table:table-cell>
          <table:table-cell table:style-name="ce1984" office:value-type="string" calcext:value-type="string">
            <text:p>SP</text:p>
          </table:table-cell>
          <table:table-cell table:style-name="ce2056" office:value-type="string" calcext:value-type="string">
            <text:p>Sebesség</text:p>
          </table:table-cell>
          <table:table-cell table:style-name="ce2070" office:value-type="string" calcext:value-type="string">
            <text:p>Sebzés</text:p>
            <text:p>Módja</text:p>
          </table:table-cell>
          <table:table-cell table:style-name="ce2077" office:value-type="string" calcext:value-type="string">
            <text:p>Pengehossz</text:p>
          </table:table-cell>
          <table:table-cell table:style-name="ce2087" office:value-type="string" calcext:value-type="string">
            <text:p>Forgatás</text:p>
            <text:p>Módja</text:p>
          </table:table-cell>
          <table:table-cell table:style-name="ce2100" office:value-type="string" calcext:value-type="string">
            <text:p>Erőbónusz</text:p>
            <text:p>Max</text:p>
          </table:table-cell>
          <table:table-cell table:style-name="ce2056" office:value-type="string" calcext:value-type="string">
            <text:p>Átütés</text:p>
          </table:table-cell>
          <table:table-cell table:style-name="ce2105" office:value-type="string" calcext:value-type="string">
            <text:p>Íves</text:p>
          </table:table-cell>
          <table:table-cell table:style-name="ce2105" office:value-type="string" calcext:value-type="string">
            <text:p>MK</text:p>
          </table:table-cell>
          <table:table-cell table:style-name="ce2105" office:value-type="string" calcext:value-type="string">
            <text:p>KF</text:p>
          </table:table-cell>
          <table:table-cell table:style-name="ce2136" office:value-type="string" calcext:value-type="string">
            <text:p>Harcmodor</text:p>
          </table:table-cell>
          <table:table-cell table:style-name="ce2174" office:value-type="string" calcext:value-type="string">
            <text:p>Megjegyzés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1975" table:number-columns-repeated="129"/>
          <table:table-cell table:number-columns-repeated="8"/>
        </table:table-row>
        <table:table-row table:style-name="ro5">
          <table:table-cell table:style-name="ce1976" office:value-type="string" calcext:value-type="string">
            <text:p>Közelharci fegyverek</text:p>
          </table:table-cell>
          <table:table-cell table:style-name="ce1985"/>
          <table:table-cell table:style-name="ce2016" table:number-columns-repeated="2"/>
          <table:table-cell table:style-name="ce1985"/>
          <table:table-cell table:style-name="ce2057"/>
          <table:table-cell table:style-name="ce2071"/>
          <table:table-cell table:style-name="ce2057"/>
          <table:table-cell table:style-name="ce2088"/>
          <table:table-cell table:style-name="ce2071"/>
          <table:table-cell table:style-name="ce2057" table:number-columns-repeated="4"/>
          <table:table-cell table:style-name="ce2088"/>
          <table:table-cell table:style-name="ce2179"/>
          <table:table-cell table:style-name="ce2237"/>
          <table:table-cell table:style-name="ce30" table:number-columns-repeated="6"/>
          <table:table-cell table:number-columns-repeated="105"/>
          <table:table-cell table:style-name="ce2238" table:number-columns-repeated="129"/>
          <table:table-cell table:number-columns-repeated="8"/>
        </table:table-row>
        <table:table-row table:style-name="ro32">
          <table:table-cell/>
          <table:table-cell table:style-name="ce1986" office:value-type="string" calcext:value-type="string">
            <text:p>Puszta kéz</text:p>
          </table:table-cell>
          <table:table-cell table:number-columns-repeated="2" table:style-name="ce1616" office:value-type="float" office:value="-3" calcext:value-type="float">
            <text:p>-3</text:p>
          </table:table-cell>
          <table:table-cell table:style-name="ce2031" office:value-type="float" office:value="-5" calcext:value-type="float">
            <text:p>-5</text:p>
          </table:table-cell>
          <table:table-cell table:style-name="ce2031" office:value-type="float" office:value="6" calcext:value-type="float">
            <text:p>6</text:p>
          </table:table-cell>
          <table:table-cell table:style-name="ce2031" office:value-type="string" calcext:value-type="string">
            <text:p>Z</text:p>
          </table:table-cell>
          <table:table-cell table:style-name="ce2078" office:value-type="float" office:value="0" calcext:value-type="float">
            <text:p>0</text:p>
          </table:table-cell>
          <table:table-cell table:style-name="ce2031" office:value-type="string" calcext:value-type="string">
            <text:p>egykezes</text:p>
          </table:table-cell>
          <table:table-cell table:style-name="ce2031" office:value-type="float" office:value="99" calcext:value-type="float">
            <text:p>99</text:p>
          </table:table-cell>
          <table:table-cell table:style-name="ce2031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8">
          <table:table-cell/>
          <table:table-cell table:style-name="ce1987" office:value-type="string" calcext:value-type="string">
            <text:p>Puszta kéz Belharcban</text:p>
          </table:table-cell>
          <table:table-cell table:number-columns-repeated="2" table:style-name="ce1930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style-name="ce2032" office:value-type="float" office:value="6" calcext:value-type="float">
            <text:p>6</text:p>
          </table:table-cell>
          <table:table-cell table:style-name="ce2032" office:value-type="string" calcext:value-type="string">
            <text:p>Z</text:p>
          </table:table-cell>
          <table:table-cell table:style-name="ce2079" office:value-type="float" office:value="0" calcext:value-type="float">
            <text:p>0</text:p>
          </table:table-cell>
          <table:table-cell table:style-name="ce2032" office:value-type="string" calcext:value-type="string">
            <text:p>egykezes</text:p>
          </table:table-cell>
          <table:table-cell table:style-name="ce2032" office:value-type="float" office:value="99" calcext:value-type="float">
            <text:p>99</text:p>
          </table:table-cell>
          <table:table-cell table:number-columns-repeated="4" table:style-name="ce2032" office:value-type="float" office:value="0" calcext:value-type="float">
            <text:p>0</text:p>
          </table:table-cell>
          <table:table-cell table:style-name="ce2138" office:value-type="string" calcext:value-type="string">
            <text:p>közelharc</text:p>
          </table:table-cell>
          <table:table-cell table:style-name="ce2189" office:value-type="string" calcext:value-type="string">
            <text:p>FP sebesülést okoz. 5.FP = 1 ÉP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77"/>
          <table:table-cell table:style-name="ce1988" office:value-type="string" calcext:value-type="string">
            <text:p>Tőr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3">
          <table:table-cell/>
          <table:table-cell table:style-name="ce1988" office:value-type="string" calcext:value-type="string">
            <text:p>Béltépő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0" calcext:value-type="float">
            <text:p>0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Dzsambia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Garott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-</text:p>
          </table:table-cell>
          <table:table-cell table:style-name="ce2033" office:value-type="string" calcext:value-type="string">
            <text:p>V</text:p>
          </table:table-cell>
          <table:table-cell table:style-name="ce2033" office:value-type="string" calcext:value-type="string">
            <text:p>spec.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/>
          <table:table-cell table:style-name="ce1988" office:value-type="string" calcext:value-type="string">
            <text:p>Kés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3">
          <table:table-cell/>
          <table:table-cell table:style-name="ce1988" office:value-type="string" calcext:value-type="string">
            <text:p>Kriszkés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/>
          <table:table-cell table:style-name="ce1988" office:value-type="string" calcext:value-type="string">
            <text:p>Levéltőr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3" calcext:value-type="float">
            <text:p>3</text:p>
          </table:table-cell>
          <table:table-cell table:style-name="ce2034" office:value-type="float" office:value="1" calcext:value-type="float">
            <text:p>1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4" office:value-type="float" office:value="2" calcext:value-type="float">
            <text:p>2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Markolatgomb</text:p>
          </table:table-cell>
          <table:table-cell table:style-name="ce1616" office:value-type="float" office:value="-1" calcext:value-type="float">
            <text:p>-1</text:p>
          </table:table-cell>
          <table:table-cell table:style-name="ce1616" office:value-type="float" office:value="-2" calcext:value-type="float">
            <text:p>-2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Z</text:p>
          </table:table-cell>
          <table:table-cell table:style-name="ce2034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4" office:value-type="float" office:value="3" calcext:value-type="float">
            <text:p>3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Ugyanazok az értékei, mint a Vasököl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Méregfog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Ha sebzést okoz, befecskendezi a benne tárolt mérge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Pugos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10" office:value-type="string" calcext:value-type="string">
            <text:p>F6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4">
          <table:table-cell/>
          <table:table-cell table:style-name="ce1988" office:value-type="string" calcext:value-type="string">
            <text:p>Ramiera</text:p>
          </table:table-cell>
          <table:table-cell table:number-columns-repeated="2" table:style-name="ce1616" office:value-type="float" office:value="3" calcext:value-type="float">
            <text:p>3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10" office:value-type="string" calcext:value-type="string">
            <text:p>F6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/>
          <table:table-cell table:style-name="ce1988" office:value-type="string" calcext:value-type="string">
            <text:p>Tőr, hárító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7">Nagyon</text:span><text:span text:style-name="T18"> drága!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Tőr, kígyó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Áldozótőr</text:p>
            <text:p>Vágásnál: +0 SP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78"/>
          <table:table-cell table:style-name="ce1988" office:value-type="string" calcext:value-type="string">
            <text:p>Tőr, ököl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float" office:value="-3" calcext:value-type="float">
            <text:p>-3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35">
          <table:table-cell/>
          <table:table-cell table:style-name="ce1989" office:value-type="string" calcext:value-type="string">
            <text:p>Tőr, páncélszúró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0" calcext:value-type="float">
            <text:p>0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5" calcext:value-type="float">
            <text:p>5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9" office:value-type="string" calcext:value-type="string">
            <text:p>közelharc</text:p>
          </table:table-cell>
          <table:table-cell table:style-name="ce220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Tőr, Slan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8">
          <table:table-cell/>
          <table:table-cell table:style-name="ce1990" office:value-type="string" calcext:value-type="string">
            <text:p>Vasököl / p.kesztyű</text:p>
          </table:table-cell>
          <table:table-cell table:style-name="ce1616" office:value-type="float" office:value="-1" calcext:value-type="float">
            <text:p>-1</text:p>
          </table:table-cell>
          <table:table-cell table:style-name="ce1616" office:value-type="float" office:value="-2" calcext:value-type="float">
            <text:p>-2</text:p>
          </table:table-cell>
          <table:table-cell table:style-name="ce2036" office:value-type="float" office:value="0" calcext:value-type="float">
            <text:p>0</text:p>
          </table:table-cell>
          <table:table-cell table:style-name="ce2036" office:value-type="float" office:value="6" calcext:value-type="float">
            <text:p>6</text:p>
          </table:table-cell>
          <table:table-cell table:style-name="ce2036" office:value-type="string" calcext:value-type="string">
            <text:p>Z</text:p>
          </table:table-cell>
          <table:table-cell table:style-name="ce2036" office:value-type="float" office:value="0" calcext:value-type="float">
            <text:p>0</text:p>
          </table:table-cell>
          <table:table-cell table:style-name="ce2036" office:value-type="string" calcext:value-type="string">
            <text:p>egykezes</text:p>
          </table:table-cell>
          <table:table-cell table:style-name="ce2036" office:value-type="float" office:value="3" calcext:value-type="float">
            <text:p>3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108" office:value-type="float" office:value="0" calcext:value-type="float">
            <text:p>0</text:p>
          </table:table-cell>
          <table:table-cell table:style-name="ce2140" office:value-type="string" calcext:value-type="string">
            <text:p>közelharc</text:p>
          </table:table-cell>
          <table:table-cell table:style-name="ce220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76" office:value-type="string" calcext:value-type="string">
            <text:p>Kardvívó fegyverek</text:p>
          </table:table-cell>
          <table:table-cell table:style-name="ce1991" office:value-type="string" calcext:value-type="string">
            <text:p>Kard, dzsenn szablya</text:p>
          </table:table-cell>
          <table:table-cell table:number-columns-repeated="2" table:style-name="ce1099" office:value-type="float" office:value="5" calcext:value-type="float">
            <text:p>5</text:p>
          </table:table-cell>
          <table:table-cell table:style-name="ce2037" office:value-type="float" office:value="4" calcext:value-type="float">
            <text:p>4</text:p>
          </table:table-cell>
          <table:table-cell table:style-name="ce2037" office:value-type="float" office:value="6" calcext:value-type="float">
            <text:p>6</text:p>
          </table:table-cell>
          <table:table-cell table:style-name="ce2037" office:value-type="string" calcext:value-type="string">
            <text:p>V/S</text:p>
          </table:table-cell>
          <table:table-cell table:style-name="ce2037" office:value-type="float" office:value="1" calcext:value-type="float">
            <text:p>1</text:p>
          </table:table-cell>
          <table:table-cell table:style-name="ce2037" office:value-type="string" calcext:value-type="string">
            <text:p>egykezes</text:p>
          </table:table-cell>
          <table:table-cell table:style-name="ce2037" office:value-type="float" office:value="99" calcext:value-type="float">
            <text:p>99</text:p>
          </table:table-cell>
          <table:table-cell table:style-name="ce2037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12" office:value-type="float" office:value="0" calcext:value-type="float">
            <text:p>0</text:p>
          </table:table-cell>
          <table:table-cell table:style-name="ce2109" office:value-type="string" calcext:value-type="string">
            <text:p>D6</text:p>
          </table:table-cell>
          <table:table-cell table:style-name="ce2141" office:value-type="string" calcext:value-type="string">
            <text:p>kardvívás</text:p>
          </table:table-cell>
          <table:table-cell table:style-name="ce2206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5">
          <table:table-cell/>
          <table:table-cell table:style-name="ce1988" office:value-type="string" calcext:value-type="string">
            <text:p>Kard, emrelin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3">
          <table:table-cell/>
          <table:table-cell table:style-name="ce1988" office:value-type="string" calcext:value-type="string">
            <text:p>Kard, fejvadász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handzsár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hiequar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lfek használják. Előtörténet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92" office:value-type="string" calcext:value-type="string">
            <text:p>Kard, hosszú</text:p>
          </table:table-cell>
          <table:table-cell table:number-columns-repeated="2" table:style-name="ce1930" office:value-type="float" office:value="4" calcext:value-type="float">
            <text:p>4</text:p>
          </table:table-cell>
          <table:table-cell table:style-name="ce2038" office:value-type="float" office:value="4" calcext:value-type="float">
            <text:p>4</text:p>
          </table:table-cell>
          <table:table-cell table:style-name="ce2038" office:value-type="float" office:value="7" calcext:value-type="float">
            <text:p>7</text:p>
          </table:table-cell>
          <table:table-cell table:style-name="ce2072" office:value-type="string" calcext:value-type="string">
            <text:p>V/S</text:p>
          </table:table-cell>
          <table:table-cell table:style-name="ce2032" office:value-type="float" office:value="1" calcext:value-type="float">
            <text:p>1</text:p>
          </table:table-cell>
          <table:table-cell table:style-name="ce2038" office:value-type="string" calcext:value-type="string">
            <text:p>egy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0" office:value-type="string" calcext:value-type="string">
            <text:p>A legelterjedtebb kard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jatagán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5">
          <table:table-cell/>
          <table:table-cell table:style-name="ce1992" office:value-type="string" calcext:value-type="string">
            <text:p>Kard, kétkezes</text:p>
          </table:table-cell>
          <table:table-cell table:style-name="ce1930" office:value-type="float" office:value="7" calcext:value-type="float">
            <text:p>7</text:p>
          </table:table-cell>
          <table:table-cell table:style-name="ce1930" office:value-type="float" office:value="5" calcext:value-type="float">
            <text:p>5</text:p>
          </table:table-cell>
          <table:table-cell table:style-name="ce2038" office:value-type="float" office:value="8" calcext:value-type="float">
            <text:p>8</text:p>
          </table:table-cell>
          <table:table-cell table:style-name="ce2038" office:value-type="float" office:value="9" calcext:value-type="float">
            <text:p>9</text:p>
          </table:table-cell>
          <table:table-cell table:style-name="ce2038" office:value-type="string" calcext:value-type="string">
            <text:p>V/S</text:p>
          </table:table-cell>
          <table:table-cell table:style-name="ce2038" office:value-type="float" office:value="2" calcext:value-type="float">
            <text:p>2</text:p>
          </table:table-cell>
          <table:table-cell table:style-name="ce2038" office:value-type="string" calcext:value-type="string">
            <text:p>két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khossa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lfek használják. Előtörténet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Kard, kígyó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Lagoss 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5" calcext:value-type="float">
            <text:p>5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gyébként Hosszúkard értékei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lovag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1" calcext:value-type="float">
            <text:p>1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/>
          <table:table-cell table:style-name="ce1992" office:value-type="string" calcext:value-type="string">
            <text:p>Kard, másfélkezes 2K</text:p>
          </table:table-cell>
          <table:table-cell table:style-name="ce1930" office:value-type="float" office:value="6" calcext:value-type="float">
            <text:p>6</text:p>
          </table:table-cell>
          <table:table-cell table:style-name="ce1930" office:value-type="float" office:value="5" calcext:value-type="float">
            <text:p>5</text:p>
          </table:table-cell>
          <table:table-cell table:style-name="ce2038" office:value-type="float" office:value="5" calcext:value-type="float">
            <text:p>5</text:p>
          </table:table-cell>
          <table:table-cell table:style-name="ce2038" office:value-type="float" office:value="8" calcext:value-type="float">
            <text:p>8</text:p>
          </table:table-cell>
          <table:table-cell table:style-name="ce2038" office:value-type="string" calcext:value-type="string">
            <text:p>V/S</text:p>
          </table:table-cell>
          <table:table-cell table:style-name="ce2038" office:value-type="float" office:value="1.5" calcext:value-type="float">
            <text:p>1.5</text:p>
          </table:table-cell>
          <table:table-cell table:style-name="ce2038" office:value-type="string" calcext:value-type="string">
            <text:p>két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1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/>
          <table:table-cell table:style-name="ce1988" office:value-type="string" calcext:value-type="string">
            <text:p>Kard, másfélkezes 1K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/>
          <table:table-cell table:style-name="ce1988" office:value-type="string" calcext:value-type="string">
            <text:p>Kard, mesterkard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/>
          <table:table-cell table:style-name="ce1988" office:value-type="string" calcext:value-type="string">
            <text:p>Kard, mesterkard 1K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Pugoss 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6</text:p>
          </table:table-cell>
          <table:table-cell table:style-name="ce2137" office:value-type="string" calcext:value-type="string">
            <text:p>kardvív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Kard, rapír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5">
          <table:table-cell/>
          <table:table-cell table:style-name="ce1988" office:value-type="string" calcext:value-type="string">
            <text:p>Kard, Slan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number-columns-repeated="2"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5">
          <table:table-cell/>
          <table:table-cell table:style-name="ce1988" office:value-type="string" calcext:value-type="string">
            <text:p>Kard, Slan 1K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number-columns-repeated="2"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Slan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Kard, Slan csatakard</text:p>
          </table:table-cell>
          <table:table-cell table:style-name="ce1616" office:value-type="float" office:value="8" calcext:value-type="float">
            <text:p>8</text:p>
          </table:table-cell>
          <table:table-cell table:style-name="ce1616" office:value-type="float" office:value="7" calcext:value-type="float">
            <text:p>7</text:p>
          </table:table-cell>
          <table:table-cell table:number-columns-repeated="2"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9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Hihetetlen drága és ritka.</text:p>
            <text:p>Csak két kézzel forgat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szablya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5">
          <table:table-cell table:style-name="ce1978"/>
          <table:table-cell table:style-name="ce1989" office:value-type="string" calcext:value-type="string">
            <text:p>Mara-sequor 1K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float" office:value="7" calcext:value-type="float">
            <text:p>7</text:p>
          </table:table-cell>
          <table:table-cell table:style-name="ce2035"/>
          <table:table-cell table:style-name="ce2035" office:value-type="float" office:value="1.5" calcext:value-type="float">
            <text:p>1.5</text:p>
          </table:table-cell>
          <table:table-cell table:style-name="ce2035" office:value-type="string" calcext:value-type="string">
            <text:p>egykezes</text:p>
          </table:table-cell>
          <table:table-cell table:style-name="ce2035" table:number-columns-repeated="2"/>
          <table:table-cell table:style-name="ce210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string" calcext:value-type="string">
            <text:p>F9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5">
          <table:table-cell table:style-name="ce1978"/>
          <table:table-cell table:style-name="ce1989" office:value-type="string" calcext:value-type="string">
            <text:p>Mara-sequor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5" calcext:value-type="float">
            <text:p>5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/S</text:p>
          </table:table-cell>
          <table:table-cell table:style-name="ce2035" office:value-type="float" office:value="1.5" calcext:value-type="float">
            <text:p>1.5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31">
          <table:table-cell table:style-name="ce1978"/>
          <table:table-cell table:style-name="ce1989" office:value-type="string" calcext:value-type="string">
            <text:p>Meneth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5" office:value-type="string" calcext:value-type="string">
            <text:p>egykezes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110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A3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Predoci egyeneskard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4" calcext:value-type="float">
            <text:p>4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Sequor 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string" calcext:value-type="string">
            <text:p>V/S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7" office:value-type="string" calcext:value-type="string">
            <text:p>kardvívás</text:p>
          </table:table-cell>
          <table:table-cell table:style-name="ce2213"/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21">
          <table:table-cell/>
          <table:table-cell table:style-name="ce1988" office:value-type="string" calcext:value-type="string">
            <text:p>Vívóbot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5" office:value-type="float" office:value="-5" calcext:value-type="float">
            <text:p>-5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3" office:value-type="string" calcext:value-type="string">
            <text:p>Fából készült gyakorlófegyver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36">
          <table:table-cell/>
          <table:table-cell table:style-name="ce1993" office:value-type="string" calcext:value-type="string">
            <text:p>Tőrkard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9" office:value-type="float" office:value="2" calcext:value-type="float">
            <text:p>2</text:p>
          </table:table-cell>
          <table:table-cell table:style-name="ce2039" office:value-type="float" office:value="6" calcext:value-type="float">
            <text:p>6</text:p>
          </table:table-cell>
          <table:table-cell table:style-name="ce2039" office:value-type="string" calcext:value-type="string">
            <text:p>S</text:p>
          </table:table-cell>
          <table:table-cell table:style-name="ce2039" office:value-type="float" office:value="1" calcext:value-type="float">
            <text:p>1</text:p>
          </table:table-cell>
          <table:table-cell table:style-name="ce2039" office:value-type="string" calcext:value-type="string">
            <text:p>egykezes</text:p>
          </table:table-cell>
          <table:table-cell table:number-columns-repeated="2" table:style-name="ce2039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42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5">
          <table:table-cell table:style-name="ce1976" office:value-type="string" calcext:value-type="string">
            <text:p>Lándzsavívó fegyverek</text:p>
          </table:table-cell>
          <table:table-cell table:style-name="ce1995" office:value-type="string" calcext:value-type="string">
            <text:p>Alabárd SV</text:p>
          </table:table-cell>
          <table:table-cell table:number-columns-repeated="2" table:style-name="ce2017" office:value-type="float" office:value="10" calcext:value-type="float">
            <text:p>10</text:p>
          </table:table-cell>
          <table:table-cell table:style-name="ce2040" office:value-type="float" office:value="4" calcext:value-type="float">
            <text:p>4</text:p>
          </table:table-cell>
          <table:table-cell table:style-name="ce2040" office:value-type="float" office:value="9" calcext:value-type="float">
            <text:p>9</text:p>
          </table:table-cell>
          <table:table-cell table:style-name="ce2040" office:value-type="string" calcext:value-type="string">
            <text:p>S+V</text:p>
          </table:table-cell>
          <table:table-cell table:style-name="ce2040" office:value-type="float" office:value="3" calcext:value-type="float">
            <text:p>3</text:p>
          </table:table-cell>
          <table:table-cell table:style-name="ce2040" office:value-type="string" calcext:value-type="string">
            <text:p>kétkezes</text:p>
          </table:table-cell>
          <table:table-cell table:style-name="ce2040" office:value-type="float" office:value="99" calcext:value-type="float">
            <text:p>99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43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2240" table:number-columns-repeated="129"/>
          <table:table-cell table:number-columns-repeated="8"/>
        </table:table-row>
        <table:table-row table:style-name="ro5">
          <table:table-cell table:style-name="ce1979"/>
          <table:table-cell table:style-name="ce1996" office:value-type="string" calcext:value-type="string">
            <text:p>Alabárd Z</text:p>
          </table:table-cell>
          <table:table-cell table:style-name="ce1928" office:value-type="float" office:value="7" calcext:value-type="float">
            <text:p>7</text:p>
          </table:table-cell>
          <table:table-cell table:style-name="ce1928" office:value-type="float" office:value="10" calcext:value-type="float">
            <text:p>10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9" calcext:value-type="float">
            <text:p>9</text:p>
          </table:table-cell>
          <table:table-cell table:style-name="ce2041" office:value-type="string" calcext:value-type="string">
            <text:p>Z</text:p>
          </table:table-cell>
          <table:table-cell table:style-name="ce2035" office:value-type="float" office:value="3" calcext:value-type="float">
            <text:p>3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float" office:value="5" calcext:value-type="float">
            <text:p>5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16" office:value-type="string" calcext:value-type="string">
            <text:p>Zúzó módban. Talán a legjobb a páncélok ellen az Átütéssel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8">
          <table:table-cell table:style-name="ce1978"/>
          <table:table-cell table:style-name="ce1989" office:value-type="string" calcext:value-type="string">
            <text:p>Bot, hosszú</text:p>
          </table:table-cell>
          <table:table-cell table:style-name="ce1928" office:value-type="float" office:value="6" calcext:value-type="float">
            <text:p>6</text:p>
          </table:table-cell>
          <table:table-cell table:style-name="ce1928" office:value-type="float" office:value="8" calcext:value-type="float">
            <text:p>8</text:p>
          </table:table-cell>
          <table:table-cell table:style-name="ce2042" office:value-type="float" office:value="1" calcext:value-type="float">
            <text:p>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Könnyű és fürge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8">
          <table:table-cell table:style-name="ce1978"/>
          <table:table-cell table:style-name="ce1989" office:value-type="string" calcext:value-type="string">
            <text:p>Kopja, harci</text:p>
          </table:table-cell>
          <table:table-cell table:number-columns-repeated="2" table:style-name="ce1928" office:value-type="float" office:value="13" calcext:value-type="float">
            <text:p>13</text:p>
          </table:table-cell>
          <table:table-cell table:style-name="ce2042" office:value-type="float" office:value="10" calcext:value-type="float">
            <text:p>10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0" calcext:value-type="float">
            <text:p>0</text:p>
          </table:table-cell>
          <table:table-cell table:style-name="ce2035" office:value-type="float" office:value="5" calcext:value-type="float">
            <text:p>5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Csak lovon használható.Csak Lovas rohamból használható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8">
          <table:table-cell table:style-name="ce1978"/>
          <table:table-cell table:style-name="ce1989" office:value-type="string" calcext:value-type="string">
            <text:p>Kopja, torna</text:p>
          </table:table-cell>
          <table:table-cell table:number-columns-repeated="2" table:style-name="ce1928" office:value-type="float" office:value="13" calcext:value-type="float">
            <text:p>13</text:p>
          </table:table-cell>
          <table:table-cell table:style-name="ce2042" office:value-type="float" office:value="-3" calcext:value-type="float">
            <text:p>-3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Puhafa, lovagi tornákra való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1">
          <table:table-cell table:style-name="ce1978"/>
          <table:table-cell table:style-name="ce1989" office:value-type="string" calcext:value-type="string">
            <text:p>Lándzsa, keskeny hegy</text:p>
          </table:table-cell>
          <table:table-cell table:style-name="ce1928" office:value-type="float" office:value="12" calcext:value-type="float">
            <text:p>12</text:p>
          </table:table-cell>
          <table:table-cell table:style-name="ce1928" office:value-type="float" office:value="13" calcext:value-type="float">
            <text:p>13</text:p>
          </table:table-cell>
          <table:table-cell table:style-name="ce2043" office:value-type="float" office:value="2" calcext:value-type="float">
            <text:p>2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99" calcext:value-type="float">
            <text:p>99</text:p>
          </table:table-cell>
          <table:table-cell table:style-name="ce2035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Kis területet roncsol, de páncélokat jól üti át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1">
          <table:table-cell table:style-name="ce1978"/>
          <table:table-cell table:style-name="ce1989" office:value-type="string" calcext:value-type="string">
            <text:p>Lándzsa, széles hegy</text:p>
          </table:table-cell>
          <table:table-cell table:style-name="ce1928" office:value-type="float" office:value="12" calcext:value-type="float">
            <text:p>12</text:p>
          </table:table-cell>
          <table:table-cell table:style-name="ce1928" office:value-type="float" office:value="13" calcext:value-type="float">
            <text:p>13</text:p>
          </table:table-cell>
          <table:table-cell table:style-name="ce2043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Nagy területet roncsol, de nehezebben megy át a páncéloko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1">
          <table:table-cell table:style-name="ce1978"/>
          <table:table-cell table:style-name="ce1989" office:value-type="string" calcext:value-type="string">
            <text:p>Pika, keskeny hegy</text:p>
          </table:table-cell>
          <table:table-cell table:number-columns-repeated="2" table:style-name="ce1928" office:value-type="float" office:value="16" calcext:value-type="float">
            <text:p>16</text:p>
          </table:table-cell>
          <table:table-cell table:style-name="ce2043" office:value-type="float" office:value="2" calcext:value-type="float">
            <text:p>2</text:p>
          </table:table-cell>
          <table:table-cell table:style-name="ce2035" office:value-type="float" office:value="10" calcext:value-type="float">
            <text:p>10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3" calcext:value-type="float">
            <text:p>3</text:p>
          </table:table-cell>
          <table:table-cell table:style-name="ce2035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Kis területet roncsol, de páncélokat jól üti át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1">
          <table:table-cell table:style-name="ce1978"/>
          <table:table-cell table:style-name="ce1989" office:value-type="string" calcext:value-type="string">
            <text:p>Pika, széles hegy</text:p>
          </table:table-cell>
          <table:table-cell table:number-columns-repeated="2" table:style-name="ce1928" office:value-type="float" office:value="16" calcext:value-type="float">
            <text:p>16</text:p>
          </table:table-cell>
          <table:table-cell table:style-name="ce2043" office:value-type="float" office:value="4" calcext:value-type="float">
            <text:p>4</text:p>
          </table:table-cell>
          <table:table-cell table:style-name="ce2035" office:value-type="float" office:value="10" calcext:value-type="float">
            <text:p>10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Nagy területet roncsol, de nehezebben megy át a páncéloko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5">
          <table:table-cell table:style-name="ce1978"/>
          <table:table-cell table:style-name="ce1989" office:value-type="string" calcext:value-type="string">
            <text:p>Szigony, egykezes</text:p>
          </table:table-cell>
          <table:table-cell table:style-name="ce1928" office:value-type="float" office:value="4" calcext:value-type="float">
            <text:p>4</text:p>
          </table:table-cell>
          <table:table-cell table:style-name="ce1928" office:value-type="float" office:value="5" calcext:value-type="float">
            <text:p>5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5">
          <table:table-cell/>
          <table:table-cell table:style-name="ce1989" office:value-type="string" calcext:value-type="string">
            <text:p>Szigony, kétkezes</text:p>
          </table:table-cell>
          <table:table-cell table:style-name="ce1928" office:value-type="float" office:value="7" calcext:value-type="float">
            <text:p>7</text:p>
          </table:table-cell>
          <table:table-cell table:style-name="ce1928" office:value-type="float" office:value="9" calcext:value-type="float">
            <text:p>9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9" calcext:value-type="float">
            <text:p>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76" office:value-type="string" calcext:value-type="string">
            <text:p>Aprító fegyverek</text:p>
          </table:table-cell>
          <table:table-cell table:style-name="ce1839" office:value-type="string" calcext:value-type="string">
            <text:p>Balta</text:p>
          </table:table-cell>
          <table:table-cell table:style-name="ce1099" office:value-type="float" office:value="2" calcext:value-type="float">
            <text:p>2</text:p>
          </table:table-cell>
          <table:table-cell table:style-name="ce1099" office:value-type="float" office:value="0" calcext:value-type="float">
            <text:p>0</text:p>
          </table:table-cell>
          <table:table-cell table:style-name="ce2023" office:value-type="float" office:value="2" calcext:value-type="float">
            <text:p>2</text:p>
          </table:table-cell>
          <table:table-cell table:style-name="ce2040" office:value-type="float" office:value="7" calcext:value-type="float">
            <text:p>7</text:p>
          </table:table-cell>
          <table:table-cell table:style-name="ce2040" office:value-type="string" calcext:value-type="string">
            <text:p>Z</text:p>
          </table:table-cell>
          <table:table-cell table:style-name="ce2037" office:value-type="float" office:value="0" calcext:value-type="float">
            <text:p>0</text:p>
          </table:table-cell>
          <table:table-cell table:style-name="ce2037" office:value-type="string" calcext:value-type="string">
            <text:p>egykezes</text:p>
          </table:table-cell>
          <table:table-cell table:style-name="ce2023" office:value-type="float" office:value="99" calcext:value-type="float">
            <text:p>99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41" office:value-type="string" calcext:value-type="string">
            <text:p>rombolás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5">
          <table:table-cell table:style-name="ce1979"/>
          <table:table-cell table:style-name="ce1986" office:value-type="string" calcext:value-type="string">
            <text:p>Bot,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41" office:value-type="float" office:value="-3" calcext:value-type="float">
            <text:p>-3</text:p>
          </table:table-cell>
          <table:table-cell table:style-name="ce2041" office:value-type="float" office:value="6" calcext:value-type="float">
            <text:p>6</text:p>
          </table:table-cell>
          <table:table-cell table:style-name="ce2041" office:value-type="string" calcext:value-type="string">
            <text:p>Z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1" office:value-type="string" calcext:value-type="string">
            <text:p>egykezes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Bot, furkó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-1" calcext:value-type="float">
            <text:p>-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8">
          <table:table-cell/>
          <table:table-cell table:style-name="ce1988" office:value-type="string" calcext:value-type="string">
            <text:p>Buzogány, egy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74" office:value-type="string" calcext:value-type="string">
            <text:p>Z</text:p>
          </table:table-cell>
          <table:table-cell table:style-name="ce2041" office:value-type="float" office:value="1" calcext:value-type="float">
            <text:p>1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Buzogány, kétkezes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float" office:value="9" calcext:value-type="float">
            <text:p>9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.5" calcext:value-type="float">
            <text:p>1.5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5" calcext:value-type="float">
            <text:p>5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Buzogány, láncos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Buzogány, shadleki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3" calcext:value-type="float">
            <text:p>3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Buzogány, tolla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1" calcext:value-type="float">
            <text:p>1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Csatabárd, egy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75" office:value-type="string" calcext:value-type="string">
            <text:p>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Csatabárd, kétkezes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Csatacsákány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10" calcext:value-type="float">
            <text:p>1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9" office:value-type="string" calcext:value-type="string">
            <text:p>Nagyon vérzik; 50%: beragad és nem lehet kihúzni harc közbe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1993" office:value-type="string" calcext:value-type="string">
            <text:p>Harci kalapács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2044" office:value-type="float" office:value="7" calcext:value-type="float">
            <text:p>7</text:p>
          </table:table-cell>
          <table:table-cell table:style-name="ce2044" office:value-type="float" office:value="9" calcext:value-type="float">
            <text:p>9</text:p>
          </table:table-cell>
          <table:table-cell table:style-name="ce2044" office:value-type="string" calcext:value-type="string">
            <text:p>Z</text:p>
          </table:table-cell>
          <table:table-cell table:style-name="ce2044" office:value-type="float" office:value="1.5" calcext:value-type="float">
            <text:p>1.5</text:p>
          </table:table-cell>
          <table:table-cell table:style-name="ce2044" office:value-type="string" calcext:value-type="string">
            <text:p>kétkezes</text:p>
          </table:table-cell>
          <table:table-cell table:style-name="ce2044" office:value-type="float" office:value="99" calcext:value-type="float">
            <text:p>99</text:p>
          </table:table-cell>
          <table:table-cell table:style-name="ce2044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44" office:value-type="string" calcext:value-type="string">
            <text:p>rombol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5">
          <table:table-cell table:style-name="ce1976" office:value-type="string" calcext:value-type="string">
            <text:p>Ostorharcos fegyverek</text:p>
          </table:table-cell>
          <table:table-cell table:style-name="ce1995" office:value-type="string" calcext:value-type="string">
            <text:p>Korbács</text:p>
          </table:table-cell>
          <table:table-cell table:style-name="ce1099" office:value-type="float" office:value="3" calcext:value-type="float">
            <text:p>3</text:p>
          </table:table-cell>
          <table:table-cell table:style-name="ce1099" office:value-type="float" office:value="0" calcext:value-type="float">
            <text:p>0</text:p>
          </table:table-cell>
          <table:table-cell table:style-name="ce2040" office:value-type="float" office:value="-1" calcext:value-type="float">
            <text:p>-1</text:p>
          </table:table-cell>
          <table:table-cell table:style-name="ce2040" office:value-type="float" office:value="6" calcext:value-type="float">
            <text:p>6</text:p>
          </table:table-cell>
          <table:table-cell table:style-name="ce2040" office:value-type="string" calcext:value-type="string">
            <text:p>Z</text:p>
          </table:table-cell>
          <table:table-cell table:style-name="ce2037" office:value-type="float" office:value="1" calcext:value-type="float">
            <text:p>1</text:p>
          </table:table-cell>
          <table:table-cell table:style-name="ce2040" office:value-type="string" calcext:value-type="string">
            <text:p>egykezes</text:p>
          </table:table-cell>
          <table:table-cell table:style-name="ce2040" office:value-type="float" office:value="2" calcext:value-type="float">
            <text:p>2</text:p>
          </table:table-cell>
          <table:table-cell table:style-name="ce2040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43" office:value-type="string" calcext:value-type="string">
            <text:p>ostorharc</text:p>
          </table:table-cell>
          <table:table-cell table:style-name="ce2219"/>
          <table:table-cell table:style-name="ce2237"/>
          <table:table-cell table:style-name="ce30" table:number-columns-repeated="6"/>
          <table:table-cell table:number-columns-repeated="105"/>
          <table:table-cell table:style-name="ce2240" table:number-columns-repeated="129"/>
          <table:table-cell table:number-columns-repeated="8"/>
        </table:table-row>
        <table:table-row table:style-name="ro5">
          <table:table-cell table:style-name="ce1979"/>
          <table:table-cell table:style-name="ce1989" office:value-type="string" calcext:value-type="string">
            <text:p>Ostor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string" calcext:value-type="string">
            <text:p>Z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ostorharc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5">
          <table:table-cell/>
          <table:table-cell table:style-name="ce1998" office:value-type="string" calcext:value-type="string">
            <text:p>Ostorkard</text:p>
          </table:table-cell>
          <table:table-cell table:number-columns-repeated="2" table:style-name="ce1616" office:value-type="float" office:value="10" calcext:value-type="float">
            <text:p>10</text:p>
          </table:table-cell>
          <table:table-cell table:style-name="ce2045" office:value-type="float" office:value="3" calcext:value-type="float">
            <text:p>3</text:p>
          </table:table-cell>
          <table:table-cell table:style-name="ce2058" office:value-type="float" office:value="8" calcext:value-type="float">
            <text:p>8</text:p>
          </table:table-cell>
          <table:table-cell table:style-name="ce2045" office:value-type="string" calcext:value-type="string">
            <text:p>V</text:p>
          </table:table-cell>
          <table:table-cell table:style-name="ce2045" office:value-type="float" office:value="3" calcext:value-type="float">
            <text:p>3</text:p>
          </table:table-cell>
          <table:table-cell table:style-name="ce2089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ostorharc</text:p>
          </table:table-cell>
          <table:table-cell table:style-name="ce2220" office:value-type="string" calcext:value-type="string">
            <text:p>Önveszélyes, lásd a leírását. 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 table:style-name="ce1976" office:value-type="string" calcext:value-type="string">
            <text:p>Hárítófegyverek</text:p>
          </table:table-cell>
          <table:table-cell table:style-name="ce1999" office:value-type="string" calcext:value-type="string">
            <text:p>Hárító: Alkarvédő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3/2/0</text:p>
          </table:table-cell>
          <table:table-cell table:style-name="ce2046" office:value-type="string" calcext:value-type="string">
            <text:p>-</text:p>
          </table:table-cell>
          <table:table-cell table:style-name="ce2059" office:value-type="float" office:value="99" calcext:value-type="float">
            <text:p>99</text:p>
          </table:table-cell>
          <table:table-cell table:style-name="ce2046" office:value-type="string" calcext:value-type="string">
            <text:p>-</text:p>
          </table:table-cell>
          <table:table-cell table:style-name="ce2046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46" office:value-type="float" office:value="0" calcext:value-type="float">
            <text:p>0</text:p>
          </table:table-cell>
          <table:table-cell table:number-columns-repeated="3" table:style-name="ce2114" office:value-type="float" office:value="0" calcext:value-type="float">
            <text:p>0</text:p>
          </table:table-cell>
          <table:table-cell table:style-name="ce2146" office:value-type="string" calcext:value-type="string">
            <text:p>közelharci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5">
          <table:table-cell table:style-name="ce1979"/>
          <table:table-cell table:style-name="ce1998" office:value-type="string" calcext:value-type="string">
            <text:p>Hárító: Csatakesztyű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2" calcext:value-type="float">
            <text:p>2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99" calcext:value-type="float">
            <text:p>99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ardvívás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80"/>
          <table:table-cell table:style-name="ce1998" office:value-type="string" calcext:value-type="string">
            <text:p>Hárító: Köpeny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3" calcext:value-type="float">
            <text:p>3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99" calcext:value-type="float">
            <text:p>99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ardvívás</text:p>
          </table:table-cell>
          <table:table-cell table:style-name="ce1980" office:value-type="string" calcext:value-type="string">
            <text:p>Legfeljebb 1 penge hosszú fegyverek ellen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80"/>
          <table:table-cell table:style-name="ce1998" office:value-type="string" calcext:value-type="string">
            <text:p>Hárító: Tonfa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3/2/0</text:p>
          </table:table-cell>
          <table:table-cell table:style-name="ce2045" office:value-type="float" office:value="-3" calcext:value-type="float">
            <text:p>-3</text:p>
          </table:table-cell>
          <table:table-cell table:style-name="ce2058" office:value-type="float" office:value="6" calcext:value-type="float">
            <text:p>6</text:p>
          </table:table-cell>
          <table:table-cell table:style-name="ce2045" office:value-type="string" calcext:value-type="string">
            <text:p>Z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özelharci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30" table:number-columns-repeated="1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 table:style-name="ce1976" office:value-type="string" calcext:value-type="string">
            <text:p>Pajzsok</text:p>
          </table:table-cell>
          <table:table-cell table:style-name="ce2000" office:value-type="string" calcext:value-type="string">
            <text:p>Pajzs típus</text:p>
          </table:table-cell>
          <table:table-cell table:style-name="ce2020" office:value-type="string" calcext:value-type="string">
            <text:p>TÉ</text:p>
          </table:table-cell>
          <table:table-cell table:style-name="ce2020" office:value-type="string" calcext:value-type="string">
            <text:p>VÉ</text:p>
          </table:table-cell>
          <table:table-cell table:style-name="ce2000" office:value-type="string" calcext:value-type="string">
            <text:p>SP</text:p>
          </table:table-cell>
          <table:table-cell table:style-name="ce2060" office:value-type="string" calcext:value-type="string">
            <text:p>Sebesség</text:p>
          </table:table-cell>
          <table:table-cell table:style-name="ce2076" office:value-type="string" calcext:value-type="string">
            <text:p>Sebzés</text:p>
            <text:p>Módja</text:p>
          </table:table-cell>
          <table:table-cell table:style-name="ce2080" office:value-type="string" calcext:value-type="string">
            <text:p>Pengehossz</text:p>
          </table:table-cell>
          <table:table-cell table:style-name="ce2092" office:value-type="string" calcext:value-type="string">
            <text:p>Típus</text:p>
          </table:table-cell>
          <table:table-cell table:style-name="ce2101" office:value-type="string" calcext:value-type="string">
            <text:p>Erőbónusz</text:p>
            <text:p>Max</text:p>
          </table:table-cell>
          <table:table-cell table:style-name="ce2060" office:value-type="string" calcext:value-type="string">
            <text:p>Átütés</text:p>
          </table:table-cell>
          <table:table-cell table:style-name="ce2116" office:value-type="string" calcext:value-type="string">
            <text:p>Íves</text:p>
          </table:table-cell>
          <table:table-cell table:style-name="ce2116" office:value-type="string" calcext:value-type="string">
            <text:p>MF</text:p>
          </table:table-cell>
          <table:table-cell table:style-name="ce2116" office:value-type="string" calcext:value-type="string">
            <text:p>KF</text:p>
          </table:table-cell>
          <table:table-cell table:style-name="ce2147" office:value-type="string" calcext:value-type="string">
            <text:p>Harcmodor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37"/>
        </table:table-row>
        <table:table-row table:style-name="ro5">
          <table:table-cell/>
          <table:table-cell table:style-name="ce2001" office:value-type="string" calcext:value-type="string">
            <text:p>Kis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3" calcext:value-type="float">
            <text:p>3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6" calcext:value-type="float">
            <text:p>6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77"/>
          <table:table-cell table:style-name="ce2001" office:value-type="string" calcext:value-type="string">
            <text:p>Közepes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10" calcext:value-type="float">
            <text:p>10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7" calcext:value-type="float">
            <text:p>7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style-name="ce2022" office:value-type="float" office:value="2" calcext:value-type="float">
            <text:p>2</text:p>
          </table:table-cell>
          <table:table-cell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 office:value-type="string" calcext:value-type="string">
            <text:p>Erő követelmény: +1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5">
          <table:table-cell/>
          <table:table-cell table:style-name="ce2001" office:value-type="string" calcext:value-type="string">
            <text:p>Nagy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16" calcext:value-type="float">
            <text:p>16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9" calcext:value-type="float">
            <text:p>9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style-name="ce2022" office:value-type="float" office:value="4" calcext:value-type="float">
            <text:p>4</text:p>
          </table:table-cell>
          <table:table-cell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30" table:number-columns-repeated="1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number-columns-repeated="16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02" office:value-type="string" calcext:value-type="string">
            <text:p>Fegyver</text:p>
          </table:table-cell>
          <table:table-cell table:style-name="ce2002" office:value-type="string" calcext:value-type="string">
            <text:p>CÉ</text:p>
          </table:table-cell>
          <table:table-cell table:style-name="ce2002" office:value-type="string" calcext:value-type="string">
            <text:p>Osztó</text:p>
          </table:table-cell>
          <table:table-cell table:style-name="ce2002" office:value-type="string" calcext:value-type="string">
            <text:p>SP</text:p>
          </table:table-cell>
          <table:table-cell table:style-name="ce2061" office:value-type="string" calcext:value-type="string">
            <text:p>Sebesség</text:p>
          </table:table-cell>
          <table:table-cell table:style-name="ce2061" office:value-type="string" calcext:value-type="string">
            <text:p>Sebzés</text:p>
            <text:p>Módja</text:p>
          </table:table-cell>
          <table:table-cell table:style-name="ce2061" office:value-type="string" calcext:value-type="string">
            <text:p>Hatótáv</text:p>
          </table:table-cell>
          <table:table-cell table:style-name="ce2002" office:value-type="string" calcext:value-type="string">
            <text:p>Tipus</text:p>
          </table:table-cell>
          <table:table-cell table:style-name="ce2102" office:value-type="string" calcext:value-type="string">
            <text:p>Erőbónusz</text:p>
            <text:p>Max</text:p>
          </table:table-cell>
          <table:table-cell table:style-name="ce2061" office:value-type="string" calcext:value-type="string">
            <text:p>Átütés</text:p>
          </table:table-cell>
          <table:table-cell table:style-name="ce2002" table:number-columns-repeated="3"/>
          <table:table-cell table:style-name="ce2061" office:value-type="string" calcext:value-type="string">
            <text:p>Harcmodor</text:p>
          </table:table-cell>
          <table:table-cell table:style-name="ce2221" office:value-type="string" calcext:value-type="string">
            <text:p>Megjegyzés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81" office:value-type="string" calcext:value-type="string">
            <text:p>Hajítófegyverek</text:p>
          </table:table-cell>
          <table:table-cell table:style-name="ce2003"/>
          <table:table-cell table:style-name="ce2023" table:number-columns-repeated="2"/>
          <table:table-cell table:style-name="ce1839" table:number-columns-repeated="11"/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5">
          <table:table-cell/>
          <table:table-cell table:style-name="ce2004" office:value-type="string" calcext:value-type="string">
            <text:p>Alkalmatlan tárgy</text:p>
          </table:table-cell>
          <table:table-cell table:style-name="ce2024" office:value-type="float" office:value="0" calcext:value-type="float">
            <text:p>0</text:p>
          </table:table-cell>
          <table:table-cell table:style-name="ce2024" office:value-type="float" office:value="1" calcext:value-type="float">
            <text:p>1</text:p>
          </table:table-cell>
          <table:table-cell table:style-name="ce2024" office:value-type="float" office:value="-5" calcext:value-type="float">
            <text:p>-5</text:p>
          </table:table-cell>
          <table:table-cell table:style-name="ce2024" office:value-type="float" office:value="11" calcext:value-type="float">
            <text:p>11</text:p>
          </table:table-cell>
          <table:table-cell table:style-name="ce2024" office:value-type="string" calcext:value-type="string">
            <text:p>Z</text:p>
          </table:table-cell>
          <table:table-cell table:style-name="ce2081" office:value-type="string" calcext:value-type="string">
            <text:p>5m +(Erő x 3)</text:p>
          </table:table-cell>
          <table:table-cell table:style-name="ce2094" office:value-type="string" calcext:value-type="string">
            <text:p>egykezes</text:p>
          </table:table-cell>
          <table:table-cell table:style-name="ce2024" office:value-type="float" office:value="3" calcext:value-type="float">
            <text:p>3</text:p>
          </table:table-cell>
          <table:table-cell table:style-name="ce2024" office:value-type="float" office:value="0" calcext:value-type="float">
            <text:p>0</text:p>
          </table:table-cell>
          <table:table-cell table:style-name="ce2024" table:number-columns-repeated="3"/>
          <table:table-cell table:style-name="ce2148" office:value-type="string" calcext:value-type="string">
            <text:p>hajítás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80"/>
          <table:table-cell table:style-name="ce2005" office:value-type="string" calcext:value-type="string">
            <text:p>Bola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7" office:value-type="string" calcext:value-type="string">
            <text:p>-</text:p>
          </table:table-cell>
          <table:table-cell table:style-name="ce2062" office:value-type="float" office:value="11" calcext:value-type="float">
            <text:p>11</text:p>
          </table:table-cell>
          <table:table-cell table:style-name="ce2047" office:value-type="string" calcext:value-type="string">
            <text:p>-</text:p>
          </table:table-cell>
          <table:table-cell table:style-name="ce2047" office:value-type="string" calcext:value-type="string">
            <text:p>2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47" office:value-type="float" office:value="0" calcext:value-type="float">
            <text:p>0</text:p>
          </table:table-cell>
          <table:table-cell table:style-name="ce2118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06" office:value-type="string" calcext:value-type="string">
            <text:p>Dárda</text:p>
          </table:table-cell>
          <table:table-cell table:style-name="ce1928" office:value-type="float" office:value="3" calcext:value-type="float">
            <text:p>3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float" office:value="3" calcext:value-type="float">
            <text:p>3</text:p>
          </table:table-cell>
          <table:table-cell table:style-name="ce2058" office:value-type="float" office:value="9" calcext:value-type="float">
            <text:p>9</text:p>
          </table:table-cell>
          <table:table-cell table:style-name="ce2045" office:value-type="string" calcext:value-type="string">
            <text:p>S</text:p>
          </table:table-cell>
          <table:table-cell table:style-name="ce2082" office:value-type="string" calcext:value-type="string">
            <text:p>5m</text:p>
            <text:p>+(Erő x 3)</text:p>
          </table:table-cell>
          <table:table-cell table:style-name="ce2096" office:value-type="string" calcext:value-type="string">
            <text:p>egykezes</text:p>
          </table:table-cell>
          <table:table-cell table:style-name="ce2045" office:value-type="float" office:value="99" calcext:value-type="float">
            <text:p>99</text:p>
          </table:table-cell>
          <table:table-cell table:style-name="ce2045" office:value-type="float" office:value="3" calcext:value-type="float">
            <text:p>3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5">
          <table:table-cell/>
          <table:table-cell table:style-name="ce2007" office:value-type="string" calcext:value-type="string">
            <text:p>Dobócsillag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-3" calcext:value-type="float">
            <text:p>-3</text:p>
          </table:table-cell>
          <table:table-cell table:style-name="ce2063" office:value-type="float" office:value="5" calcext:value-type="float">
            <text:p>5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5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4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5">
          <table:table-cell/>
          <table:table-cell table:style-name="ce2005" office:value-type="string" calcext:value-type="string">
            <text:p>Dobóháló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7" office:value-type="string" calcext:value-type="string">
            <text:p>-</text:p>
          </table:table-cell>
          <table:table-cell table:style-name="ce2062" office:value-type="float" office:value="11" calcext:value-type="float">
            <text:p>11</text:p>
          </table:table-cell>
          <table:table-cell table:style-name="ce2047" office:value-type="string" calcext:value-type="string">
            <text:p>-</text:p>
          </table:table-cell>
          <table:table-cell table:style-name="ce2047" office:value-type="string" calcext:value-type="string">
            <text:p>4m +Erő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7" office:value-type="float" office:value="0" calcext:value-type="float">
            <text:p>0</text:p>
          </table:table-cell>
          <table:table-cell table:style-name="ce2118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7">
          <table:table-cell table:style-name="ce1977"/>
          <table:table-cell table:style-name="ce2007" office:value-type="string" calcext:value-type="string">
            <text:p>Hajítóbárd</text:p>
          </table:table-cell>
          <table:table-cell table:style-name="ce1928" office:value-type="float" office:value="2" calcext:value-type="float">
            <text:p>2</text:p>
          </table:table-cell>
          <table:table-cell table:style-name="ce2026" office:value-type="float" office:value="3" calcext:value-type="float">
            <text:p>3</text:p>
          </table:table-cell>
          <table:table-cell table:style-name="ce2048" office:value-type="float" office:value="2" calcext:value-type="float">
            <text:p>2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Z</text:p>
          </table:table-cell>
          <table:table-cell table:style-name="ce2083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089" office:value-type="string" calcext:value-type="string">
            <text:p>egykezes</text:p>
          </table:table-cell>
          <table:table-cell table:style-name="ce2048" office:value-type="float" office:value="3" calcext:value-type="float">
            <text:p>3</text:p>
          </table:table-cell>
          <table:table-cell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31">
          <table:table-cell/>
          <table:table-cell table:style-name="ce2009" office:value-type="string" calcext:value-type="string">
            <text:p>Hajítótőr</text:p>
          </table:table-cell>
          <table:table-cell table:style-name="ce1930" office:value-type="float" office:value="2" calcext:value-type="float">
            <text:p>2</text:p>
          </table:table-cell>
          <table:table-cell table:style-name="ce2027" office:value-type="float" office:value="3" calcext:value-type="float">
            <text:p>3</text:p>
          </table:table-cell>
          <table:table-cell table:style-name="ce2049" office:value-type="float" office:value="0" calcext:value-type="float">
            <text:p>0</text:p>
          </table:table-cell>
          <table:table-cell table:style-name="ce2064" office:value-type="float" office:value="6" calcext:value-type="float">
            <text:p>6</text:p>
          </table:table-cell>
          <table:table-cell table:style-name="ce2049" office:value-type="string" calcext:value-type="string">
            <text:p>S</text:p>
          </table:table-cell>
          <table:table-cell table:style-name="ce2049" office:value-type="string" calcext:value-type="string">
            <text:p>15m</text:p>
          </table:table-cell>
          <table:table-cell table:style-name="ce2097" office:value-type="string" calcext:value-type="string">
            <text:p>egykezes</text:p>
          </table:table-cell>
          <table:table-cell table:style-name="ce2049" office:value-type="float" office:value="1" calcext:value-type="float">
            <text:p>1</text:p>
          </table:table-cell>
          <table:table-cell table:style-name="ce2049" office:value-type="float" office:value="0" calcext:value-type="float">
            <text:p>0</text:p>
          </table:table-cell>
          <table:table-cell table:style-name="ce2049"/>
          <table:table-cell table:style-name="ce2129" table:number-columns-repeated="2"/>
          <table:table-cell table:style-name="ce2149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7">
          <table:table-cell table:style-name="ce1980"/>
          <table:table-cell table:style-name="ce2007" office:value-type="string" calcext:value-type="string">
            <text:p>Kő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-10" calcext:value-type="float">
            <text:p>-10</text:p>
          </table:table-cell>
          <table:table-cell table:style-name="ce2063" office:value-type="float" office:value="6" calcext:value-type="float">
            <text:p>6</text:p>
          </table:table-cell>
          <table:table-cell table:style-name="ce2048" office:value-type="string" calcext:value-type="string">
            <text:p>Z</text:p>
          </table:table-cell>
          <table:table-cell table:style-name="ce2084" office:value-type="string" calcext:value-type="string">
            <text:p>20m</text:p>
            <text:p>+(Erő x 5) 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20"/>
          <table:table-cell table:style-name="ce2130" table:number-columns-repeated="2"/>
          <table:table-cell table:style-name="ce2137" office:value-type="string" calcext:value-type="string">
            <text:p>hajítás</text:p>
          </table:table-cell>
          <table:table-cell table:style-name="ce222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98" office:value-type="string" calcext:value-type="string">
            <text:p>Lasszó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1" calcext:value-type="float">
            <text:p>1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10" calcext:value-type="float">
            <text:p>10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string" calcext:value-type="string">
            <text:p>10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/>
          <table:table-cell table:style-name="ce1998" office:value-type="string" calcext:value-type="string">
            <text:p>Parittya</text:p>
          </table:table-cell>
          <table:table-cell table:style-name="ce1928" office:value-type="float" office:value="1" calcext:value-type="float">
            <text:p>1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float" office:value="2" calcext:value-type="float">
            <text:p>2</text:p>
          </table:table-cell>
          <table:table-cell table:style-name="ce2058" office:value-type="float" office:value="10" calcext:value-type="float">
            <text:p>10</text:p>
          </table:table-cell>
          <table:table-cell table:style-name="ce2045" office:value-type="string" calcext:value-type="string">
            <text:p>Z</text:p>
          </table:table-cell>
          <table:table-cell table:style-name="ce2045" office:value-type="string" calcext:value-type="string">
            <text:p>70m</text:p>
          </table:table-cell>
          <table:table-cell table:style-name="ce2089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115"/>
          <table:table-cell table:style-name="ce2131" table:number-columns-repeated="2"/>
          <table:table-cell table:style-name="ce2145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5">
          <table:table-cell table:style-name="ce1980"/>
          <table:table-cell table:style-name="ce2007" office:value-type="string" calcext:value-type="string">
            <text:p>Ramiera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0" calcext:value-type="float">
            <text:p>0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0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5"/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1998" office:value-type="string" calcext:value-type="string">
            <text:p>Tőr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058" office:value-type="float" office:value="7" calcext:value-type="float">
            <text:p>7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string" calcext:value-type="string">
            <text:p>10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 table:style-name="ce1981" office:value-type="string" calcext:value-type="string">
            <text:p>Íjász lőfegyverek</text:p>
          </table:table-cell>
          <table:table-cell table:style-name="ce1999" office:value-type="string" calcext:value-type="string">
            <text:p>Rövid íj</text:p>
          </table:table-cell>
          <table:table-cell table:style-name="ce2017" office:value-type="float" office:value="3" calcext:value-type="float">
            <text:p>3</text:p>
          </table:table-cell>
          <table:table-cell table:style-name="ce2028" office:value-type="float" office:value="4" calcext:value-type="float">
            <text:p>4</text:p>
          </table:table-cell>
          <table:table-cell table:style-name="ce2046" office:value-type="float" office:value="1" calcext:value-type="float">
            <text:p>1</text:p>
          </table:table-cell>
          <table:table-cell table:style-name="ce2059" office:value-type="float" office:value="6" calcext:value-type="float">
            <text:p>6</text:p>
          </table:table-cell>
          <table:table-cell table:style-name="ce2046" office:value-type="string" calcext:value-type="string">
            <text:p>S</text:p>
          </table:table-cell>
          <table:table-cell table:style-name="ce2046" office:value-type="string" calcext:value-type="string">
            <text:p>60m</text:p>
          </table:table-cell>
          <table:table-cell table:style-name="ce2098" office:value-type="string" calcext:value-type="string">
            <text:p>kétkezes</text:p>
          </table:table-cell>
          <table:table-cell table:style-name="ce2046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121"/>
          <table:table-cell table:style-name="ce2132" table:number-columns-repeated="2"/>
          <table:table-cell table:style-name="ce2146" office:value-type="string" calcext:value-type="string">
            <text:p>íjászat</text:p>
          </table:table-cell>
          <table:table-cell table:style-name="ce2229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10" office:value-type="string" calcext:value-type="string">
            <text:p>Hosszú íj</text:p>
          </table:table-cell>
          <table:table-cell table:style-name="ce1930" office:value-type="float" office:value="4" calcext:value-type="float">
            <text:p>4</text:p>
          </table:table-cell>
          <table:table-cell table:style-name="ce2027" office:value-type="float" office:value="4" calcext:value-type="float">
            <text:p>4</text:p>
          </table:table-cell>
          <table:table-cell table:style-name="ce2050" office:value-type="float" office:value="3" calcext:value-type="float">
            <text:p>3</text:p>
          </table:table-cell>
          <table:table-cell table:style-name="ce2065" office:value-type="float" office:value="8" calcext:value-type="float">
            <text:p>8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string" calcext:value-type="string">
            <text:p>120m</text:p>
          </table:table-cell>
          <table:table-cell table:style-name="ce2050" office:value-type="string" calcext:value-type="string">
            <text:p>kétkezes</text:p>
          </table:table-cell>
          <table:table-cell table:style-name="ce2050" office:value-type="float" office:value="3" calcext:value-type="float">
            <text:p>3</text:p>
          </table:table-cell>
          <table:table-cell table:style-name="ce2050" office:value-type="float" office:value="0" calcext:value-type="float">
            <text:p>0</text:p>
          </table:table-cell>
          <table:table-cell table:style-name="ce2050"/>
          <table:table-cell table:style-name="ce2133" table:number-columns-repeated="2"/>
          <table:table-cell table:style-name="ce2150" office:value-type="string" calcext:value-type="string">
            <text:p>íjászat</text:p>
          </table:table-cell>
          <table:table-cell table:style-name="ce2230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07" office:value-type="string" calcext:value-type="string">
            <text:p>Visszacsapó íj</text:p>
          </table:table-cell>
          <table:table-cell table:style-name="ce1928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48" office:value-type="float" office:value="4" calcext:value-type="float">
            <text:p>4</text:p>
          </table:table-cell>
          <table:table-cell table:style-name="ce2063" office:value-type="float" office:value="8" calcext:value-type="float">
            <text:p>8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60m</text:p>
          </table:table-cell>
          <table:table-cell table:style-name="ce2054" office:value-type="string" calcext:value-type="string">
            <text:p>kétkezes</text:p>
          </table:table-cell>
          <table:table-cell table:style-name="ce2048" office:value-type="float" office:value="4" calcext:value-type="float">
            <text:p>4</text:p>
          </table:table-cell>
          <table:table-cell table:style-name="ce2048" office:value-type="float" office:value="3" calcext:value-type="float">
            <text:p>3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07" office:value-type="string" calcext:value-type="string">
            <text:p>Elf íj</text:p>
          </table:table-cell>
          <table:table-cell table:style-name="ce1928" office:value-type="float" office:value="5" calcext:value-type="float">
            <text:p>5</text:p>
          </table:table-cell>
          <table:table-cell table:style-name="ce1616" office:value-type="float" office:value="5" calcext:value-type="float">
            <text:p>5</text:p>
          </table:table-cell>
          <table:table-cell table:style-name="ce2048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20m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5">
          <table:table-cell/>
          <table:table-cell table:style-name="ce1998" office:value-type="string" calcext:value-type="string">
            <text:p>Fúvócső, kicsi</text:p>
          </table:table-cell>
          <table:table-cell table:style-name="ce1928" office:value-type="float" office:value="2" calcext:value-type="float">
            <text:p>2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string" calcext:value-type="string">
            <text:p>spec</text:p>
          </table:table-cell>
          <table:table-cell table:style-name="ce2058" office:value-type="float" office:value="9" calcext:value-type="float">
            <text:p>9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string" calcext:value-type="string">
            <text:p>16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/>
          <table:table-cell table:style-name="ce2131" table:number-columns-repeated="2"/>
          <table:table-cell table:style-name="ce2145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2011" office:value-type="string" calcext:value-type="string">
            <text:p>Fúvócső, vadász</text:p>
          </table:table-cell>
          <table:table-cell table:style-name="ce2025" office:value-type="float" office:value="3" calcext:value-type="float">
            <text:p>3</text:p>
          </table:table-cell>
          <table:table-cell table:style-name="ce2029" office:value-type="float" office:value="4" calcext:value-type="float">
            <text:p>4</text:p>
          </table:table-cell>
          <table:table-cell table:style-name="ce2051" office:value-type="float" office:value="-10" calcext:value-type="float">
            <text:p>-10</text:p>
          </table:table-cell>
          <table:table-cell table:style-name="ce2066" office:value-type="float" office:value="10" calcext:value-type="float">
            <text:p>10</text:p>
          </table:table-cell>
          <table:table-cell table:style-name="ce2051" office:value-type="string" calcext:value-type="string">
            <text:p>S</text:p>
          </table:table-cell>
          <table:table-cell table:style-name="ce2051" office:value-type="string" calcext:value-type="string">
            <text:p>30m</text:p>
          </table:table-cell>
          <table:table-cell table:style-name="ce2099" office:value-type="string" calcext:value-type="string">
            <text:p>kétkezes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122" table:number-columns-repeated="3"/>
          <table:table-cell table:style-name="ce2165" office:value-type="string" calcext:value-type="string">
            <text:p>íjászat</text:p>
          </table:table-cell>
          <table:table-cell table:style-name="ce2231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81" office:value-type="string" calcext:value-type="string">
            <text:p>Lövész lőfegyverek</text:p>
          </table:table-cell>
          <table:table-cell table:style-name="ce2012" office:value-type="string" calcext:value-type="string">
            <text:p>Kézi nyílpuska</text:p>
          </table:table-cell>
          <table:table-cell table:style-name="ce2017" office:value-type="float" office:value="3" calcext:value-type="float">
            <text:p>3</text:p>
          </table:table-cell>
          <table:table-cell table:style-name="ce1099" office:value-type="float" office:value="4" calcext:value-type="float">
            <text:p>4</text:p>
          </table:table-cell>
          <table:table-cell table:style-name="ce2052" office:value-type="float" office:value="0" calcext:value-type="float">
            <text:p>0</text:p>
          </table:table-cell>
          <table:table-cell table:style-name="ce2067" office:value-type="string" calcext:value-type="string">
            <text:p>-</text:p>
          </table:table-cell>
          <table:table-cell table:style-name="ce2052" office:value-type="string" calcext:value-type="string">
            <text:p>S</text:p>
          </table:table-cell>
          <table:table-cell table:style-name="ce2085" office:value-type="string" calcext:value-type="string">
            <text:p>20m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52" office:value-type="float" office:value="0" calcext:value-type="float">
            <text:p>0</text:p>
          </table:table-cell>
          <table:table-cell table:style-name="ce2123"/>
          <table:table-cell table:style-name="ce2134" table:number-columns-repeated="2"/>
          <table:table-cell table:style-name="ce2141" office:value-type="string" calcext:value-type="string">
            <text:p>lövészet</text:p>
          </table:table-cell>
          <table:table-cell table:style-name="ce2232" office:value-type="string" calcext:value-type="string">
            <text:p>A kézi nyílpuska kevésbé pontos fegyver kis mérete miatt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1975" table:number-columns-repeated="129"/>
          <table:table-cell table:number-columns-repeated="8"/>
        </table:table-row>
        <table:table-row table:style-name="ro5">
          <table:table-cell/>
          <table:table-cell table:style-name="ce2013" office:value-type="string" calcext:value-type="string">
            <text:p>Nyílpuska</text:p>
          </table:table-cell>
          <table:table-cell table:number-columns-repeated="2" table:style-name="ce1930" office:value-type="float" office:value="5" calcext:value-type="float">
            <text:p>5</text:p>
          </table:table-cell>
          <table:table-cell table:style-name="ce2053" office:value-type="float" office:value="6" calcext:value-type="float">
            <text:p>6</text:p>
          </table:table-cell>
          <table:table-cell table:style-name="ce2068" office:value-type="string" calcext:value-type="string">
            <text:p>-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string" calcext:value-type="string">
            <text:p>50m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8" calcext:value-type="float">
            <text:p>8</text:p>
          </table:table-cell>
          <table:table-cell table:style-name="ce2053"/>
          <table:table-cell table:style-name="ce2135" table:number-columns-repeated="2"/>
          <table:table-cell table:style-name="ce2138" office:value-type="string" calcext:value-type="string">
            <text:p>lövészet</text:p>
          </table:table-cell>
          <table:table-cell table:style-name="ce223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2007" office:value-type="string" calcext:value-type="string">
            <text:p>Nehéz nyílpuska</text:p>
          </table:table-cell>
          <table:table-cell table:style-name="ce1928" office:value-type="float" office:value="5" calcext:value-type="float">
            <text:p>5</text:p>
          </table:table-cell>
          <table:table-cell table:style-name="ce1616" office:value-type="float" office:value="5" calcext:value-type="float">
            <text:p>5</text:p>
          </table:table-cell>
          <table:table-cell table:style-name="ce2054" office:value-type="float" office:value="14" calcext:value-type="float">
            <text:p>14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S</text:p>
          </table:table-cell>
          <table:table-cell table:style-name="ce2048" office:value-type="string" calcext:value-type="string">
            <text:p>80m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48" office:value-type="float" office:value="15" calcext:value-type="float">
            <text:p>15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07" office:value-type="string" calcext:value-type="string">
            <text:p>Shadoni páncéltörő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6" calcext:value-type="float">
            <text:p>6</text:p>
          </table:table-cell>
          <table:table-cell table:style-name="ce2054" office:value-type="float" office:value="20" calcext:value-type="float">
            <text:p>20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Z</text:p>
          </table:table-cell>
          <table:table-cell table:style-name="ce2048" office:value-type="string" calcext:value-type="string">
            <text:p>120m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48" office:value-type="float" office:value="20" calcext:value-type="float">
            <text:p>2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2007" office:value-type="string" calcext:value-type="string">
            <text:p>Kharei nyílpuska</text:p>
          </table:table-cell>
          <table:table-cell table:style-name="ce1928" office:value-type="float" office:value="4" calcext:value-type="float">
            <text:p>4</text:p>
          </table:table-cell>
          <table:table-cell table:style-name="ce1616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S</text:p>
          </table:table-cell>
          <table:table-cell table:style-name="ce2048" office:value-type="string" calcext:value-type="string">
            <text:p>50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 table:style-name="ce1982"/>
          <table:table-cell table:style-name="ce2014" office:value-type="string" calcext:value-type="string">
            <text:p>Aquir nyílpuska</text:p>
          </table:table-cell>
          <table:table-cell table:style-name="ce2025" office:value-type="float" office:value="6" calcext:value-type="float">
            <text:p>6</text:p>
          </table:table-cell>
          <table:table-cell table:style-name="ce2030" office:value-type="float" office:value="5" calcext:value-type="float">
            <text:p>5</text:p>
          </table:table-cell>
          <table:table-cell table:style-name="ce2055" office:value-type="string" calcext:value-type="string">
            <text:p>💀/+6</text:p>
          </table:table-cell>
          <table:table-cell table:style-name="ce2069" office:value-type="string" calcext:value-type="string">
            <text:p>-</text:p>
          </table:table-cell>
          <table:table-cell table:style-name="ce2055" office:value-type="string" calcext:value-type="string">
            <text:p>S</text:p>
          </table:table-cell>
          <table:table-cell table:style-name="ce2086" office:value-type="string" calcext:value-type="string">
            <text:p>50m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0" calcext:value-type="float">
            <text:p>20</text:p>
          </table:table-cell>
          <table:table-cell table:style-name="ce2124" table:number-columns-repeated="3"/>
          <table:table-cell table:style-name="ce2142" office:value-type="string" calcext:value-type="string">
            <text:p>lövészet</text:p>
          </table:table-cell>
          <table:table-cell table:style-name="ce2235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83" office:value-type="string" calcext:value-type="string">
            <text:p>Mágikus lövedékek</text:p>
          </table:table-cell>
          <table:table-cell table:style-name="ce771" office:value-type="string" calcext:value-type="string">
            <text:p>Mágiatáv I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/>
          <table:table-cell table:style-name="ce2131" table:number-columns-repeated="2"/>
          <table:table-cell table:style-name="ce2166" office:value-type="string" calcext:value-type="string">
            <text:p>mágikus célzás</text:p>
          </table:table-cell>
          <table:table-cell table:style-name="ce2236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1">
          <table:table-cell/>
          <table:table-cell table:style-name="ce771" office:value-type="string" calcext:value-type="string">
            <text:p>Mágiatáv II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2236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1">
          <table:table-cell/>
          <table:table-cell table:style-name="ce771" office:value-type="string" calcext:value-type="string">
            <text:p>Mágiatáv III</text:p>
          </table:table-cell>
          <table:table-cell table:style-name="ce1616" office:value-type="float" office:value="3" calcext:value-type="float">
            <text:p>3</text:p>
          </table:table-cell>
          <table:table-cell table:style-name="ce2026" office:value-type="float" office:value="3" calcext:value-type="float">
            <text:p>3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2236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1">
          <table:table-cell/>
          <table:table-cell table:style-name="ce771" office:value-type="string" calcext:value-type="string">
            <text:p>Mágiatáv IV</text:p>
          </table:table-cell>
          <table:table-cell table:style-name="ce1616" office:value-type="float" office:value="4" calcext:value-type="float">
            <text:p>4</text:p>
          </table:table-cell>
          <table:table-cell table:style-name="ce2026" office:value-type="float" office:value="4" calcext:value-type="float">
            <text:p>4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771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number-columns-repeated="2"/>
          <table:table-cell table:style-name="ce680" table:number-columns-repeated="1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 table:number-rows-repeated="4">
          <table:table-cell table:number-columns-repeated="15"/>
          <table:table-cell table:style-name="ce680"/>
          <table:table-cell table:style-name="ce30" table:number-columns-repeated="7"/>
          <table:table-cell table:number-columns-repeated="242"/>
        </table:table-row>
        <table:table-row table:style-name="ro5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5">
          <table:table-cell table:number-columns-repeated="16"/>
          <table:table-cell table:style-name="ce30"/>
          <table:table-cell table:number-columns-repeated="4"/>
          <table:table-cell table:style-name="ce680"/>
          <table:table-cell table:number-columns-repeated="243"/>
        </table:table-row>
        <table:table-row table:style-name="ro5" table:number-rows-repeated="65317">
          <table:table-cell table:number-columns-repeated="21"/>
          <table:table-cell table:style-name="ce680"/>
          <table:table-cell table:number-columns-repeated="243"/>
        </table:table-row>
        <table:table-row table:style-name="ro5" table:number-rows-repeated="983031">
          <table:table-cell table:number-columns-repeated="265"/>
        </table:table-row>
        <table:table-row table:style-name="ro5">
          <table:table-cell table:number-columns-repeated="265"/>
        </table:table-row>
      </table:table>
      <table:table table:name="Képzettséglista" table:style-name="ta6">
        <table:table-column table:style-name="co87" table:default-cell-style-name="ce1729"/>
        <table:table-column table:style-name="co88" table:default-cell-style-name="ce1731"/>
        <table:table-column table:style-name="co89" table:default-cell-style-name="ce1729"/>
        <table:table-column table:style-name="co88" table:default-cell-style-name="ce1731"/>
        <table:table-column table:style-name="co90" table:default-cell-style-name="ce1729"/>
        <table:table-column table:style-name="co91" table:default-cell-style-name="ce1290"/>
        <table:table-column table:style-name="co92" table:default-cell-style-name="ce1729"/>
        <table:table-column table:style-name="co17" table:default-cell-style-name="ce854"/>
        <table:table-column table:style-name="co93" table:default-cell-style-name="ce854"/>
        <table:table-column table:style-name="co94" table:default-cell-style-name="ce854"/>
        <table:table-column table:style-name="co5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241"/>
          <table:covered-table-cell table:style-name="ce632"/>
          <table:covered-table-cell table:style-name="ce2241"/>
          <table:covered-table-cell table:style-name="ce1938"/>
          <table:covered-table-cell table:style-name="ce2241"/>
          <table:covered-table-cell table:style-name="ce632"/>
          <table:covered-table-cell table:number-columns-repeated="3"/>
          <table:table-cell table:style-name="ce854" table:number-columns-repeated="16374"/>
        </table:table-row>
        <table:table-row table:style-name="ro16">
          <table:table-cell table:style-name="ce1713"/>
          <table:table-cell table:style-name="ce2268"/>
          <table:table-cell table:style-name="ce632"/>
          <table:table-cell table:style-name="ce2268"/>
          <table:table-cell table:style-name="ce1938"/>
          <table:table-cell table:style-name="ce2268"/>
          <table:table-cell table:style-name="ce632"/>
          <table:table-cell table:number-columns-repeated="3"/>
          <table:table-cell table:style-name="ce854" table:number-columns-repeated="16374"/>
        </table:table-row>
        <table:table-row table:style-name="ro8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854"/>
          <table:table-cell table:style-name="ce1739" office:value-type="string" calcext:value-type="string">
            <text:p>Tradíciók</text:p>
          </table:table-cell>
          <table:table-cell table:style-name="ce854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854" table:number-columns-repeated="16374"/>
        </table:table-row>
        <table:table-row table:style-name="ro8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854"/>
          <table:table-cell table:style-name="ce1726"/>
          <table:table-cell table:style-name="ce854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854" table:number-columns-repeated="16374"/>
        </table:table-row>
        <table:table-row table:style-name="ro8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854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854" table:number-columns-repeated="2"/>
          <table:table-cell table:style-name="ce1726" office:value-type="string" calcext:value-type="string">
            <text:p>Magas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Vulgár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854" table:number-columns-repeated="16374"/>
        </table:table-row>
        <table:table-row table:style-name="ro8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854"/>
          <table:table-cell table:style-name="ce1726" office:value-type="string" calcext:value-type="string">
            <text:p>Bárd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Illuzionist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68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68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668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202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854" table:number-columns-repeated="16374"/>
        </table:table-row>
        <table:table-row table:style-name="ro8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202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854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8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854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202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854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854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7"/>
          <table:table-cell table:style-name="ce85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854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7"/>
          <table:table-cell table:style-name="ce854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854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202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854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854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854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854" table:number-columns-repeated="16374"/>
        </table:table-row>
        <table:table-row table:style-name="ro8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854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854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854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85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854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854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854" table:number-columns-repeated="16374"/>
        </table:table-row>
        <table:table-row table:style-name="ro8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854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854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854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854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854" table:number-columns-repeated="4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854" table:number-columns-repeated="2"/>
          <table:table-cell/>
          <table:table-cell table:style-name="ce854"/>
          <table:table-cell table:style-name="ce582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854"/>
          <table:table-cell table:style-name="ce2008"/>
          <table:table-cell table:style-name="ce854" table:number-columns-repeated="4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4" office:value-type="string" calcext:value-type="string">
            <text:p>Szférák, Arkánumok (Primer)</text:p>
          </table:table-cell>
          <table:table-cell table:style-name="ce2008"/>
          <table:table-cell table:style-name="ce854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1"/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5" office:value-type="string" calcext:value-type="string">
            <text:p>➖➖ Mágia Szféra ➖➖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38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7" office:value-type="string" calcext:value-type="string">
            <text:p>➖➖ Lélek szféra ➖➖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5" office:value-type="string" calcext:value-type="string">
            <text:p>➖➖ Jelenségek Szféra ➖➖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5" office:value-type="string" calcext:value-type="string">
            <text:p>➖➖ Téridő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5" office:value-type="string" calcext:value-type="string">
            <text:p>➖➖ Életerő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5" office:value-type="string" calcext:value-type="string">
            <text:p>➖➖ Idézés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5" office:value-type="string" calcext:value-type="string">
            <text:p>➖➖ Sors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0" table:formula="of:=COUNTA([.A35:.A62])" office:value-type="float" office:value="24" calcext:value-type="float">
            <text:p>24</text:p>
          </table:table-cell>
          <table:table-cell table:style-name="ce854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854" table:number-columns-repeated="3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5" table:number-rows-repeated="5">
          <table:table-cell table:style-name="ce854" table:number-columns-repeated="3"/>
          <table:table-cell table:number-columns-repeated="7"/>
          <table:table-cell table:style-name="ce854" table:number-columns-repeated="16374"/>
        </table:table-row>
        <table:table-row table:style-name="ro5">
          <table:table-cell table:style-name="ce854" table:number-columns-repeated="2"/>
          <table:table-cell table:number-columns-repeated="8"/>
          <table:table-cell table:style-name="ce854" table:number-columns-repeated="16374"/>
        </table:table-row>
        <table:table-row table:style-name="ro5" table:number-rows-repeated="1048509">
          <table:table-cell table:number-columns-repeated="10"/>
          <table:table-cell table:style-name="ce854" table:number-columns-repeated="16374"/>
        </table:table-row>
        <table:table-row table:style-name="ro5">
          <table:table-cell table:number-columns-repeated="10"/>
          <table:table-cell table:style-name="ce854" table:number-columns-repeated="16374"/>
        </table:table-row>
      </table:table>
      <table:table table:name="Fortélylista" table:style-name="ta6">
        <table:table-column table:style-name="co95" table:default-cell-style-name="ce30"/>
        <table:table-column table:style-name="co96" table:default-cell-style-name="ce2"/>
        <table:table-column table:style-name="co97" table:default-cell-style-name="ce2730"/>
        <table:table-column table:style-name="co98" table:default-cell-style-name="ce30"/>
        <table:table-column table:style-name="co99" table:default-cell-style-name="ce2737"/>
        <table:table-column table:style-name="co100" table:default-cell-style-name="ce30"/>
        <table:table-column table:style-name="co101" table:default-cell-style-name="ce30"/>
        <table:table-column table:style-name="co102" table:default-cell-style-name="ce30"/>
        <table:table-column table:style-name="co103" table:default-cell-style-name="ce764"/>
        <table:table-column table:style-name="co104" table:default-cell-style-name="ce30"/>
        <table:table-column table:style-name="co105" table:default-cell-style-name="ce30"/>
        <table:table-column table:style-name="co106" table:default-cell-style-name="ce854"/>
        <table:table-column table:style-name="co107" table:default-cell-style-name="ce30"/>
        <table:table-column table:style-name="co108" table:default-cell-style-name="ce30"/>
        <table:table-column table:style-name="co109" table:default-cell-style-name="ce30"/>
        <table:table-column table:style-name="co18" table:default-cell-style-name="ce854"/>
        <table:table-column table:style-name="co5" table:default-cell-style-name="ce854"/>
        <table:table-column table:style-name="co5" table:number-columns-repeated="16367"/>
        <table:table-row table:style-name="ro16">
          <table:table-cell table:style-name="ce271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43"/>
          <table:covered-table-cell table:style-name="ce1967"/>
          <table:covered-table-cell table:style-name="ce632"/>
          <table:covered-table-cell table:style-name="ce1177"/>
          <table:covered-table-cell table:number-columns-repeated="3" table:style-name="ce632"/>
          <table:covered-table-cell table:style-name="ce2744"/>
          <table:covered-table-cell table:number-columns-repeated="2" table:style-name="ce632"/>
          <table:covered-table-cell/>
          <table:covered-table-cell table:style-name="ce632"/>
          <table:covered-table-cell table:number-columns-repeated="3"/>
          <table:table-cell/>
          <table:table-cell table:style-name="ce854" table:number-columns-repeated="16367"/>
        </table:table-row>
        <table:table-row table:style-name="ro16">
          <table:table-cell table:style-name="ce2716"/>
          <table:table-cell table:style-name="ce1843"/>
          <table:table-cell table:style-name="ce1967"/>
          <table:table-cell table:style-name="ce632"/>
          <table:table-cell table:number-columns-repeated="13"/>
          <table:table-cell table:style-name="ce854" table:number-columns-repeated="16367"/>
        </table:table-row>
        <table:table-row table:style-name="ro5">
          <table:table-cell table:style-name="ce2717" office:value-type="string" calcext:value-type="string">
            <text:p>Kiemelt Fortélyok</text:p>
          </table:table-cell>
          <table:table-cell table:style-name="ce632"/>
          <table:table-cell table:style-name="ce30"/>
          <table:table-cell table:style-name="ce632"/>
          <table:table-cell table:style-name="ce2717" office:value-type="string" calcext:value-type="string">
            <text:p>Szabad Fortélyok</text:p>
          </table:table-cell>
          <table:table-cell table:style-name="ce2739" office:value-type="string" calcext:value-type="string">
            <text:p>Kiterjeszti</text:p>
          </table:table-cell>
          <table:table-cell/>
          <table:table-cell table:style-name="ce2717" office:value-type="string" calcext:value-type="string">
            <text:p>Faj Hátterek</text:p>
          </table:table-cell>
          <table:table-cell table:style-name="ce2717" office:value-type="string" calcext:value-type="string">
            <text:p>Karma Hátterek</text:p>
          </table:table-cell>
          <table:table-cell table:style-name="ce2717" office:value-type="string" calcext:value-type="string">
            <text:p>Leíró Hátterek</text:p>
          </table:table-cell>
          <table:table-cell/>
          <table:table-cell table:style-name="ce2718" office:value-type="string" calcext:value-type="string">
            <text:p>Nyelvek</text:p>
          </table:table-cell>
          <table:table-cell table:style-name="ce2717" office:value-type="string" calcext:value-type="string">
            <text:p>Rövidítés</text:p>
          </table:table-cell>
          <table:table-cell table:style-name="ce854"/>
          <table:table-cell table:style-name="ce2718" office:value-type="string" calcext:value-type="string">
            <text:p>Varázslási metódusok</text:p>
          </table:table-cell>
          <table:table-cell table:style-name="ce30"/>
          <table:table-cell/>
          <table:table-cell table:style-name="ce854" table:number-columns-repeated="16367"/>
        </table:table-row>
        <table:table-row table:style-name="ro5">
          <table:table-cell table:style-name="ce854"/>
          <table:table-cell table:style-name="ce632"/>
          <table:table-cell table:style-name="ce30"/>
          <table:table-cell table:style-name="ce632"/>
          <table:table-cell table:style-name="ce2719"/>
          <table:table-cell table:style-name="ce2740"/>
          <table:table-cell/>
          <table:table-cell table:style-name="ce2719"/>
          <table:table-cell table:style-name="ce30"/>
          <table:table-cell table:style-name="ce854"/>
          <table:table-cell/>
          <table:table-cell table:style-name="ce2737"/>
          <table:table-cell/>
          <table:table-cell table:style-name="ce854"/>
          <table:table-cell/>
          <table:table-cell table:style-name="ce30"/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632"/>
          <table:table-cell table:style-name="ce30"/>
          <table:table-cell table:style-name="ce632"/>
          <table:table-cell table:style-name="ce2668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734" office:value-type="string" calcext:value-type="string">
            <text:p>🟩 Befolyásolás, Emberismeret</text:p>
          </table:table-cell>
          <table:table-cell/>
          <table:table-cell table:style-name="ce2743" office:value-type="string" calcext:value-type="string">
            <text:p>Lásd Képzettséglista oldal</text:p>
          </table:table-cell>
          <table:table-cell table:style-name="ce26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47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737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632"/>
          <table:table-cell table:style-name="ce30"/>
          <table:table-cell table:style-name="ce632"/>
          <table:table-cell table:style-name="ce2721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734" office:value-type="string" calcext:value-type="string">
            <text:p>🟥 Kvantikum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68" office:value-type="string" calcext:value-type="string">
            <text:p>Apród</text:p>
          </table:table-cell>
          <table:table-cell/>
          <table:table-cell table:style-name="ce273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632"/>
          <table:table-cell table:style-name="ce30"/>
          <table:table-cell table:style-name="ce632"/>
          <table:table-cell table:style-name="ce2668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734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68" office:value-type="string" calcext:value-type="string">
            <text:p>Árva</text:p>
          </table:table-cell>
          <table:table-cell/>
          <table:table-cell table:style-name="ce273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number-columns-repeated="4"/>
          <table:table-cell table:style-name="ce2721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68" office:value-type="string" calcext:value-type="string">
            <text:p>Erdőlakó</text:p>
          </table:table-cell>
          <table:table-cell/>
          <table:table-cell table:style-name="ce273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718" office:value-type="string" calcext:value-type="string">
            <text:p>Általános fortélyok</text:p>
          </table:table-cell>
          <table:table-cell table:style-name="ce2724" office:value-type="string" calcext:value-type="string">
            <text:p>Max fok</text:p>
          </table:table-cell>
          <table:table-cell table:style-name="ce2724" office:value-type="string" calcext:value-type="string">
            <text:p>Kiterjeszti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734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68" office:value-type="string" calcext:value-type="string">
            <text:p>Fejvadász</text:p>
          </table:table-cell>
          <table:table-cell/>
          <table:table-cell table:style-name="ce2737" office:value-type="string" calcext:value-type="string">
            <text:p>➖➖➖ Általános nyelvek ➖➖➖</text:p>
          </table:table-cell>
          <table:table-cell/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719"/>
          <table:table-cell table:style-name="ce2725"/>
          <table:table-cell table:style-name="ce2731"/>
          <table:table-cell/>
          <table:table-cell table:style-name="ce26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734" office:value-type="string" calcext:value-type="string">
            <text:p><text:span text:style-name="T51">🟩 Kvantikum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68" office:value-type="string" calcext:value-type="string">
            <text:p>Gladiátor</text:p>
          </table:table-cell>
          <table:table-cell/>
          <table:table-cell table:style-name="ce273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office:value-type="string" calcext:value-type="string">
            <text:p><text:span text:style-name="T33">➖➖➖ Tudományos ➖➖➖</text:span>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734" office:value-type="string" calcext:value-type="string">
            <text:p><text:span text:style-name="T51">🟩 </text:span>Hadászat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68" office:value-type="string" calcext:value-type="string">
            <text:p>Harcművész</text:p>
          </table:table-cell>
          <table:table-cell/>
          <table:table-cell table:style-name="ce273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734"/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68" office:value-type="string" calcext:value-type="string">
            <text:p>Jobbágy</text:p>
          </table:table-cell>
          <table:table-cell/>
          <table:table-cell table:style-name="ce273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734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68" office:value-type="string" calcext:value-type="string">
            <text:p>Lovag</text:p>
          </table:table-cell>
          <table:table-cell/>
          <table:table-cell table:style-name="ce273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2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734" office:value-type="string" calcext:value-type="string">
            <text:p><text:span text:style-name="T51">🟥 Befolyásolás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68" office:value-type="string" calcext:value-type="string">
            <text:p>Nemes</text:p>
          </table:table-cell>
          <table:table-cell/>
          <table:table-cell table:style-name="ce273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727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734" office:value-type="string" calcext:value-type="string">
            <text:p><text:span text:style-name="T51">🟩 Lexikum, </text:span>Nyomoz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68" office:value-type="string" calcext:value-type="string">
            <text:p>Polgár</text:p>
          </table:table-cell>
          <table:table-cell/>
          <table:table-cell table:style-name="ce273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734" office:value-type="string" calcext:value-type="string">
            <text:p>🟩 Lexikum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68" office:value-type="string" calcext:value-type="string">
            <text:p>Varázsló</text:p>
          </table:table-cell>
          <table:table-cell/>
          <table:table-cell table:style-name="ce273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office:value-type="string" calcext:value-type="string">
            <text:p>➖➖➖ Érzék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0"/>
          <table:table-cell table:style-name="ce26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68" office:value-type="string" calcext:value-type="string">
            <text:p>Városlakó</text:p>
          </table:table-cell>
          <table:table-cell/>
          <table:table-cell table:style-name="ce273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734" office:value-type="string" calcext:value-type="string">
            <text:p><text:span text:style-name="T51">🟥 Lexikum, </text:span>Nyomozás</text:p>
          </table:table-cell>
          <table:table-cell/>
          <table:table-cell table:style-name="ce854"/>
          <table:table-cell table:style-name="ce26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47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73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734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854"/>
          <table:table-cell table:style-name="ce26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47" office:value-type="string" calcext:value-type="string">
            <text:p>Élet</text:p>
          </table:table-cell>
          <table:table-cell/>
          <table:table-cell table:style-name="ce273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717" office:value-type="string" calcext:value-type="string">
            <text:p>Kultúrkörök</text:p>
          </table:table-cell>
          <table:table-cell table:style-name="ce26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47" office:value-type="string" calcext:value-type="string">
            <text:p>Rend</text:p>
          </table:table-cell>
          <table:table-cell/>
          <table:table-cell table:style-name="ce273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734" office:value-type="string" calcext:value-type="string">
            <text:p>🟥 Kézművesség</text:p>
          </table:table-cell>
          <table:table-cell table:number-columns-repeated="2"/>
          <table:table-cell table:style-name="ce2745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747" office:value-type="string" calcext:value-type="string">
            <text:p>Halál</text:p>
          </table:table-cell>
          <table:table-cell/>
          <table:table-cell table:style-name="ce273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4mund</text:p>
          </table:table-cell>
          <table:table-cell table:style-name="ce26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47" office:value-type="string" calcext:value-type="string">
            <text:p>Káosz</text:p>
          </table:table-cell>
          <table:table-cell/>
          <table:table-cell table:style-name="ce273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854" table:number-columns-repeated="2"/>
          <table:table-cell table:number-columns-repeated="2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3"/>
          <table:table-cell/>
          <table:table-cell table:style-name="ce26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asz1sz</text:p>
          </table:table-cell>
          <table:table-cell table:style-name="ce26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68" office:value-type="string" calcext:value-type="string">
            <text:p>Alattomos</text:p>
          </table:table-cell>
          <table:table-cell/>
          <table:table-cell table:style-name="ce273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854"/>
          <table:table-cell table:number-columns-repeated="3"/>
          <table:table-cell table:style-name="ce854" table:number-columns-repeated="16367"/>
        </table:table-row>
        <table:table-row table:style-name="ro8">
          <table:table-cell office:value-type="string" calcext:value-type="string">
            <text:p>➖➖➖ Általános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barbár</text:p>
          </table:table-cell>
          <table:table-cell table:style-name="ce2021" table:formula="of:=COUNTA([.I5:.I23])-1" office:value-type="float" office:value="18" calcext:value-type="float">
            <text:p>18</text:p>
          </table:table-cell>
          <table:table-cell table:style-name="ce2668" office:value-type="string" calcext:value-type="string">
            <text:p>Álmodozó</text:p>
          </table:table-cell>
          <table:table-cell/>
          <table:table-cell table:style-name="ce273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854"/>
          <table:table-cell table:number-columns-repeated="3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bukán</text:p>
          </table:table-cell>
          <table:table-cell table:style-name="ce2740"/>
          <table:table-cell table:style-name="ce2668" office:value-type="string" calcext:value-type="string">
            <text:p>Autoriter</text:p>
          </table:table-cell>
          <table:table-cell/>
          <table:table-cell table:style-name="ce273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854" table:number-columns-repeated="2"/>
          <table:table-cell table:number-columns-repeated="2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dw00n</text:p>
          </table:table-cell>
          <table:table-cell/>
          <table:table-cell table:style-name="ce2668" office:value-type="string" calcext:value-type="string">
            <text:p>Barátságos</text:p>
          </table:table-cell>
          <table:table-cell/>
          <table:table-cell table:style-name="ce273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dzs4d</text:p>
          </table:table-cell>
          <table:table-cell table:style-name="ce2741"/>
          <table:table-cell table:style-name="ce2668" office:value-type="string" calcext:value-type="string">
            <text:p>Cinikus</text:p>
          </table:table-cell>
          <table:table-cell/>
          <table:table-cell table:style-name="ce273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lar</text:p>
          </table:table-cell>
          <table:table-cell table:style-name="ce2741"/>
          <table:table-cell table:style-name="ce2668" office:value-type="string" calcext:value-type="string">
            <text:p>Gondoskodó</text:p>
          </table:table-cell>
          <table:table-cell/>
          <table:table-cell table:style-name="ce2737" office:value-type="string" calcext:value-type="string">
            <text:p>➖➖➖ Crantai nyelvek ➖➖➖</text:p>
          </table:table-cell>
          <table:table-cell table:number-columns-repeated="5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lf</text:p>
          </table:table-cell>
          <table:table-cell table:style-name="ce854"/>
          <table:table-cell table:style-name="ce2668" office:value-type="string" calcext:value-type="string">
            <text:p>Gyáva</text:p>
          </table:table-cell>
          <table:table-cell/>
          <table:table-cell table:style-name="ce273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854" table:number-columns-repeated="16367"/>
        </table:table-row>
        <table:table-row table:style-name="ro39">
          <table:table-cell table:style-name="ce2668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n0szukei</text:p>
          </table:table-cell>
          <table:table-cell table:style-name="ce2741"/>
          <table:table-cell table:style-name="ce2668" office:value-type="string" calcext:value-type="string">
            <text:p>Gyűjtögető</text:p>
          </table:table-cell>
          <table:table-cell/>
          <table:table-cell table:style-name="ce2737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rv</text:p>
          </table:table-cell>
          <table:table-cell table:style-name="ce2741"/>
          <table:table-cell table:style-name="ce2668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gohr</text:p>
          </table:table-cell>
          <table:table-cell table:style-name="ce2741"/>
          <table:table-cell table:style-name="ce2668" office:value-type="string" calcext:value-type="string">
            <text:p>Hiszékeny</text:p>
          </table:table-cell>
          <table:table-cell/>
          <table:table-cell table:style-name="ce273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854" table:number-columns-repeated="16367"/>
        </table:table-row>
        <table:table-row table:style-name="ro37">
          <table:table-cell table:style-name="ce2668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5" office:value-type="string" calcext:value-type="string">
            <text:p>🟩 Értékbecslés, Képzőművészet, Kézművesség,</text:p>
            <text:p>Művészetismeret</text:p>
          </table:table-cell>
          <table:table-cell table:style-name="ce854"/>
          <table:table-cell table:style-name="ce26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gorv1ki</text:p>
          </table:table-cell>
          <table:table-cell table:style-name="ce2741"/>
          <table:table-cell table:style-name="ce2668" office:value-type="string" calcext:value-type="string">
            <text:p>Idealista</text:p>
          </table:table-cell>
          <table:table-cell/>
          <table:table-cell table:style-name="ce273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3"/>
          <table:table-cell/>
          <table:table-cell table:style-name="ce26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il4nori</text:p>
          </table:table-cell>
          <table:table-cell table:style-name="ce2746"/>
          <table:table-cell table:style-name="ce2668" office:value-type="string" calcext:value-type="string">
            <text:p>Kígyóiszonyos</text:p>
          </table:table-cell>
          <table:table-cell/>
          <table:table-cell table:style-name="ce273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khál</text:p>
          </table:table-cell>
          <table:table-cell table:style-name="ce2746"/>
          <table:table-cell table:style-name="ce2668" office:value-type="string" calcext:value-type="string">
            <text:p>Megfontolt</text:p>
          </table:table-cell>
          <table:table-cell/>
          <table:table-cell table:style-name="ce273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kr4ni</text:p>
          </table:table-cell>
          <table:table-cell table:style-name="ce854"/>
          <table:table-cell table:style-name="ce2668" office:value-type="string" calcext:value-type="string">
            <text:p>Megbízhatatlan</text:p>
          </table:table-cell>
          <table:table-cell/>
          <table:table-cell table:style-name="ce273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734" office:value-type="string" calcext:value-type="string">
            <text:p>🟩 Nyomozás; <text:s/>🟩 Emberismeret</text:p>
          </table:table-cell>
          <table:table-cell/>
          <table:table-cell table:style-name="ce2668" office:value-type="string" calcext:value-type="string">
            <text:p>mawini</text:p>
          </table:table-cell>
          <table:table-cell table:style-name="ce854"/>
          <table:table-cell table:style-name="ce2668" office:value-type="string" calcext:value-type="string">
            <text:p>Megbízható</text:p>
          </table:table-cell>
          <table:table-cell/>
          <table:table-cell table:style-name="ce273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74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68" office:value-type="string" calcext:value-type="string">
            <text:p>ni4rei</text:p>
          </table:table-cell>
          <table:table-cell table:style-name="ce854"/>
          <table:table-cell table:style-name="ce2668" office:value-type="string" calcext:value-type="string">
            <text:p>Meggondolatlan</text:p>
          </table:table-cell>
          <table:table-cell/>
          <table:table-cell table:style-name="ce273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734" office:value-type="string" calcext:value-type="string">
            <text:p><text:span text:style-name="T51">🟥 Kvantikum, </text:span>Nyomozás</text:p>
          </table:table-cell>
          <table:table-cell/>
          <table:table-cell table:style-name="ce2668" office:value-type="string" calcext:value-type="string">
            <text:p>nomád</text:p>
          </table:table-cell>
          <table:table-cell table:style-name="ce854"/>
          <table:table-cell table:style-name="ce2668" office:value-type="string" calcext:value-type="string">
            <text:p>Naív</text:p>
          </table:table-cell>
          <table:table-cell/>
          <table:table-cell table:style-name="ce2737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734" office:value-type="string" calcext:value-type="string">
            <text:p><text:span text:style-name="T51">🟩 Kvantikum, </text:span>Nyomozás</text:p>
          </table:table-cell>
          <table:table-cell/>
          <table:table-cell table:style-name="ce2668" office:value-type="string" calcext:value-type="string">
            <text:p>pier</text:p>
          </table:table-cell>
          <table:table-cell table:style-name="ce854"/>
          <table:table-cell table:style-name="ce2668" office:value-type="string" calcext:value-type="string">
            <text:p>Nagyképű</text:p>
          </table:table-cell>
          <table:table-cell/>
          <table:table-cell table:style-name="ce273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734" office:value-type="string" calcext:value-type="string">
            <text:p><text:span text:style-name="T51">🟩 </text:span>Lexikum, Hadászat</text:p>
          </table:table-cell>
          <table:table-cell/>
          <table:table-cell table:style-name="ce2668" office:value-type="string" calcext:value-type="string">
            <text:p>predoci, edorli</text:p>
          </table:table-cell>
          <table:table-cell table:style-name="ce854"/>
          <table:table-cell table:style-name="ce2668" office:value-type="string" calcext:value-type="string">
            <text:p>Nárcisztikus</text:p>
          </table:table-cell>
          <table:table-cell/>
          <table:table-cell table:style-name="ce273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 </text:span>Befolyásolás, Ember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734" office:value-type="string" calcext:value-type="string">
            <text:p><text:span text:style-name="T51">🟥 </text:span>Etikett</text:p>
          </table:table-cell>
          <table:table-cell table:style-name="ce854"/>
          <table:table-cell table:style-name="ce2668" office:value-type="string" calcext:value-type="string">
            <text:p>py4r</text:p>
          </table:table-cell>
          <table:table-cell table:style-name="ce854"/>
          <table:table-cell table:style-name="ce2668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734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68" office:value-type="string" calcext:value-type="string">
            <text:p>ragnaroki</text:p>
          </table:table-cell>
          <table:table-cell table:style-name="ce854"/>
          <table:table-cell table:style-name="ce2668" office:value-type="string" calcext:value-type="string">
            <text:p>Precíz</text:p>
          </table:table-cell>
          <table:table-cell/>
          <table:table-cell table:style-name="ce273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734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68" office:value-type="string" calcext:value-type="string">
            <text:p>sh4doni</text:p>
          </table:table-cell>
          <table:table-cell table:style-name="ce854"/>
          <table:table-cell table:style-name="ce2668" office:value-type="string" calcext:value-type="string">
            <text:p>Szerény</text:p>
          </table:table-cell>
          <table:table-cell/>
          <table:table-cell table:style-name="ce273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734" office:value-type="string" calcext:value-type="string">
            <text:p><text:span text:style-name="T51">🟩 </text:span>Befolyásolás, Emberismeret</text:p>
          </table:table-cell>
          <table:table-cell/>
          <table:table-cell table:style-name="ce2668" office:value-type="string" calcext:value-type="string">
            <text:p>syburri</text:p>
          </table:table-cell>
          <table:table-cell table:style-name="ce854"/>
          <table:table-cell table:style-name="ce2668" office:value-type="string" calcext:value-type="string">
            <text:p>Talpnyaló</text:p>
          </table:table-cell>
          <table:table-cell/>
          <table:table-cell table:style-name="ce273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arran</text:p>
          </table:table-cell>
          <table:table-cell table:style-name="ce854"/>
          <table:table-cell table:style-name="ce2668" office:value-type="string" calcext:value-type="string">
            <text:p>Tiszteletreméltó</text:p>
          </table:table-cell>
          <table:table-cell/>
          <table:table-cell table:style-name="ce273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i4dlani</text:p>
          </table:table-cell>
          <table:table-cell table:style-name="ce854"/>
          <table:table-cell table:style-name="ce2668" office:value-type="string" calcext:value-type="string">
            <text:p>Teszetosza</text:p>
          </table:table-cell>
          <table:table-cell/>
          <table:table-cell table:style-name="ce273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ongoriai</text:p>
          </table:table-cell>
          <table:table-cell table:style-name="ce854"/>
          <table:table-cell table:style-name="ce2668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0r0ni</text:p>
          </table:table-cell>
          <table:table-cell table:style-name="ce854"/>
          <table:table-cell table:style-name="ce2668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örpe</text:p>
          </table:table-cell>
          <table:table-cell table:style-name="ce854"/>
          <table:table-cell table:style-name="ce854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747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764"/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Alacsony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Albínó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Divatos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office:value-type="string" calcext:value-type="string">
            <text:p>➖➖➖ Vezető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 table:style-name="ce854" table:number-columns-repeated="3"/>
          <table:table-cell table:style-name="ce2668" office:value-type="string" calcext:value-type="string">
            <text:p>Jóképű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734" office:value-type="string" calcext:value-type="string">
            <text:p><text:span text:style-name="T51">🟥 </text:span>Előadóművészet, Művészetismeret, Etikett</text:p>
          </table:table-cell>
          <table:table-cell table:style-name="ce854" table:number-columns-repeated="3"/>
          <table:table-cell table:style-name="ce2668" office:value-type="string" calcext:value-type="string">
            <text:p>Kövér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734" office:value-type="string" calcext:value-type="string">
            <text:p><text:span text:style-name="T51">🟩 Kvantikum, </text:span>Nyomozás, Hajózás</text:p>
          </table:table-cell>
          <table:table-cell table:style-name="ce854" table:number-columns-repeated="3"/>
          <table:table-cell table:style-name="ce2668" office:value-type="string" calcext:value-type="string">
            <text:p>Magas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734" office:value-type="string" calcext:value-type="string">
            <text:p><text:span text:style-name="T51">🟩 Nyomozás;   🟥 Városi jártasság, Etikett</text:span></text:p>
          </table:table-cell>
          <table:table-cell table:style-name="ce854" table:number-columns-repeated="3"/>
          <table:table-cell table:style-name="ce2668" office:value-type="string" calcext:value-type="string">
            <text:p>Mokány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734" office:value-type="string" calcext:value-type="string">
            <text:p><text:span text:style-name="T51">🟥 Befolyásolás</text:span></text:p>
          </table:table-cell>
          <table:table-cell table:style-name="ce854" table:number-columns-repeated="3"/>
          <table:table-cell table:style-name="ce2668" office:value-type="string" calcext:value-type="string">
            <text:p>Rusnya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/>
          <table:table-cell table:style-name="ce2746"/>
          <table:table-cell table:style-name="ce2668" office:value-type="string" calcext:value-type="string">
            <text:p>Sánta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Sebhelyes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854" table:formula="of:=COUNTA([.A17:.A61])-4" office:value-type="float" office:value="41" calcext:value-type="float">
            <text:p>41</text:p>
          </table:table-cell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Tömzsi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854"/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734" office:value-type="string" calcext:value-type="string">
            <text:p><text:span text:style-name="T51">🟥 </text:span>Előadóművész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Vékony</text:p>
          </table:table-cell>
          <table:table-cell table:number-columns-repeated="7"/>
          <table:table-cell table:style-name="ce854" table:number-columns-repeated="16367"/>
        </table:table-row>
        <table:table-row table:style-name="ro3">
          <table:table-cell table:style-name="ce2718" office:value-type="string" calcext:value-type="string">
            <text:p>Harci fortélyok</text:p>
          </table:table-cell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734" office:value-type="string" calcext:value-type="string">
            <text:p><text:span text:style-name="T51">🟥 </text:span>Előadóművészet</text:p>
          </table:table-cell>
          <table:table-cell/>
          <table:table-cell table:style-name="ce854" table:number-columns-repeated="2"/>
          <table:table-cell table:style-name="ce2747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720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854" table:number-columns-repeated="2"/>
          <table:table-cell table:style-name="ce2738" table:formula="of:=COUNTA([.E5:.E64])" office:value-type="float" office:value="60" calcext:value-type="float">
            <text:p>60</text:p>
          </table:table-cell>
          <table:table-cell table:style-name="ce2734"/>
          <table:table-cell/>
          <table:table-cell table:style-name="ce854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727" office:value-type="float" office:value="2" calcext:value-type="float">
            <text:p>2</text:p>
          </table:table-cell>
          <table:table-cell/>
          <table:table-cell table:style-name="ce854" table:number-columns-repeated="3"/>
          <table:table-cell/>
          <table:table-cell table:style-name="ce854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4"/>
          <table:table-cell/>
          <table:table-cell table:style-name="ce854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4"/>
          <table:table-cell/>
          <table:table-cell table:style-name="ce854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854" table:number-columns-repeated="3"/>
          <table:table-cell table:style-name="ce2742"/>
          <table:table-cell table:style-name="ce854" table:number-columns-repeated="3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854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2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2"/>
          <table:table-cell table:number-columns-repeated="2"/>
          <table:table-cell table:style-name="ce854" table:number-columns-repeated="3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5">
          <table:table-cell table:number-columns-repeated="2"/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5">
          <table:table-cell office:value-type="string" calcext:value-type="string">
            <text:p>➖➖ Általános harci fortélyok ➖➖</text:p>
          </table:table-cell>
          <table:table-cell/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200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200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5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2"/>
          <table:table-cell table:number-columns-repeated="3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3"/>
          <table:table-cell table:number-columns-repeated="2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727" office:value-type="float" office:value="2" calcext:value-type="float">
            <text:p>2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3"/>
          <table:table-cell table:number-columns-repeated="2"/>
          <table:table-cell table:style-name="ce854" table:number-columns-repeated="16367"/>
        </table:table-row>
        <table:table-row table:style-name="ro5">
          <table:table-cell office:value-type="string" calcext:value-type="string">
            <text:p>➖➖ Távolsági harci fortélyok ➖➖</text:p>
          </table:table-cell>
          <table:table-cell/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5"/>
          <table:table-cell table:style-name="ce854"/>
          <table:table-cell table:number-columns-repeated="2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/>
          <table:table-cell table:style-name="ce854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3"/>
          <table:table-cell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8">
          <table:table-cell table:style-name="ce2723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2"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2"/>
          <table:table-cell table:style-name="ce854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5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5">
          <table:table-cell office:value-type="string" calcext:value-type="string">
            <text:p>➖➖ Slan harci fortélyok ➖➖</text:p>
          </table:table-cell>
          <table:table-cell table:style-name="ce854"/>
          <table:table-cell table:number-columns-repeated="15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733"/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6"/>
          <table:table-cell table:number-columns-repeated="14"/>
          <table:table-cell table:style-name="ce854" table:number-columns-repeated="16367"/>
        </table:table-row>
        <table:table-row table:style-name="ro5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5" table:number-rows-repeated="2">
          <table:table-cell table:number-columns-repeated="7"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5">
          <table:table-cell table:style-name="ce2718" office:value-type="string" calcext:value-type="string">
            <text:p>Misztikus fortélyok</text:p>
          </table:table-cell>
          <table:table-cell table:style-name="ce854"/>
          <table:table-cell table:number-columns-repeated="5"/>
          <table:table-cell table:style-name="ce854" table:number-columns-repeated="2"/>
          <table:table-cell table:number-columns-repeated="3"/>
          <table:table-cell table:style-name="ce854" table:number-columns-repeated="2"/>
          <table:table-cell table:number-columns-repeated="3"/>
          <table:table-cell table:style-name="ce854" table:number-columns-repeated="16367"/>
        </table:table-row>
        <table:table-row table:style-name="ro5">
          <table:table-cell table:style-name="ce854" table:number-columns-repeated="2"/>
          <table:table-cell table:number-columns-repeated="12"/>
          <table:table-cell table:style-name="ce854"/>
          <table:table-cell table:number-columns-repeated="2"/>
          <table:table-cell table:style-name="ce854" table:number-columns-repeated="16367"/>
        </table:table-row>
        <table:table-row table:style-name="ro8">
          <table:table-cell table:style-name="ce2720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854" table:number-columns-repeated="3"/>
          <table:table-cell table:number-columns-repeated="10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72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 table:number-columns-repeated="10"/>
          <table:table-cell table:style-name="ce854" table:number-columns-repeated="16367"/>
        </table:table-row>
        <table:table-row table:style-name="ro40">
          <table:table-cell table:style-name="ce2720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854"/>
          <table:table-cell table:number-columns-repeated="7"/>
          <table:table-cell table:style-name="ce854" table:number-columns-repeated="2"/>
          <table:table-cell table:number-columns-repeated="6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854" table:number-columns-repeated="16367"/>
        </table:table-row>
        <table:table-row table:style-name="ro8">
          <table:table-cell table:style-name="ce2720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5" table:number-rows-repeated="1048426">
          <table:table-cell table:number-columns-repeated="17"/>
          <table:table-cell table:style-name="ce854" table:number-columns-repeated="16367"/>
        </table:table-row>
        <table:table-row table:style-name="ro5">
          <table:table-cell table:number-columns-repeated="17"/>
          <table:table-cell table:style-name="ce854" table:number-columns-repeated="16367"/>
        </table:table-row>
      </table:table>
      <table:table table:name="Szabályok" table:style-name="ta6" table:print="false">
        <table:table-column table:style-name="co3" table:default-cell-style-name="ce30"/>
        <table:table-column table:style-name="co110" table:default-cell-style-name="ce30"/>
        <table:table-column table:style-name="co42" table:number-columns-repeated="254"/>
        <table:table-column table:style-name="co5" table:number-columns-repeated="16128"/>
        <table:table-row table:style-name="ro5">
          <table:table-cell table:style-name="ce2628" office:value-type="string" calcext:value-type="string">
            <text:p>Karakter pontok (KP) elosztása </text:p>
          </table:table-cell>
          <table:table-cell table:style-name="ce2628"/>
          <table:table-cell table:style-name="ce30" table:number-columns-repeated="16382"/>
        </table:table-row>
        <table:table-row table:style-name="ro40">
          <table:table-cell/>
          <table:table-cell table:style-name="ce2629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40">
          <table:table-cell office:value-type="string" calcext:value-type="string">
            <text:p>Képzettségek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41">
          <table:table-cell/>
          <table:table-cell table:style-name="ce2629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40">
          <table:table-cell office:value-type="string" calcext:value-type="string">
            <text:p>Fortélyok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42">
          <table:table-cell/>
          <table:table-cell table:style-name="ce262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5">
          <table:table-cell/>
          <table:table-cell table:style-name="ce2629"/>
          <table:table-cell table:style-name="ce30" table:number-columns-repeated="16382"/>
        </table:table-row>
        <table:table-row table:style-name="ro40">
          <table:table-cell office:value-type="string" calcext:value-type="string">
            <text:p>Harcérték módosítók (HM)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41">
          <table:table-cell/>
          <table:table-cell table:style-name="ce262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5">
          <table:table-cell/>
          <table:table-cell table:style-name="ce2629"/>
          <table:table-cell table:style-name="ce30" table:number-columns-repeated="16382"/>
        </table:table-row>
        <table:table-row table:style-name="ro40">
          <table:table-cell table:style-name="ce2628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43">
          <table:table-cell/>
          <table:table-cell table:style-name="ce262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40">
          <table:table-cell table:style-name="ce2629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8">
          <table:table-cell/>
          <table:table-cell table:style-name="ce2629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5">
          <table:table-cell table:number-columns-repeated="2"/>
          <table:table-cell table:style-name="ce30" table:number-columns-repeated="16382"/>
        </table:table-row>
        <table:table-row table:style-name="ro44">
          <table:table-cell table:number-columns-repeated="2"/>
          <table:table-cell table:style-name="ce30" table:number-columns-repeated="16382"/>
        </table:table-row>
        <table:table-row table:style-name="ro5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43">
          <table:table-cell/>
          <table:table-cell table:style-name="ce262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5" table:number-rows-repeated="1048557">
          <table:table-cell table:number-columns-repeated="2"/>
          <table:table-cell table:style-name="ce30" table:number-columns-repeated="16382"/>
        </table:table-row>
        <table:table-row table:style-name="ro5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table:table-column table:style-name="co111" table:default-cell-style-name="ce854"/>
        <table:table-column table:style-name="co5" table:number-columns-repeated="2" table:default-cell-style-name="ce854"/>
        <table:table-column table:style-name="co5" table:number-columns-repeated="16381"/>
        <table:table-row table:style-name="ro8">
          <table:table-cell table:style-name="ce2750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5">
          <table:table-cell table:style-name="Default" table:number-columns-repeated="16384"/>
        </table:table-row>
        <table:table-row table:style-name="ro8">
          <table:table-cell table:style-name="ce2750" office:value-type="string" calcext:value-type="string">
            <text:p>V9.2.7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5">
          <table:table-cell table:style-name="ce2751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5">
          <table:table-cell table:style-name="ce2751" office:value-type="string" calcext:value-type="string">
            <text:p>* +1 sor távolsági fegyvereknek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5">
          <table:table-cell table:style-name="ce2751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5">
          <table:table-cell table:style-name="ce2751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5">
          <table:table-cell table:style-name="ce2751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5">
          <table:table-cell table:style-name="ce2751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5">
          <table:table-cell table:style-name="ce2751"/>
          <table:table-cell table:style-name="Default" table:number-columns-repeated="2"/>
          <table:table-cell table:style-name="ce854" table:number-columns-repeated="16381"/>
        </table:table-row>
        <table:table-row table:style-name="ro8">
          <table:table-cell table:style-name="ce2750" office:value-type="string" calcext:value-type="string">
            <text:p>V9.2.6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8">
          <table:table-cell table:style-name="ce275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5">
          <table:table-cell table:style-name="ce2751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5">
          <table:table-cell table:style-name="ce2751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5">
          <table:table-cell table:style-name="ce2751"/>
          <table:table-cell table:style-name="Default" table:number-columns-repeated="2"/>
          <table:table-cell table:style-name="ce854" table:number-columns-repeated="16381"/>
        </table:table-row>
        <table:table-row table:style-name="ro8">
          <table:table-cell table:style-name="ce2750" office:value-type="string" calcext:value-type="string">
            <text:p>V9.2.5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Új fegyver: „Kopja, torna”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Új fegyver oszlop: pengehossz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0" office:value-type="string" calcext:value-type="string">
            <text:p>V9.2.4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2" office:value-type="string" calcext:value-type="string">
            <text:p>* Betűtípus váltás: Noto Sans</text:p>
          </table:table-cell>
          <table:table-cell table:style-name="ce2753"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Harcos elme: 3.fok (4 vol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Aktuális Aura rubrika bekerül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Mentálfonál fortély bekerül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0" office:value-type="string" calcext:value-type="string">
            <text:p>V9.2.3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  <table:table-row table:style-name="ro8">
          <table:table-cell table:style-name="ce2750" office:value-type="string" calcext:value-type="string">
            <text:p>V9.2.2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  <table:table-row table:style-name="ro8">
          <table:table-cell table:style-name="ce2750" office:value-type="string" calcext:value-type="string">
            <text:p>V9.2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4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4" office:value-type="string" calcext:value-type="string">
            <text:p>* Vezető: Vajákmester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4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4" office:value-type="string" calcext:value-type="string">
            <text:p>* Új faj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4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4" office:value-type="string" calcext:value-type="string">
            <text:p>* Új érzék fortély: Irányérzé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4" office:value-type="string" calcext:value-type="string">
            <text:p>* Új faj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9.2.0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9.1.2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9.1.0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Aprítás harcmodor átnevezve: Rombol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Alabárd harcértékek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Új fegyver: Vívóbo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Kézműves Szabad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Harci iskola Szabad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Fortélyok kiterjesztésein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9.0.2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Zúzás harcmodor átnevezve: Aprít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Új fortély: Méregálló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9.0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CÉ Alap: -15 (-10 helyet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9.0.0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Új MGT modell implementál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MGT: kisebb felbont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MGT Harckeret levonása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Nehézvértek TÉ levonása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Szekunder fortélyok fok ellenőrzése javít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9.8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Fegyver táblázatok teljes átstruktúrálás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Egységes KÉ, fegyver KÉ oszlop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9.7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Harcos elme leír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Gyors kezdeményezés: 4 KÉ / f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7" office:value-type="string" calcext:value-type="string">
            <text:p>V8.9.6 – k20 innentől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20 konverzió minden harcértékre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minden fegyver k20-ra konvertálv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9.5 – k100 utolsó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arma Hátterek bővültek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854" table:number-columns-repeated="16381"/>
        </table:table-row>
        <table:table-row table:style-name="ro39">
          <table:table-cell table:style-name="ce2758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9.4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Puszta kéz Belharcban – fegyverlistáb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Belharc fortély bónuszai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étkezes harc Sebzés kalkuláció javítv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9.3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Varázslás KÉ számítása Misztikus fülö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5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9.2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9.1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Fegyver harcérték táblázato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9.0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Ostorharc a harcmodor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Távharc Szorzó táblázatok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Pajzshasználat 3.fok: +5 VÉ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8.9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Ostorharc harcmodor bekerült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Ostorharc fegyverek a fegyver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8.8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Alabárd 2 külön rekorddá szedve (S+V és Z)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Pajzshasználat: 3 fokú lett (2-ből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8.7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8.6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Vezető fortélyok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ultúrkörök listája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9" office:value-type="string" calcext:value-type="string">
            <text:p>V8.8.5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Pajzsok egyéni harcértékei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59" office:value-type="string" calcext:value-type="string">
            <text:p>V8.8.4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56" office:value-type="string" calcext:value-type="string">
            <text:p>* Új: Alakzatharc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56" office:value-type="string" calcext:value-type="string">
            <text:p>* Új: Alakzat: támadó fortély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Új: Alakzat: védekező fortély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Új: Parancsnok fortély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8.3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Harckeret = Harcmodor sebesség -3 + Gyorsaság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Új: Harckeret növelés fortély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Új: Koordinátor fortély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: Daráló fortély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Taktika: Falanx megszű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9" office:value-type="string" calcext:value-type="string">
            <text:p>V8.8.2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9" office:value-type="string" calcext:value-type="string">
            <text:p>V8.8.1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Nyelvismeret költhető fok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Maradék nyelvismeret fok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Új: Elpusztíthatatlan fortély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Új: Gladiátor bestiái fortély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Új: Gladiátor közönsége fortély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Aura Alap beolvasztva az AuraErő értékekb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8.0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Új: Nyelvtanulás képzettség (szekunder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Nyelvek átkerültek a Speciális fülre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ilánk pontértéknek cell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Felszerelés keret képlet 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7.9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Térképészet fortély kiterjeszti: Hajózás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abad Fortélyok hint szöveg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9" office:value-type="string" calcext:value-type="string">
            <text:p>V8.7.8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7.7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Új Szabad Fortély: Kihallgatás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peciális fül átnevezve: SzF_Hátter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7.6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ínzás képzettség megszü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7.5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9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7.4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0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7.3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Új képzettségek: Lexikum, Számtan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Új fortély: Történelemismeret (2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7.2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lan harci fortélyok harci fortély listáb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7.1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7.0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isztikus fül teljes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Pszí képzettség új neve: Pszí használa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Pszí fortély új neve: Pszí kiterjesztés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ágia módszerek külön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6.9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6.8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egszűnt: Manőver Fejlesztő Pon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6.7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anőverfejlesztő táblázat törlése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Tradíció lista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férák, Arkánumok listájána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6.6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6.5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Leíró Hátterek listája bővítv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6.4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P Alap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P / Szint: 50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ekunder KP/Szint: 20 + Emlékeze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Új Leíró Háttere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6.3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Helyismeret db számláló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Hadvezetés átnevezve: Hadásza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Új Szabad Hátterek: Logisztika, Stratégi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Leíró Hátterek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Vadember fortély bekerül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6.2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isztikus fül teljesen átrendezve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abad Pont: Tsz/2 (lefele kerekítve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Demonológia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6.1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épzettséglista szinkronizálás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rengeteg apró javít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6.0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Data fül teljes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5.1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Páncélok, vértek táblázat átrendezve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GT csökkenés automatikusan számítv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5.0 – 1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Átfogó, Átlagos kategóriák megszűntek.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Aura értékek számol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Vérteknél legördülő menüből sok érté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FÉ számítása automatikus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Harci fortélyok legördülőből választható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3.2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Aura Alap: új képlet: Tsz+Önuralom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3.1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Hátterek szétbontva külön táblázatokr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abad Pontok költésének számolása külön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Hamisítás képzettség bekötve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akma list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Zúzófegyverek harcértékei kidolgoz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3.0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Történelemismeret: Átfogó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űveltség: Átlagos (új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Irodalom-ismeret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P táblázat bekerült a Harcértékek fülre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önnyű képzettsége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Nyelvek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abad Pontok (Szabad Hátterekhez) számolás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akma képzettségek – 3 hely foglal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2.6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Zenelés Könnyű képzettség let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Helyismeret Bónusz háttér let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Nyomolvasás beolvadt a Természetjárásb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Pusztítás harcmodor átnevezve: Zúzás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Pszí-iskola képzettség Átfogó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Élettan: fortély lett képzettségbő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Nyomozás: új képzettség (Primer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épletek egyszerűsítése ahol lehe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2.4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Fülek átnevezése, színezése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Cellák betűméretének növel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2.3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Új fül: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9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2.2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Új betűtípus: Avenir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Tartalék fülön sorok csökkent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2.0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Vértviselet bekerült a fix fortélyok közé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étkezes harc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Páncélok, vértek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1.1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ax szint: 21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P Alap: 150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P/Szint: 100 + (2x Intelligencia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ekunder KP/Szint: 40 + (2x Emlékeze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1.0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Hátterek átkerült a „Tartalék” lapr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Plusz egy sor az Életerő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0.5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P/szint: 100-ra csökkent 120-ró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P maradt warning formázás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Fix: Primer túllépés formáz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0.1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0.0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Csatabárd, egykezes – Sebessége: 6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7.9.3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Új érték: Aura (3.fül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ÉP táblázat alatt „TÉ levonás”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Pár extra sor Fortélyoknál, Manőverekné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7.9.2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bugfix: Tradíciók Átfogóak (nem Átlagosa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7.9.1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7.9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Háttér fortélyok átnevezve: Hátter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Háttér táblázatok összevon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8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Fogékonyság átnevezve Érzékenység-r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7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7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Pszí pont, Mana pont táblázat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Háttér fortélyok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6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Mágia_Pszi fülről az Érzékek eltűntet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6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Összpontosítás is primer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5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4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Észlelés Átfogó nehézségű let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6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3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2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HM/CM: 5 KP (eddig 4 vol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Buzogány harcérték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0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9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8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7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7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6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Akrobatika bekerül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5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4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Karmák bekerültek (Mágia_Pszí lap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ágikus összhang karmák is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3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ágia_pszí lapon formázási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2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Licenc szöveg módosult kicsi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Távolsági fegyverek külön szekciób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ágia tradíciókhoz infobox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Pszí fokokhoz és iskolához infóbox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0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9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Kis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8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CC licenc bekerül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7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Fájdalomtűrés próba megszűnik harc közbe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6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5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8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8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8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Szinttúlépés ellenőrzés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8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4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1HM=5K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3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Szabályok lapon Pszí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2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Könnyű KP oszlop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0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9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CHM egyszerűbb neve: CM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Mágiaiskolák is átlagos képzettség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Pszí és mágia fortélyok külö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8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7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Mana korlát eltörl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Mágia tradíciók: 50K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KÉ-be ismét beszámít a TSZ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KP/szint: 80KP (eddig 70 vol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6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5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4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3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2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VÉ csökkenés plusz sor sok hellye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CÉ-be az Önuralom számít! Javít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Harcmodorokhoz új oszlop: Sebesség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0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Fájdalomtűrés próbák módosulta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Belharc harcmodor törölv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Fortély cellák átalak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3.9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KP/Szint = 70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A +6-os tulajdonságok pontértéke beír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3.8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Tulajdonságok: Önuralom, Fogékonyság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3.7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Max egyfajta HM hiba jav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3.6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Belharc bekerült a Harcmodorok közé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3.5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1ψP = 2K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1 MP = 3K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3.4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Apró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3.3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Külön CHM (CÉ-HM) (max 4CHM/Szin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1 CHM = 4K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Egy harcérték alapra max 5/szi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5HM-&gt;3HM más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4HM-&gt;2HM más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3HM-&gt;1HM más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3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2.8, V2.9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2.7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Életerő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Pajzsok, vértek, SFÉ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Élőfej és élőláb kikapcs, ez plusz hely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2.6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sehol a nyomtatási képbő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2.5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2.4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2.3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854" table:number-columns-repeated="16381"/>
        </table:table-row>
        <table:table-row table:style-name="ro5" table:number-rows-repeated="2">
          <table:table-cell table:number-columns-repeated="3"/>
          <table:table-cell table:style-name="ce854" table:number-columns-repeated="16381"/>
        </table:table-row>
        <table:table-row table:style-name="ro47">
          <table:table-cell table:style-name="ce265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241"/>
          <table:table-cell table:style-name="ce1290"/>
          <table:table-cell table:style-name="ce854" table:number-columns-repeated="16381"/>
        </table:table-row>
        <table:table-row table:style-name="ro48">
          <table:table-cell table:style-name="ce2652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0" table:number-columns-repeated="2"/>
          <table:table-cell table:style-name="ce854" table:number-columns-repeated="16381"/>
        </table:table-row>
        <table:table-row table:style-name="ro5" table:number-rows-repeated="1047774">
          <table:table-cell table:number-columns-repeated="3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</table:table>
      <table:table table:name="Data" table:style-name="ta6" table:print="false">
        <table:table-column table:style-name="co112" table:default-cell-style-name="ce30"/>
        <table:table-column table:style-name="co113" table:default-cell-style-name="ce964"/>
        <table:table-column table:style-name="co114" table:default-cell-style-name="ce30"/>
        <table:table-column table:style-name="co115" table:default-cell-style-name="ce30"/>
        <table:table-column table:style-name="co116" table:default-cell-style-name="ce30"/>
        <table:table-column table:style-name="co63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default-cell-style-name="ce30"/>
        <table:table-column table:style-name="co128" table:default-cell-style-name="ce30"/>
        <table:table-column table:style-name="co129" table:default-cell-style-name="ce30"/>
        <table:table-column table:style-name="co130" table:number-columns-repeated="2" table:default-cell-style-name="ce2"/>
        <table:table-column table:style-name="co130" table:default-cell-style-name="ce30"/>
        <table:table-column table:style-name="co42" table:number-columns-repeated="2" table:default-cell-style-name="ce30"/>
        <table:table-column table:style-name="co40" table:number-columns-repeated="9" table:default-cell-style-name="ce30"/>
        <table:table-column table:style-name="co42" table:number-columns-repeated="223"/>
        <table:table-column table:style-name="co5" table:number-columns-repeated="16128"/>
        <table:table-row table:style-name="ro5">
          <table:table-cell table:number-columns-repeated="33"/>
          <table:table-cell table:style-name="ce30" table:number-columns-repeated="16351"/>
        </table:table-row>
        <table:table-row table:style-name="ro5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41"/>
          <table:covered-table-cell table:number-columns-repeated="6" table:style-name="ce1103"/>
          <table:covered-table-cell table:number-columns-repeated="3" table:style-name="ce2474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5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41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474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8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843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493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27"/>
          <table:table-cell table:style-name="ce615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49">
          <table:table-cell table:style-name="ce2154"/>
          <table:table-cell table:style-name="ce2159"/>
          <table:table-cell table:style-name="ce1843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458" office:value-type="string" calcext:value-type="string">
            <text:p>Szint</text:p>
          </table:table-cell>
          <table:table-cell table:style-name="ce2458" office:value-type="string" calcext:value-type="string" table:number-columns-spanned="2" table:number-rows-spanned="1">
            <text:p>KP</text:p>
          </table:table-cell>
          <table:covered-table-cell table:style-name="ce2458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27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8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27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771" table:number-columns-repeated="4"/>
          <table:table-cell/>
          <table:table-cell table:style-name="ce1616" office:value-type="string" calcext:value-type="string">
            <text:p>V1</text:p>
          </table:table-cell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8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2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771" table:number-columns-repeated="4"/>
          <table:table-cell/>
          <table:table-cell table:style-name="ce1616" office:value-type="string" calcext:value-type="string">
            <text:p>V2</text:p>
          </table:table-cell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5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2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49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27"/>
          <table:table-cell table:number-columns-repeated="2"/>
          <table:table-cell table:style-name="ce771" table:number-columns-repeated="4"/>
          <table:table-cell/>
          <table:table-cell table:style-name="ce1616" office:value-type="string" calcext:value-type="string">
            <text:p>V1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1616"/>
          <table:table-cell table:style-name="ce30" table:number-columns-repeated="16351"/>
        </table:table-row>
        <table:table-row table:style-name="ro8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494" office:value-type="string" calcext:value-type="string">
            <text:p>Fok</text:p>
          </table:table-cell>
          <table:table-cell table:style-name="ce2494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771" table:number-columns-repeated="4"/>
          <table:table-cell/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1616"/>
          <table:table-cell table:style-name="ce30" table:number-columns-repeated="16351"/>
        </table:table-row>
        <table:table-row table:style-name="ro5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2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0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771"/>
          <table:table-cell table:style-name="ce2399" table:number-columns-repeated="3"/>
          <table:table-cell/>
          <table:table-cell table:style-name="ce161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5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2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30" table:number-columns-repeated="16351"/>
        </table:table-row>
        <table:table-row table:style-name="ro5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2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27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5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27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23">
          <table:table-cell/>
          <table:table-cell table:style-name="ce788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17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5">
          <table:table-cell/>
          <table:table-cell table:style-name="ce788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2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352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17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1975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2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494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17" table:content-validation-name="val37"/>
          <table:table-cell table:number-columns-repeated="12"/>
          <table:table-cell table:style-name="ce30" table:number-columns-repeated="16351"/>
        </table:table-row>
        <table:table-row table:style-name="ro5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2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17" table:content-validation-name="val37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5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2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17" table:content-validation-name="val37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2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17" table:content-validation-name="val37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">
          <table:table-cell table:number-columns-repeated="2"/>
          <table:table-cell table:style-name="ce1975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2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17" table:content-validation-name="val37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8">
          <table:table-cell/>
          <table:table-cell table:style-name="ce2306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17" table:content-validation-name="val37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17" table:content-validation-name="val37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36" office:value-type="string" calcext:value-type="string" table:number-columns-spanned="2" table:number-rows-spanned="1">
            <text:p>Felszerelés keret alap</text:p>
          </table:table-cell>
          <table:covered-table-cell table:style-name="ce2220"/>
          <table:table-cell table:style-name="ce161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306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494" table:content-validation-name="val222" office:value-type="string" calcext:value-type="string">
            <text:p>Fok</text:p>
          </table:table-cell>
          <table:table-cell table:style-name="ce2494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8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1975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8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166" office:value-type="string" calcext:value-type="string" table:number-columns-spanned="2" table:number-rows-spanned="1">
            <text:p>Nyelvtanulás zero szint</text:p>
          </table:table-cell>
          <table:covered-table-cell table:style-name="ce2166"/>
          <table:table-cell table:style-name="ce161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27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8">
          <table:table-cell table:number-columns-repeated="4"/>
          <table:table-cell table:style-name="ce2166" office:value-type="string" calcext:value-type="string" table:number-columns-spanned="2" table:number-rows-spanned="1">
            <text:p>Nyelvtanulás pont/szint</text:p>
          </table:table-cell>
          <table:covered-table-cell table:style-name="ce2166"/>
          <table:table-cell table:style-name="ce161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8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7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7"/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23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494" table:content-validation-name="val37" office:value-type="string" calcext:value-type="string">
            <text:p>Fegyver</text:p>
          </table:table-cell>
          <table:table-cell table:style-name="ce2369" table:content-validation-name="val37" office:value-type="string" calcext:value-type="string">
            <text:p>Mf innen</text:p>
            <text:p>Számít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8">
          <table:table-cell/>
          <table:table-cell table:style-name="ce2306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7" office:value-type="string" calcext:value-type="string">
            <text:p>Elsődleges fegyver</text:p>
          </table:table-cell>
          <table:table-cell table:style-name="ce2371" table:content-validation-name="val37" office:value-type="float" office:value="2" calcext:value-type="float">
            <text:p>2. fok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">
          <table:table-cell table:number-columns-repeated="17"/>
          <table:table-cell table:style-name="ce2353" table:content-validation-name="val37" office:value-type="string" calcext:value-type="string">
            <text:p>Másodlagos fegyver</text:p>
          </table:table-cell>
          <table:table-cell table:style-name="ce2371" table:content-validation-name="val37" office:value-type="float" office:value="3" calcext:value-type="float">
            <text:p>3. fok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">
          <table:table-cell/>
          <table:table-cell table:style-name="ce2306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37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0"/>
          <table:table-cell table:style-name="ce2019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7" office:value-type="string" calcext:value-type="string">
            <text:p>Kétkezes harc max pengehossz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">
          <table:table-cell/>
          <table:table-cell table:style-name="ce2306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37" office:value-type="string" calcext:value-type="string">
            <text:p>Minimum Erő 2 pengénél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5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8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0"/>
          <table:table-cell table:style-name="ce2174" office:value-type="string" calcext:value-type="string">
            <text:p>S1</text:p>
          </table:table-cell>
          <table:table-cell table:style-name="ce2174" office:value-type="string" calcext:value-type="string">
            <text:p>S2</text:p>
          </table:table-cell>
          <table:table-cell table:style-name="ce2174" office:value-type="string" calcext:value-type="string">
            <text:p>S3</text:p>
          </table:table-cell>
          <table:table-cell table:style-name="ce2174" office:value-type="string" calcext:value-type="string">
            <text:p>S4</text:p>
          </table:table-cell>
          <table:table-cell/>
          <table:table-cell table:style-name="ce2436" office:value-type="string" calcext:value-type="string">
            <text:p>Harckeret növ fok bónusz</text:p>
          </table:table-cell>
          <table:table-cell table:style-name="ce161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5">
          <table:table-cell/>
          <table:table-cell table:style-name="ce2170"/>
          <table:table-cell table:style-name="ce2197" table:number-columns-repeated="16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680" table:number-columns-repeated="2"/>
          <table:table-cell table:style-name="ce680" office:value-type="string" calcext:value-type="string">
            <text:p>k20</text:p>
          </table:table-cell>
          <table:table-cell table:style-name="ce2502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50">
          <table:table-cell/>
          <table:table-cell table:style-name="ce2070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680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680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2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680"/>
          <table:table-cell/>
          <table:table-cell table:style-name="ce2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2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680"/>
          <table:table-cell/>
          <table:table-cell table:style-name="ce680" office:value-type="float" office:value="3" calcext:value-type="float">
            <text:p>3</text:p>
          </table:table-cell>
          <table:table-cell table:style-name="ce2502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2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680"/>
          <table:table-cell/>
          <table:table-cell table:style-name="ce680" office:value-type="float" office:value="4" calcext:value-type="float">
            <text:p>4</text:p>
          </table:table-cell>
          <table:table-cell table:style-name="ce2502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2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680"/>
          <table:table-cell/>
          <table:table-cell table:style-name="ce680" office:value-type="float" office:value="5" calcext:value-type="float">
            <text:p>5</text:p>
          </table:table-cell>
          <table:table-cell table:style-name="ce2502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3"/>
          <table:table-cell table:style-name="ce1616" office:value-type="float" office:value="2" calcext:value-type="float">
            <text:p>2</text:p>
          </table:table-cell>
          <table:table-cell table:style-name="ce2236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680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680"/>
          <table:table-cell/>
          <table:table-cell table:style-name="ce680" table:content-validation-name="val37" office:value-type="float" office:value="2" calcext:value-type="float">
            <text:p>2</text:p>
          </table:table-cell>
          <table:table-cell table:style-name="ce2502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0"/>
          <table:table-cell table:style-name="ce680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680"/>
          <table:table-cell/>
          <table:table-cell table:style-name="ce680" table:content-validation-name="val37" office:value-type="float" office:value="3" calcext:value-type="float">
            <text:p>3</text:p>
          </table:table-cell>
          <table:table-cell table:style-name="ce2502" table:content-validation-name="val37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1" table:content-validation-name="val37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27" table:content-validation-name="val37"/>
          <table:covered-table-cell table:content-validation-name="val37"/>
          <table:table-cell table:content-validation-name="val37" table:number-columns-repeated="5"/>
          <table:table-cell table:number-columns-repeated="3"/>
          <table:table-cell table:style-name="ce680" office:value-type="float" office:value="8" calcext:value-type="float">
            <text:p>8</text:p>
          </table:table-cell>
          <table:table-cell table:style-name="ce964" table:number-columns-repeated="2"/>
          <table:table-cell table:style-name="ce680" table:content-validation-name="val37"/>
          <table:table-cell table:style-name="ce680"/>
          <table:table-cell table:style-name="ce2502" table:content-validation-name="val3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2" table:content-validation-name="val37" office:value-type="string" calcext:value-type="string">
            <text:p>Fok</text:p>
          </table:table-cell>
          <table:table-cell table:style-name="ce2201" table:content-validation-name="val37" office:value-type="string" calcext:value-type="string">
            <text:p>Csökkentés</text:p>
          </table:table-cell>
          <table:table-cell table:style-name="ce2257" table:content-validation-name="val37" office:value-type="string" calcext:value-type="string">
            <text:p>Erő</text:p>
          </table:table-cell>
          <table:table-cell table:style-name="ce27" table:content-validation-name="val37" table:number-columns-repeated="2"/>
          <table:table-cell table:content-validation-name="val37" table:number-columns-repeated="3"/>
          <table:table-cell table:number-columns-repeated="3"/>
          <table:table-cell table:style-name="ce680" office:value-type="float" office:value="9" calcext:value-type="float">
            <text:p>9</text:p>
          </table:table-cell>
          <table:table-cell table:style-name="ce2489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680"/>
          <table:table-cell table:style-name="ce680"/>
          <table:table-cell table:style-name="ce250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2" table:content-validation-name="val37" office:value-type="float" office:value="0" calcext:value-type="float">
            <text:p>0</text:p>
          </table:table-cell>
          <table:table-cell table:number-columns-repeated="2" table:style-name="ce2408" table:content-validation-name="val37" office:value-type="float" office:value="0" calcext:value-type="float">
            <text:p>0</text:p>
          </table:table-cell>
          <table:table-cell table:content-validation-name="val37" table:number-columns-repeated="5"/>
          <table:table-cell table:number-columns-repeated="3"/>
          <table:table-cell table:style-name="ce680" office:value-type="float" office:value="10" calcext:value-type="float">
            <text:p>10</text:p>
          </table:table-cell>
          <table:table-cell table:style-name="ce964" office:value-type="string" calcext:value-type="string">
            <text:p>Mozdulatlan/álló lövész</text:p>
          </table:table-cell>
          <table:table-cell table:style-name="ce964"/>
          <table:table-cell/>
          <table:table-cell table:style-name="ce2489" table:content-validation-name="val37" office:value-type="float" office:value="0" calcext:value-type="float">
            <text:p>0</text:p>
          </table:table-cell>
          <table:table-cell table:style-name="ce250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2" table:content-validation-name="val37" office:value-type="float" office:value="1" calcext:value-type="float">
            <text:p>1</text:p>
          </table:table-cell>
          <table:table-cell table:style-name="ce2408" table:content-validation-name="val37" office:value-type="float" office:value="5" calcext:value-type="float">
            <text:p>5</text:p>
          </table:table-cell>
          <table:table-cell table:style-name="ce2408" table:content-validation-name="val37" office:value-type="float" office:value="1" calcext:value-type="float">
            <text:p>1</text:p>
          </table:table-cell>
          <table:table-cell table:content-validation-name="val37" table:number-columns-repeated="2"/>
          <table:table-cell table:style-name="ce2290" table:content-validation-name="val37"/>
          <table:table-cell table:content-validation-name="val37" table:number-columns-repeated="2"/>
          <table:table-cell table:number-columns-repeated="3"/>
          <table:table-cell table:style-name="ce680" office:value-type="float" office:value="12" calcext:value-type="float">
            <text:p>12</text:p>
          </table:table-cell>
          <table:table-cell table:style-name="ce964" office:value-type="string" calcext:value-type="string">
            <text:p>A lövész lassan egyenletesen sétál</text:p>
          </table:table-cell>
          <table:table-cell table:style-name="ce964"/>
          <table:table-cell/>
          <table:table-cell table:style-name="ce680" table:content-validation-name="val37" office:value-type="float" office:value="1" calcext:value-type="float">
            <text:p>1</text:p>
          </table:table-cell>
          <table:table-cell table:style-name="ce2505" table:content-validation-name="val37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2" table:content-validation-name="val37" office:value-type="float" office:value="2" calcext:value-type="float">
            <text:p>2</text:p>
          </table:table-cell>
          <table:table-cell table:style-name="ce2408" table:content-validation-name="val37" office:value-type="float" office:value="10" calcext:value-type="float">
            <text:p>10</text:p>
          </table:table-cell>
          <table:table-cell table:style-name="ce2408" table:content-validation-name="val37" office:value-type="float" office:value="2" calcext:value-type="float">
            <text:p>2</text:p>
          </table:table-cell>
          <table:table-cell table:content-validation-name="val37" table:number-columns-repeated="4"/>
          <table:table-cell table:style-name="ce2" table:content-validation-name="val37"/>
          <table:table-cell table:number-columns-repeated="3"/>
          <table:table-cell table:style-name="ce680" office:value-type="float" office:value="14" calcext:value-type="float">
            <text:p>14</text:p>
          </table:table-cell>
          <table:table-cell table:style-name="ce964" office:value-type="string" calcext:value-type="string">
            <text:p>A lövész lassan fut</text:p>
          </table:table-cell>
          <table:table-cell table:style-name="ce964"/>
          <table:table-cell/>
          <table:table-cell table:style-name="ce680" table:content-validation-name="val37" office:value-type="float" office:value="2" calcext:value-type="float">
            <text:p>2</text:p>
          </table:table-cell>
          <table:table-cell table:style-name="ce2502" table:content-validation-name="val37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2" table:content-validation-name="val37" office:value-type="float" office:value="3" calcext:value-type="float">
            <text:p>3</text:p>
          </table:table-cell>
          <table:table-cell table:style-name="ce2408" table:content-validation-name="val37" office:value-type="float" office:value="15" calcext:value-type="float">
            <text:p>15</text:p>
          </table:table-cell>
          <table:table-cell table:style-name="ce2408" table:content-validation-name="val37" office:value-type="float" office:value="2" calcext:value-type="float">
            <text:p>2</text:p>
          </table:table-cell>
          <table:table-cell table:style-name="ce1616" office:value-type="float" office:value="3" calcext:value-type="float">
            <text:p>3</text:p>
          </table:table-cell>
          <table:table-cell table:style-name="ce2236" office:value-type="string" calcext:value-type="string" table:number-columns-spanned="3" table:number-rows-spanned="1">
            <text:p>VÉ bónusz lemez torzónál</text:p>
          </table:table-cell>
          <table:covered-table-cell table:style-name="ce1616" table:content-validation-name="val37"/>
          <table:covered-table-cell table:style-name="ce771"/>
          <table:table-cell table:number-columns-repeated="4"/>
          <table:table-cell table:style-name="ce680" office:value-type="float" office:value="15" calcext:value-type="float">
            <text:p>15</text:p>
          </table:table-cell>
          <table:table-cell table:style-name="ce964" office:value-type="string" calcext:value-type="string">
            <text:p>A lövész rohan</text:p>
          </table:table-cell>
          <table:table-cell table:style-name="ce964"/>
          <table:table-cell/>
          <table:table-cell table:style-name="ce680" table:content-validation-name="val37" office:value-type="float" office:value="3" calcext:value-type="float">
            <text:p>3</text:p>
          </table:table-cell>
          <table:table-cell table:style-name="ce2502" table:content-validation-name="val3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4" table:content-validation-name="val37"/>
          <table:table-cell table:style-name="ce425" table:content-validation-name="val37" table:number-columns-repeated="2"/>
          <table:table-cell table:style-name="ce2" table:content-validation-name="val37"/>
          <table:table-cell table:style-name="ce2443" table:content-validation-name="val37"/>
          <table:table-cell table:style-name="ce2" table:content-validation-name="val37" table:number-columns-repeated="3"/>
          <table:table-cell table:number-columns-repeated="3"/>
          <table:table-cell table:style-name="ce680" office:value-type="float" office:value="17" calcext:value-type="float">
            <text:p>17</text:p>
          </table:table-cell>
          <table:table-cell table:style-name="ce964" table:number-columns-repeated="3"/>
          <table:table-cell table:style-name="ce680"/>
          <table:table-cell table:style-name="ce2502" table:content-validation-name="val37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2"/>
          <table:table-cell table:style-name="ce680" office:value-type="float" office:value="20" calcext:value-type="float">
            <text:p>20</text:p>
          </table:table-cell>
          <table:table-cell table:style-name="ce2489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680"/>
          <table:table-cell table:style-name="ce680"/>
          <table:table-cell table:style-name="ce250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344" table:content-validation-name="val37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7"/>
          <table:covered-table-cell table:number-columns-repeated="5" table:style-name="ce27" table:content-validation-name="val37"/>
          <table:covered-table-cell table:style-name="ce525" table:content-validation-name="val37"/>
          <table:table-cell table:style-name="Default" table:number-columns-repeated="3"/>
          <table:table-cell table:style-name="ce680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680"/>
          <table:table-cell table:style-name="ce2" office:value-type="float" office:value="4" calcext:value-type="float">
            <text:p>4</text:p>
          </table:table-cell>
          <table:table-cell table:style-name="ce250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345" table:content-validation-name="val37" office:value-type="string" calcext:value-type="string">
            <text:p>Alapanyag neve</text:p>
          </table:table-cell>
          <table:table-cell table:style-name="ce2411" table:content-validation-name="val37"/>
          <table:table-cell table:style-name="ce2416" table:content-validation-name="val37" office:value-type="string" calcext:value-type="string" table:number-columns-spanned="2" table:number-rows-spanned="1">
            <text:p>SFÉ</text:p>
          </table:table-cell>
          <table:covered-table-cell table:style-name="ce2416" table:content-validation-name="val37"/>
          <table:table-cell table:style-name="ce2312" table:content-validation-name="val37" office:value-type="string" calcext:value-type="string" table:number-columns-spanned="4" table:number-rows-spanned="1">
            <text:p>MGT</text:p>
          </table:table-cell>
          <table:covered-table-cell table:style-name="ce2416" table:content-validation-name="val37"/>
          <table:covered-table-cell table:style-name="ce2446" table:content-validation-name="val37"/>
          <table:covered-table-cell table:style-name="Default"/>
          <table:table-cell table:style-name="Default" table:number-columns-repeated="3"/>
          <table:table-cell table:style-name="ce680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964"/>
          <table:table-cell table:style-name="ce2" office:value-type="float" office:value="3" calcext:value-type="float">
            <text:p>3</text:p>
          </table:table-cell>
          <table:table-cell table:style-name="ce2502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style-name="ce2204" table:content-validation-name="val37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7" office:value-type="string" calcext:value-type="string">
            <text:p>Energia</text:p>
          </table:table-cell>
          <table:table-cell table:style-name="ce2313" table:content-validation-name="val37" office:value-type="string" calcext:value-type="string">
            <text:p>Alap MGT</text:p>
          </table:table-cell>
          <table:table-cell table:style-name="ce1616" table:content-validation-name="val220" office:value-type="string" calcext:value-type="string">
            <text:p>Pocsék</text:p>
          </table:table-cell>
          <table:table-cell table:style-name="ce1616" table:content-validation-name="val220" office:value-type="string" calcext:value-type="string">
            <text:p>Átlagos</text:p>
          </table:table-cell>
          <table:table-cell table:style-name="ce2019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680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964"/>
          <table:table-cell table:style-name="ce2" office:value-type="float" office:value="2" calcext:value-type="float">
            <text:p>2</text:p>
          </table:table-cell>
          <table:table-cell table:style-name="ce2502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Posztó / Bunda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7" office:value-type="float" office:value="4" calcext:value-type="float">
            <text:p>4</text:p>
          </table:table-cell>
          <table:table-cell table:style-name="ce2314" table:content-validation-name="val37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616" office:value-type="float" office:value="0" calcext:value-type="float">
            <text:p>0</text:p>
          </table:table-cell>
          <table:table-cell table:style-name="Default" table:number-columns-repeated="3"/>
          <table:table-cell table:style-name="ce680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964"/>
          <table:table-cell table:style-name="ce2" office:value-type="float" office:value="1" calcext:value-type="float">
            <text:p>1</text:p>
          </table:table-cell>
          <table:table-cell table:style-name="ce2502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Fegyverkabát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7" office:value-type="float" office:value="5" calcext:value-type="float">
            <text:p>5</text:p>
          </table:table-cell>
          <table:table-cell table:style-name="ce2314" table:content-validation-name="val37" office:value-type="float" office:value="3" calcext:value-type="float">
            <text:p>3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616" office:value-type="float" office:value="0" calcext:value-type="float">
            <text:p>0</text:p>
          </table:table-cell>
          <table:table-cell table:style-name="Default" table:number-columns-repeated="3"/>
          <table:table-cell table:style-name="ce680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964"/>
          <table:table-cell table:style-name="ce2" office:value-type="float" office:value="1" calcext:value-type="float">
            <text:p>1</text:p>
          </table:table-cell>
          <table:table-cell table:style-name="ce2502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7" office:value-type="float" office:value="14" calcext:value-type="float">
            <text:p>14</text:p>
          </table:table-cell>
          <table:table-cell table:style-name="ce2314" table:content-validation-name="val37" office:value-type="float" office:value="5" calcext:value-type="float">
            <text:p>5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616" office:value-type="float" office:value="0" calcext:value-type="float">
            <text:p>0</text:p>
          </table:table-cell>
          <table:table-cell table:style-name="Default" table:number-columns-repeated="3"/>
          <table:table-cell table:style-name="ce680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964"/>
          <table:table-cell table:style-name="ce2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Lánc / Sodrony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7" office:value-type="float" office:value="15" calcext:value-type="float">
            <text:p>15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161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616" office:value-type="float" office:value="0.25" calcext:value-type="float">
            <text:p>0.25</text:p>
          </table:table-cell>
          <table:table-cell table:style-name="Default" table:number-columns-repeated="3"/>
          <table:table-cell table:style-name="ce680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964"/>
          <table:table-cell table:style-name="ce2" office:value-type="float" office:value="-1" calcext:value-type="float">
            <text:p>-1</text:p>
          </table:table-cell>
          <table:table-cell table:style-name="ce2502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Pikkely fém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7" office:value-type="float" office:value="13" calcext:value-type="float">
            <text:p>13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161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Default" table:number-columns-repeated="3"/>
          <table:table-cell table:style-name="ce680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964"/>
          <table:table-cell table:style-name="ce2" office:value-type="float" office:value="-1" calcext:value-type="float">
            <text:p>-1</text:p>
          </table:table-cell>
          <table:table-cell table:style-name="ce2502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Lemez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7" office:value-type="float" office:value="10" calcext:value-type="float">
            <text:p>10</text:p>
          </table:table-cell>
          <table:table-cell table:style-name="ce2314" table:content-validation-name="val37" office:value-type="float" office:value="10" calcext:value-type="float">
            <text:p>10</text:p>
          </table:table-cell>
          <table:table-cell table:style-name="ce161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Default" table:number-columns-repeated="3"/>
          <table:table-cell table:style-name="ce680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964"/>
          <table:table-cell table:style-name="ce2" office:value-type="float" office:value="-2" calcext:value-type="float">
            <text:p>-2</text:p>
          </table:table-cell>
          <table:table-cell table:style-name="ce2505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Default" table:number-columns-repeated="11"/>
          <table:table-cell table:style-name="ce680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964"/>
          <table:table-cell table:style-name="ce2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2"/>
          <table:table-cell table:style-name="ce680" office:value-type="float" office:value="110" calcext:value-type="float">
            <text:p>110</text:p>
          </table:table-cell>
          <table:table-cell table:style-name="ce964" table:number-columns-repeated="3"/>
          <table:table-cell table:style-name="ce680"/>
          <table:table-cell table:style-name="ce2502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2"/>
          <table:table-cell table:style-name="ce680" office:value-type="float" office:value="120" calcext:value-type="float">
            <text:p>120</text:p>
          </table:table-cell>
          <table:table-cell table:style-name="ce964" table:number-columns-repeated="3"/>
          <table:table-cell table:style-name="ce680"/>
          <table:table-cell table:style-name="ce2502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345" table:content-validation-name="val37" office:value-type="string" calcext:value-type="string">
            <text:p>Fémalapanyag</text:p>
          </table:table-cell>
          <table:table-cell table:style-name="ce2416" table:content-validation-name="val37" office:value-type="string" calcext:value-type="string">
            <text:p>SFÉ</text:p>
          </table:table-cell>
          <table:table-cell table:style-name="ce2258" table:content-validation-name="val37" office:value-type="string" calcext:value-type="string">
            <text:p>Ár szorzó</text:p>
          </table:table-cell>
          <table:table-cell table:style-name="ce2061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680" office:value-type="float" office:value="130" calcext:value-type="float">
            <text:p>130</text:p>
          </table:table-cell>
          <table:table-cell table:style-name="ce964" table:number-columns-repeated="3"/>
          <table:table-cell table:style-name="ce680"/>
          <table:table-cell table:style-name="ce2502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19" office:value-type="string" calcext:value-type="string">
            <text:p>Acél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680" office:value-type="float" office:value="140" calcext:value-type="float">
            <text:p>140</text:p>
          </table:table-cell>
          <table:table-cell table:style-name="ce964" table:number-columns-repeated="3"/>
          <table:table-cell table:style-name="ce680"/>
          <table:table-cell table:style-name="ce2502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19" office:value-type="string" calcext:value-type="string">
            <text:p>Bronz</text:p>
          </table:table-cell>
          <table:table-cell table:style-name="ce1616" office:value-type="float" office:value="-5" calcext:value-type="float">
            <text:p>-5</text:p>
          </table:table-cell>
          <table:table-cell table:style-name="ce1616" office:value-type="float" office:value="0.5" calcext:value-type="float">
            <text:p>0.5</text:p>
          </table:table-cell>
          <table:table-cell table:style-name="ce161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771"/>
          <table:table-cell/>
          <table:table-cell table:style-name="ce680" office:value-type="float" office:value="150" calcext:value-type="float">
            <text:p>150</text:p>
          </table:table-cell>
          <table:table-cell table:style-name="ce2489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680"/>
          <table:table-cell table:style-name="ce680"/>
          <table:table-cell table:style-name="ce250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19" office:value-type="string" calcext:value-type="string">
            <text:p>Abbitacél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771"/>
          <table:table-cell/>
          <table:table-cell table:style-name="ce680" office:value-type="float" office:value="160" calcext:value-type="float">
            <text:p>160</text:p>
          </table:table-cell>
          <table:table-cell table:style-name="ce964" office:value-type="string" calcext:value-type="string">
            <text:p>Jól kivehető kontúr</text:p>
          </table:table-cell>
          <table:table-cell table:style-name="ce964" table:number-columns-repeated="2"/>
          <table:table-cell table:style-name="ce2489" office:value-type="float" office:value="0" calcext:value-type="float">
            <text:p>0</text:p>
          </table:table-cell>
          <table:table-cell table:style-name="ce250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19" office:value-type="string" calcext:value-type="string">
            <text:p>Mithrill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100" calcext:value-type="float">
            <text:p>100</text:p>
          </table:table-cell>
          <table:table-cell table:style-name="ce161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771"/>
          <table:table-cell/>
          <table:table-cell table:style-name="ce680" office:value-type="float" office:value="170" calcext:value-type="float">
            <text:p>170</text:p>
          </table:table-cell>
          <table:table-cell table:style-name="ce964" office:value-type="string" calcext:value-type="string">
            <text:p>Szürkületben</text:p>
          </table:table-cell>
          <table:table-cell table:style-name="ce964" table:number-columns-repeated="2"/>
          <table:table-cell table:style-name="ce2489" office:value-type="float" office:value="1" calcext:value-type="float">
            <text:p>1</text:p>
          </table:table-cell>
          <table:table-cell table:style-name="ce2505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19" office:value-type="string" calcext:value-type="string">
            <text:p>Lunír</text:p>
          </table:table-cell>
          <table:table-cell table:style-name="ce1616" office:value-type="float" office:value="20" calcext:value-type="float">
            <text:p>20</text:p>
          </table:table-cell>
          <table:table-cell table:style-name="ce1616" office:value-type="float" office:value="1000" calcext:value-type="float">
            <text:p>1000</text:p>
          </table:table-cell>
          <table:table-cell table:style-name="ce161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771"/>
          <table:table-cell/>
          <table:table-cell table:style-name="ce680" office:value-type="float" office:value="180" calcext:value-type="float">
            <text:p>180</text:p>
          </table:table-cell>
          <table:table-cell table:style-name="ce964" office:value-type="string" calcext:value-type="string">
            <text:p>Homályos kontúr</text:p>
          </table:table-cell>
          <table:table-cell table:style-name="ce964" table:number-columns-repeated="2"/>
          <table:table-cell table:style-name="ce680" office:value-type="float" office:value="1" calcext:value-type="float">
            <text:p>1</text:p>
          </table:table-cell>
          <table:table-cell table:style-name="ce2505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771"/>
          <table:table-cell/>
          <table:table-cell table:style-name="ce680" office:value-type="float" office:value="190" calcext:value-type="float">
            <text:p>190</text:p>
          </table:table-cell>
          <table:table-cell table:style-name="ce964" office:value-type="string" calcext:value-type="string">
            <text:p>Éppen kivehető kontúr – zajos</text:p>
          </table:table-cell>
          <table:table-cell table:style-name="ce964" table:number-columns-repeated="2"/>
          <table:table-cell table:style-name="ce680" office:value-type="float" office:value="2" calcext:value-type="float">
            <text:p>2</text:p>
          </table:table-cell>
          <table:table-cell table:style-name="ce2502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771"/>
          <table:table-cell/>
          <table:table-cell table:style-name="ce680" office:value-type="float" office:value="200" calcext:value-type="float">
            <text:p>200</text:p>
          </table:table-cell>
          <table:table-cell table:style-name="ce964" office:value-type="string" calcext:value-type="string">
            <text:p>Éppen kivehető kontúr – csendes</text:p>
          </table:table-cell>
          <table:table-cell table:style-name="ce964" table:number-columns-repeated="2"/>
          <table:table-cell table:style-name="ce680" office:value-type="float" office:value="5" calcext:value-type="float">
            <text:p>5</text:p>
          </table:table-cell>
          <table:table-cell table:style-name="ce2502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771"/>
          <table:table-cell/>
          <table:table-cell table:style-name="ce964"/>
          <table:table-cell table:style-name="ce964" office:value-type="string" calcext:value-type="string">
            <text:p>Háttérrel egybeolvadó kontúr – zajos</text:p>
          </table:table-cell>
          <table:table-cell table:style-name="ce964" table:number-columns-repeated="2"/>
          <table:table-cell table:style-name="ce680" office:value-type="float" office:value="5" calcext:value-type="float">
            <text:p>5</text:p>
          </table:table-cell>
          <table:table-cell table:style-name="ce2502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4"/>
          <table:table-cell table:style-name="ce615"/>
          <table:table-cell table:number-columns-repeated="5"/>
          <table:table-cell table:style-name="ce680"/>
          <table:table-cell table:style-name="ce964" office:value-type="string" calcext:value-type="string">
            <text:p>Háttérrel egybeolvadó kontúr – csendes</text:p>
          </table:table-cell>
          <table:table-cell table:style-name="ce964" table:number-columns-repeated="2"/>
          <table:table-cell table:style-name="ce2347" office:value-type="float" office:value="99" calcext:value-type="float">
            <text:p>99</text:p>
          </table:table-cell>
          <table:table-cell table:style-name="ce2502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771"/>
          <table:table-cell table:style-name="ce615" table:number-columns-repeated="2"/>
          <table:table-cell table:number-columns-repeated="5"/>
          <table:table-cell table:style-name="ce964" table:number-columns-repeated="4"/>
          <table:table-cell table:style-name="ce680"/>
          <table:table-cell table:style-name="ce2502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29" table:content-validation-name="val219" office:value-type="string" calcext:value-type="string">
            <text:p>TÉ</text:p>
          </table:table-cell>
          <table:table-cell table:style-name="ce2440" table:content-validation-name="val219" office:value-type="string" calcext:value-type="string">
            <text:p>VÉ</text:p>
          </table:table-cell>
          <table:table-cell table:number-columns-repeated="8"/>
          <table:table-cell table:style-name="ce2489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680"/>
          <table:table-cell table:style-name="ce680"/>
          <table:table-cell table:style-name="ce250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21" table:content-validation-name="val219" table:formula="of:=VLOOKUP([.$C81];harcmodorok;2)" office:value-type="float" office:value="-9" calcext:value-type="float">
            <text:p>-9</text:p>
          </table:table-cell>
          <table:table-cell table:style-name="ce2421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489" table:number-columns-repeated="2"/>
          <table:table-cell table:style-name="ce2489" office:value-type="float" office:value="0" calcext:value-type="float">
            <text:p>0</text:p>
          </table:table-cell>
          <table:table-cell table:style-name="ce250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21" table:content-validation-name="val219" table:formula="of:=VLOOKUP([.$C82];harcmodorok;2)" office:value-type="float" office:value="3" calcext:value-type="float">
            <text:p>3</text:p>
          </table:table-cell>
          <table:table-cell table:style-name="ce2421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0" office:value-type="string" calcext:value-type="string">
            <text:p>Enyhe szél</text:p>
          </table:table-cell>
          <table:table-cell table:number-columns-repeated="2"/>
          <table:table-cell table:style-name="ce2728" office:value-type="float" office:value="1" calcext:value-type="float">
            <text:p>1</text:p>
          </table:table-cell>
          <table:table-cell table:style-name="ce2505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21" table:content-validation-name="val219" table:formula="of:=VLOOKUP([.$C83];harcmodorok;2)" office:value-type="float" office:value="6" calcext:value-type="float">
            <text:p>6</text:p>
          </table:table-cell>
          <table:table-cell table:style-name="ce2421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964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21" table:content-validation-name="val219" table:formula="of:=VLOOKUP([.$C84];harcmodorok;2)" office:value-type="float" office:value="9" calcext:value-type="float">
            <text:p>9</text:p>
          </table:table-cell>
          <table:table-cell table:style-name="ce2421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632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964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964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3"/>
          <table:table-cell table:style-name="ce964" table:number-columns-repeated="3"/>
          <table:table-cell table:style-name="ce680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35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29" table:content-validation-name="val118" office:value-type="string" calcext:value-type="string">
            <text:p>TÉ</text:p>
          </table:table-cell>
          <table:table-cell table:style-name="ce2440" table:content-validation-name="val118" office:value-type="string" calcext:value-type="string">
            <text:p>VÉ</text:p>
          </table:table-cell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21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421" office:value-type="float" office:value="6" calcext:value-type="float">
            <text:p>6</text:p>
          </table:table-cell>
          <table:table-cell table:number-columns-repeated="2" table:style-name="ce2421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421" office:value-type="float" office:value="9" calcext:value-type="float">
            <text:p>9</text:p>
          </table:table-cell>
          <table:table-cell table:number-columns-repeated="2" table:style-name="ce2421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6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7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Default" table:number-columns-repeated="11"/>
          <table:table-cell table:number-columns-repeated="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/>
          <table:table-cell table:style-name="ce788" table:number-columns-repeated="2"/>
          <table:table-cell table:style-name="Default" table:number-columns-repeated="4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/>
          <table:table-cell table:style-name="ce788"/>
          <table:table-cell table:number-columns-repeated="15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/>
          <table:table-cell table:style-name="ce788"/>
          <table:table-cell table:number-columns-repeated="15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/>
          <table:table-cell table:style-name="ce788"/>
          <table:table-cell table:number-columns-repeated="15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1290"/>
          <table:table-cell table:style-name="ce30"/>
          <table:table-cell table:style-name="ce1290" table:number-columns-repeated="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1290" table:number-columns-repeated="5"/>
          <table:table-cell table:number-columns-repeated="9"/>
          <table:table-cell table:style-name="ce30" table:number-columns-repeated="16351"/>
        </table:table-row>
        <table:table-row table:style-name="ro5" table:number-rows-repeated="2">
          <table:table-cell table:number-columns-repeated="18"/>
          <table:table-cell table:style-name="ce1290" table:number-columns-repeated="3"/>
          <table:table-cell table:number-columns-repeated="12"/>
          <table:table-cell table:style-name="ce30" table:number-columns-repeated="16351"/>
        </table:table-row>
        <table:table-row table:style-name="ro5">
          <table:table-cell table:number-columns-repeated="18"/>
          <table:table-cell table:style-name="ce1290"/>
          <table:table-cell/>
          <table:table-cell table:style-name="ce1290"/>
          <table:table-cell table:number-columns-repeated="12"/>
          <table:table-cell table:style-name="ce30" table:number-columns-repeated="16351"/>
        </table:table-row>
        <table:table-row table:style-name="ro5">
          <table:table-cell table:number-columns-repeated="18"/>
          <table:table-cell table:style-name="ce1290"/>
          <table:table-cell table:number-columns-repeated="14"/>
          <table:table-cell table:style-name="ce30" table:number-columns-repeated="16351"/>
        </table:table-row>
        <table:table-row table:style-name="ro5" table:number-rows-repeated="3">
          <table:table-cell table:number-columns-repeated="33"/>
          <table:table-cell table:style-name="ce30" table:number-columns-repeated="16351"/>
        </table:table-row>
        <table:table-row table:style-name="ro8">
          <table:table-cell/>
          <table:table-cell table:style-name="ce2651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5">
          <table:table-cell/>
          <table:table-cell table:style-name="ce2652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5" table:number-rows-repeated="30">
          <table:table-cell table:number-columns-repeated="33"/>
          <table:table-cell table:style-name="ce30" table:number-columns-repeated="16351"/>
        </table:table-row>
        <table:table-row table:style-name="ro5" table:number-rows-repeated="2">
          <table:table-cell table:style-name="ce2155"/>
          <table:table-cell table:number-columns-repeated="4"/>
          <table:table-cell table:style-name="ce2443"/>
          <table:table-cell table:style-name="ce2" table:number-columns-repeated="3"/>
          <table:table-cell table:number-columns-repeated="24"/>
          <table:table-cell table:style-name="ce30" table:number-columns-repeated="16351"/>
        </table:table-row>
        <table:table-row table:style-name="ro5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443"/>
          <table:table-cell table:style-name="ce2" table:number-columns-repeated="3"/>
          <table:table-cell table:number-columns-repeated="3"/>
          <table:table-cell table:style-name="ce2540"/>
          <table:table-cell table:number-columns-repeated="20"/>
          <table:table-cell table:style-name="ce30" table:number-columns-repeated="16351"/>
        </table:table-row>
        <table:table-row table:style-name="ro5" table:number-rows-repeated="9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443"/>
          <table:table-cell table:style-name="ce2" table:number-columns-repeated="6"/>
          <table:table-cell table:style-name="ce2540"/>
          <table:table-cell table:number-columns-repeated="20"/>
          <table:table-cell table:style-name="ce30" table:number-columns-repeated="16351"/>
        </table:table-row>
        <table:table-row table:style-name="ro5" table:number-rows-repeated="65294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443"/>
          <table:table-cell table:style-name="ce2" table:number-columns-repeated="6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5" table:number-rows-repeated="2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number-columns-repeated="4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5" table:number-rows-repeated="2">
          <table:table-cell table:number-columns-repeated="9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5">
          <table:table-cell table:number-columns-repeated="9"/>
          <table:table-cell table:style-name="ce2" table:number-columns-repeated="3"/>
          <table:table-cell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5" table:number-rows-repeated="9">
          <table:table-cell table:number-columns-repeated="13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5" table:number-rows-repeated="983090">
          <table:table-cell table:number-columns-repeated="33"/>
          <table:table-cell table:style-name="ce30" table:number-columns-repeated="16351"/>
        </table:table-row>
        <table:table-row table:style-name="ro5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1" table:default-cell-style-name="ce30"/>
        <table:table-column table:style-name="co5" table:number-columns-repeated="2" table:default-cell-style-name="ce854"/>
        <table:table-column table:style-name="co5" table:number-columns-repeated="16381"/>
        <table:table-row table:style-name="ro5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  <table:table-row table:style-name="ro5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854" table:number-columns-repeated="16381"/>
        </table:table-row>
        <table:table-row table:style-name="ro51">
          <table:table-cell table:style-name="ce262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  <table:table-row table:style-name="ro8">
          <table:table-cell table:style-name="ce265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241"/>
          <table:table-cell table:style-name="ce1290"/>
          <table:table-cell table:style-name="ce854" table:number-columns-repeated="16381"/>
        </table:table-row>
        <table:table-row table:style-name="ro40">
          <table:table-cell table:style-name="ce2652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0" table:number-columns-repeated="2"/>
          <table:table-cell table:style-name="ce854" table:number-columns-repeated="16381"/>
        </table:table-row>
        <table:table-row table:style-name="ro5" table:number-rows-repeated="1048567">
          <table:table-cell table:number-columns-repeated="3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family-generic="swiss" style:font-pitch="variable"/>
    <style:font-face style:name="Avenir5" svg:font-family="Avenir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 style:data-style-name="N2" text:time-value="10:49:33.861362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27T11:05:46.880875900</dc:date>
    <meta:editing-cycles>1495</meta:editing-cycles>
    <meta:editing-duration>P13DT6H19M21S</meta:editing-duration>
    <meta:document-statistic meta:table-count="12" meta:cell-count="5185" meta:object-count="0"/>
    <meta:user-defined meta:name="Author">Fekete Bálint (Kaktusztea, Ailtas)</meta:user-defined>
    <meta:user-defined meta:name="Szerepjáték">Szilánk RPG</meta:user-defined>
  </office:meta>
</office:document-meta>
</file>